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1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7">
      <style:table-properties fo:margin-left="-0.141cm" style:width="14.314cm" table:align="left"/>
    </style:style>
    <style:style style:family="table-column" style:name="Tableau17.A">
      <style:table-column-properties style:column-width="2.263cm"/>
    </style:style>
    <style:style style:family="table-column" style:name="Tableau17.B">
      <style:table-column-properties style:column-width="12.051cm"/>
    </style:style>
    <style:style style:family="table-cell" style:name="Tableau17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7.B1">
      <style:table-cell-properties fo:border="0.05pt solid #000000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style="normal" fo:font-weight="bold" style:font-name="Calibri1" style:font-size-asian="10pt" style:font-size-complex="12pt" style:font-style-asian="normal" style:font-style-complex="normal" style:font-weight-asian="bold" style:font-weight-complex="bold"/>
    </style:style>
    <style:style style:family="paragraph" style:name="P5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style:font-name="Calibri1"/>
    </style:style>
    <style:style style:family="paragraph" style:name="P7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8" style:parent-style-name="Standard">
      <style:text-properties fo:font-size="12pt" style:font-name="Calibri1" style:font-size-asian="12pt" style:font-size-complex="12pt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10" style:parent-style-name="Standard"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6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7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9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20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1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2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4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5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text-properties fo:color="#0070c0" fo:font-size="9pt" style:font-name="Calibri1" style:font-size-asian="9pt" style:font-size-complex="9pt"/>
    </style:style>
    <style:style style:family="paragraph" style:name="P28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9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30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31" style:parent-style-name="UrbanTitle">
      <style:paragraph-properties fo:text-align="start" style:justify-single-word="false"/>
      <style:text-properties fo:font-size="12pt" style:font-name="Calibri1" style:font-size-asian="12pt" style:font-size-complex="12pt" style:text-underline-style="none"/>
    </style:style>
    <style:style style:family="paragraph" style:name="P32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3" style:parent-style-name="UrbanTitle">
      <style:text-properties fo:font-size="12pt" fo:font-weight="normal" officeooo:paragraph-rsid="0019bfff" style:font-name="Calibri1" style:font-size-asian="12pt" style:font-size-complex="12pt" style:font-weight-asian="normal" style:font-weight-complex="normal" style:text-underline-style="none"/>
    </style:style>
    <style:style style:family="paragraph" style:name="P34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6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7" style:parent-style-name="UrbanBody_20_">
      <style:paragraph-properties fo:line-height="150%" fo:text-align="start" style:justify-single-word="false"/>
      <style:text-properties fo:font-size="10pt" fo:font-weight="bold" style:font-name="Calibri1" style:font-size-asian="10pt" style:font-size-complex="10pt" style:font-weight-asian="bold"/>
    </style:style>
    <style:style style:family="paragraph" style:name="P38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9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UrbanBody_20_">
      <style:text-properties fo:font-size="10pt" style:font-name="Calibri1" style:font-size-asian="10pt" style:font-size-complex="10pt"/>
    </style:style>
    <style:style style:family="paragraph" style:name="P42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43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44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5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center" style:justify-single-word="false"/>
      <style:text-properties fo:font-size="10pt" fo:font-style="normal" fo:font-weight="normal" officeooo:paragraph-rsid="001966b1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7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Calibri1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Calibri1" style:font-size-asian="9.5pt" style:font-size-complex="9.5pt"/>
    </style:style>
    <style:style style:family="paragraph" style:name="P52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53" style:parent-style-name="UrbanBody_20_">
      <style:text-properties fo:font-size="9pt" style:font-name="Calibri1" style:font-size-asian="9pt" style:font-size-complex="9pt"/>
    </style:style>
    <style:style style:family="paragraph" style:name="P54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5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7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8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9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60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61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62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3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4" style:parent-style-name="UrbanBody_20_">
      <style:paragraph-properties fo:margin-left="0.002cm" fo:margin-right="-0.335cm" fo:text-indent="0cm" style:auto-text-indent="false"/>
      <style:text-properties fo:font-size="9pt" style:font-name="Calibri1" style:font-size-asian="9pt" style:font-size-complex="9pt"/>
    </style:style>
    <style:style style:family="paragraph" style:name="P65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7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normal" style:font-size-complex="10pt" style:font-weight-asian="normal" style:font-weight-complex="normal"/>
    </style:style>
    <style:style style:family="text" style:name="T12">
      <style:text-properties fo:background-color="transparent" fo:font-weight="normal" loext:char-shading-value="0" style:font-weight-asian="normal" style:font-weight-complex="norm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5">
      <style:text-properties fo:font-weight="bold" style:font-weight-asian="bold" style:text-underline-color="font-color" style:text-underline-style="solid" style:text-underline-width="auto"/>
    </style:style>
    <style:style style:family="text" style:name="T16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20">
      <style:text-properties fo:background-color="transparent" loext:char-shading-value="0" style:text-underline-color="font-color" style:text-underline-style="solid" style:text-underline-width="auto"/>
    </style:style>
    <style:style style:family="text" style:name="T21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3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4">
      <style:text-properties fo:font-weight="bold" style:font-weight-asian="bold" style:use-window-font-color="true"/>
    </style:style>
    <style:style style:family="text" style:name="T25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7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8">
      <style:text-properties fo:font-style="italic" style:font-style-asian="italic" style:text-underline-color="font-color" style:text-underline-style="solid" style:text-underline-width="auto"/>
    </style:style>
    <style:style style:family="text" style:name="T29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0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1">
      <style:text-properties fo:background-color="transparent" fo:font-style="italic" fo:font-weight="bold" loext:char-shading-value="0" style:font-style-asian="italic" style:font-weight-asian="bold"/>
    </style:style>
    <style:style style:family="text" style:name="T32">
      <style:text-properties fo:font-style="italic" style:font-style-asian="italic"/>
    </style:style>
    <style:style style:family="text" style:name="T33">
      <style:text-properties fo:font-size="9pt" style:font-size-asian="9pt" style:font-size-complex="9pt"/>
    </style:style>
    <style:style style:family="text" style:name="T34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5">
      <style:text-properties fo:font-size="10.5pt" style:font-size-asian="10.5pt" style:font-size-complex="10.5pt"/>
    </style:style>
    <style:style style:family="text" style:name="T36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37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9">
      <style:text-properties fo:text-transform="uppercase"/>
    </style:style>
    <style:style style:family="text" style:name="T40">
      <style:text-properties fo:font-weight="bold" fo:text-transform="uppercase" style:font-weight-asian="bold"/>
    </style:style>
    <style:style style:family="text" style:name="T41">
      <style:text-properties fo:font-size="12pt" fo:font-weight="bold" fo:text-transform="uppercase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text" style:name="T42">
      <style:text-properties fo:text-transform="uppercase" style:text-underline-style="none"/>
    </style:style>
    <style:style style:family="text" style:name="T43">
      <style:text-properties fo:font-weight="bold" fo:text-transform="uppercase" style:font-weight-asian="bold" style:font-weight-complex="bold" style:text-underline-color="font-color" style:text-underline-style="solid" style:text-underline-width="auto"/>
    </style:style>
    <style:style style:family="text" style:name="T44">
      <style:text-properties fo:font-variant="small-caps"/>
    </style:style>
    <style:style style:family="text" style:name="T45">
      <style:text-properties fo:font-size="10pt" fo:font-weight="bold" style:font-size-asian="10pt" style:font-size-complex="10pt" style:font-weight-asian="bold" style:font-weight-complex="bold"/>
    </style:style>
    <style:style style:family="text" style:name="T46">
      <style:text-properties fo:font-size="10pt" style:font-size-asian="10pt"/>
    </style:style>
    <style:style style:family="text" style:name="T47">
      <style:text-properties fo:font-size="10pt" fo:font-weight="normal" style:font-size-asian="10pt" style:font-size-complex="10pt" style:font-weight-asian="normal" style:font-weight-complex="normal"/>
    </style:style>
    <style:style style:family="text" style:name="T48">
      <style:text-properties fo:color="#00b050"/>
    </style:style>
    <style:style style:family="text" style:name="T49">
      <style:text-properties fo:color="#00b050" fo:font-weight="bold" style:font-weight-asian="bold"/>
    </style:style>
    <style:style style:family="text" style:name="T50">
      <style:text-properties fo:color="#00b050" style:text-underline-color="font-color" style:text-underline-style="solid" style:text-underline-width="auto"/>
    </style:style>
    <style:style style:family="text" style:name="T51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2">
      <style:text-properties fo:color="#00b050" fo:font-style="normal" fo:font-weight="bold" style:font-style-asian="normal" style:font-style-complex="normal" style:font-weight-asian="bold"/>
    </style:style>
    <style:style style:family="text" style:name="T53">
      <style:text-properties fo:color="#00b050" style:text-underline-style="none"/>
    </style:style>
    <style:style style:family="text" style:name="T54">
      <style:text-properties fo:color="#00b050" fo:font-weight="bold" style:font-weight-asian="bold" style:text-underline-style="none"/>
    </style:style>
    <style:style style:family="text" style:name="T55">
      <style:text-properties fo:color="#00b050" fo:font-style="italic" style:font-style-asian="italic"/>
    </style:style>
    <style:style style:family="text" style:name="T56">
      <style:text-properties fo:color="#0070c0"/>
    </style:style>
    <style:style style:family="text" style:name="T57">
      <style:text-properties fo:color="#0070c0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9">
      <style:text-properties fo:color="#0070c0" fo:font-weight="bold" style:font-weight-asian="bold"/>
    </style:style>
    <style:style style:family="text" style:name="T60">
      <style:text-properties fo:color="#0070c0" fo:font-style="italic" style:font-style-asian="italic"/>
    </style:style>
    <style:style style:family="text" style:name="T61">
      <style:text-properties fo:color="#0070c0" fo:font-weight="normal" style:font-weight-asian="normal" style:font-weight-complex="normal"/>
    </style:style>
    <style:style style:family="text" style:name="T62">
      <style:text-properties fo:color="#e36c0a"/>
    </style:style>
    <style:style style:family="text" style:name="T63">
      <style:text-properties fo:color="#e36c0a" fo:font-weight="bold" style:font-weight-asian="bold"/>
    </style:style>
    <style:style style:family="text" style:name="T64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5">
      <style:text-properties style:font-size-complex="10pt"/>
    </style:style>
    <style:style style:family="text" style:name="T66">
      <style:text-properties fo:background-color="transparent" loext:char-shading-value="0"/>
    </style:style>
    <style:style style:family="text" style:name="T6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8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current-state="checked" form:id="control1" form:image-position="center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name="Case à cocher 3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name="Case à cocher 9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name="Case à cocher 9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8" form:image-position="center" form:name="Case à cocher 9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3" form:image-position="center" form:name="Case à cocher 9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name="Case à cocher 9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5" form:image-position="center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name="Case à cocher 8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name="Case à cocher 7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name="Case à cocher 9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name="Case à cocher 9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name="Case à cocher 9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name="Case à cocher 9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name="Case à cocher 7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name="Case à cocher 8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4" form:image-position="center" form:name="Case à cocher 10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name="Case à cocher 11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6" form:image-position="center" form:name="Case à cocher 11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name="Case à cocher 22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name="Case à cocher 2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name="Case à cocher 2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name="Case à cocher 2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name="Case à cocher 24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2" form:image-position="center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label="Case à cocher" form:name="Case à cocher 17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label="Case à cocher" form:name="Case à cocher 17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label="Case à cocher" form:name="Case à cocher 17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label="Case à cocher" form:name="Case à cocher 17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label="Case à cocher" form:name="Case à cocher 17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label="Case à cocher" form:name="Case à cocher 17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label="Case à cocher" form:name="Case à cocher 17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2" form:image-position="center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name="Case à cocher 6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name="Case à cocher 25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name="Case à cocher 25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6" form:image-position="center" form:name="Case à cocher 25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name="Case à cocher 25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8" form:image-position="center" form:name="Case à cocher 25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name="Case à cocher 25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3" form:image-position="center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label="Case à cocher" form:name="Case à cocher 17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8" form:image-position="center" form:name="Case à cocher 16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label="Case à cocher" form:name="Case à cocher 17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label="Case à cocher" form:name="Case à cocher 17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2" form:image-position="center" form:label="Case à cocher" form:name="Case à cocher 17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3" form:image-position="center" form:label="Case à cocher" form:name="Case à cocher 17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4" form:image-position="center" form:label="Case à cocher" form:name="Case à cocher 17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5" form:image-position="center" form:label="Case à cocher" form:name="Case à cocher 17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name="Case à cocher 16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name="Case à cocher 16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name="Case à cocher 16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name="Case à cocher 16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0" form:image-position="center" form:name="Case à cocher 16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1" form:image-position="center" form:name="Case à cocher 1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2" form:image-position="center" form:label="Case à cocher" form:name="Case à cocher 1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3" form:image-position="center" form:name="Case à cocher 16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name="Case à cocher 16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name="Case à cocher 16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6" form:image-position="center" form:name="Case à cocher 16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name="Case à cocher 1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name="Case à cocher 16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9" form:image-position="center" form:name="Case à cocher 16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0" form:image-position="center" form:name="Case à cocher 16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1" form:image-position="center" form:name="Case à cocher 16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2" form:image-position="center" form:name="Case à cocher 31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3" form:image-position="center" form:name="Case à cocher 22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4" form:image-position="center" form:name="Case à cocher 21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5" form:image-position="center" form:name="Case à cocher 39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6" form:image-position="center" form:name="Case à cocher 38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name="Case à cocher 3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name="Case à cocher 37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name="Case à cocher 34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name="Case à cocher 35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1" form:image-position="center" form:name="Case à cocher 33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name="Case à cocher 32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name="Case à cocher 26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name="Case à cocher 30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name="Case à cocher 20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name="Case à cocher 1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7" form:image-position="center" form:name="Case à cocher 2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8" form:image-position="center" form:name="Case à cocher 28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name="Case à cocher 1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name="Case à cocher 27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name="Case à cocher 14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name="Case à cocher 15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name="Case à cocher 13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4" form:image-position="center" form:name="Case à cocher 4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5" form:image-position="center" form:name="Case à cocher 12" xml:id="control1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6" form:image-position="center" form:name="Case à cocher 4" xml:id="control1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7" form:image-position="center" form:name="Case à cocher 6" xml:id="control1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8" form:image-position="center" form:name="Case à cocher 6" xml:id="control1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9" form:image-position="center" form:name="Case à cocher 6" xml:id="control1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0" form:image-position="center" form:name="Case à cocher 6" xml:id="control1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 / </text:span><text:span text:style-name="T36"><text:text-input text:description="">tool.getCurrentFolderManagerInitials()</text:text-input></text:span> <text:s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5"><draw:control draw:control="control81" draw:style-name="gr2" draw:text-style-name="P67" draw:z-index="80" svg:height="0.32cm" svg:width="0.331cm" svg:y="-0.302cm" text:anchor-type="as-char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5"><draw:control draw:control="control80" draw:style-name="gr2" draw:text-style-name="P67" draw:z-index="79" svg:height="0.32cm" svg:width="0.331cm" svg:y="-0.302cm" text:anchor-type="as-char"/>envoi avec le <text:span text:style-name="T13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5"><draw:control draw:control="control82" draw:style-name="gr2" draw:text-style-name="P67" draw:z-index="81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draw:control="control104" draw:style-name="gr2" draw:text-style-name="P67" draw:z-index="103" svg:height="0.32cm" svg:width="0.331cm" svg:y="-0.302cm" text:anchor-type="as-char"/></text:span><text:span text:style-name="T24"> 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draw:control="control103" draw:style-name="gr2" draw:text-style-name="P67" draw:z-index="102" svg:height="0.32cm" svg:width="0.331cm" svg:y="-0.302cm" text:anchor-type="as-char"/></text:span><text:span text:style-name="T26"> </text:span><text:span text:style-name="T27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6">N.B. : un « primo dossier » avait déjà été envoyé : <draw:control draw:control="control101" draw:style-name="gr2" draw:text-style-name="P67" draw:z-index="100" svg:height="0.32cm" svg:width="0.331cm" svg:y="-0.302cm" text:anchor-type="as-char"/><text:span text:style-name="T10">oui <text:s text:c="3"/></text:span><text:span text:style-name="T10"><draw:control draw:control="control102" draw:style-name="gr2" draw:text-style-name="P67" draw:z-index="101" svg:height="0.32cm" svg:width="0.331cm" svg:y="-0.302cm" text:anchor-type="as-char"/></text:span><text:span text:style-name="T10"> 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10"><text:span text:style-name="T49"><office:annotation><dc:creator>Auteur inconnu</dc:creator><dc:date>2017-05-16T10:02:36</dc:date><text:p text:style-name="P66"><text:span text:style-name="T67">do text if not licence_helper.folderCategory.count('UCP')</text:span></text:p></office:annotation></text:span><text:span text:style-name="T49"><draw:control draw:control="control63" draw:style-name="gr2" draw:text-style-name="P67" draw:z-index="62" svg:height="0.32cm" svg:width="0.331cm" svg:y="-0.302cm" text:anchor-type="as-char"/></text:span><text:span text:style-name="T49"> 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6"><text:span text:style-name="T67">do text if licence_helper.folderCategory.count('UCP')</text:span></text:p></office:annotation></text:span><text:span text:style-name="T51"><draw:control draw:control="control95" draw:style-name="gr2" draw:text-style-name="P67" draw:z-index="94" svg:height="0.32cm" svg:width="0.331cm" svg:y="-0.302cm" text:anchor-type="as-char"/></text:span><text:span text:style-name="T54"> UFD</text:span><text:span text:style-name="T53">: permis d'urbanisme </text:span><text:span text:style-name="T50">délivré par le FD</text:span></text:p>
            <text:p text:style-name="P10"><text:span text:style-name="T49"><draw:control draw:control="control62" draw:style-name="gr2" draw:text-style-name="P67" draw:z-index="61" svg:height="0.32cm" svg:width="0.331cm" svg:y="-0.302cm" text:anchor-type="as-char"/></text:span><text:span text:style-name="T49"> 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draw:control="control64" draw:style-name="gr2" draw:text-style-name="P67" draw:z-index="63" svg:height="0.32cm" svg:width="0.331cm" svg:y="-0.302cm" text:anchor-type="as-char"/></text:span><text:span text:style-name="T49"> 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draw:control="control65" draw:style-name="gr2" draw:text-style-name="P67" draw:z-index="64" svg:height="0.32cm" svg:width="0.331cm" svg:y="-0.302cm" text:anchor-type="as-char"/></text:span><text:span text:style-name="T5"> 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draw:control="control66" draw:style-name="gr2" draw:text-style-name="P67" draw:z-index="65" svg:height="0.32cm" svg:width="0.331cm" svg:y="-0.302cm" text:anchor-type="as-char"/></text:span><text:span text:style-name="T5"> DIV</text:span> : autre demande <text:s text:c="19"/></text:p>
            <text:p text:style-name="P10"><text:bookmark text:name="Unknown6"/><text:span text:style-name="T5"><draw:control draw:control="control67" draw:style-name="gr2" draw:text-style-name="P67" draw:z-index="66" svg:height="0.32cm" svg:width="0.331cm" svg:y="-0.302cm" text:anchor-type="as-char"/></text:span><text:span text:style-name="T5"> BCX :</text:span> dossiers contentieux</text:p>
            <text:p text:style-name="P11"><text:span text:style-name="T5"><draw:control draw:control="control68" draw:style-name="gr2" draw:text-style-name="P67" draw:z-index="67" svg:height="0.32cm" svg:width="0.331cm" svg:y="-0.302cm" text:anchor-type="as-char"/></text:span><text:span text:style-name="T5"> 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draw:control="control69" draw:style-name="gr2" draw:text-style-name="P67" draw:z-index="68" svg:height="0.32cm" svg:width="0.331cm" svg:y="-0.302cm" text:anchor-type="as-char"/></text:span><text:span text:style-name="T63"> PIC/PIUR</text:span><text:span text:style-name="T62"> : avec Urbanisme se</text:span></text:p>
            <text:p text:style-name="P11"><text:span text:style-name="T63"><draw:control draw:control="control70" draw:style-name="gr2" draw:text-style-name="P67" draw:z-index="69" svg:height="0.32cm" svg:width="0.331cm" svg:y="-0.302cm" text:anchor-type="as-char"/></text:span><text:span text:style-name="T63"> PIC/PIEN</text:span><text:span text:style-name="T62"> : avec Environnement seul </text:span></text:p>
            <text:p text:style-name="P11"><text:span text:style-name="T62"><draw:control draw:control="control71" draw:style-name="gr2" draw:text-style-name="P67" draw:z-index="70" svg:height="0.32cm" svg:width="0.331cm" svg:y="-0.302cm" text:anchor-type="as-char"/></text:span><text:span text:style-name="T62"> </text:span><text:span text:style-name="T63">PIC/PIUN </text:span><text:span text:style-name="T62">: Unique (= Urba.+ Envir.)</text:span></text:p>
          </table:table-cell>
          <table:table-cell office:value-type="string" table:style-name="Tableau10.B1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6"><text:span text:style-name="T67">do text if not licence_helper.folderCategory.count('UCO:')</text:span></text:p></office:annotation><draw:control draw:control="control72" draw:style-name="gr2" draw:text-style-name="P67" draw:z-index="71" svg:height="0.32cm" svg:width="0.331cm" svg:y="-0.302cm" text:anchor-type="as-char"/> 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6"><text:span text:style-name="T67">do text if licence_helper.folderCategory.count('UCO:')</text:span></text:p></office:annotation></text:span><text:span text:style-name="T56"><draw:control draw:control="control90" draw:style-name="gr2" draw:text-style-name="P67" draw:z-index="89" svg:height="0.32cm" svg:width="0.331cm" svg:y="-0.302cm" text:anchor-type="as-char"/></text:span><text:span text:style-name="T56"> 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6"><text:span text:style-name="T67">do text if not licence_helper.folderCategory.count('UCO/D')</text:span></text:p></office:annotation><draw:control draw:control="control73" draw:style-name="gr2" draw:text-style-name="P67" draw:z-index="72" svg:height="0.32cm" svg:width="0.331cm" svg:y="-0.302cm" text:anchor-type="as-char"/> 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6"><text:span text:style-name="T67">do text if licence_helper.folderCategory.count('UCO/D')</text:span></text:p></office:annotation></text:span><text:span text:style-name="T56"><draw:control draw:control="control91" draw:style-name="gr2" draw:text-style-name="P67" draw:z-index="90" svg:height="0.32cm" svg:width="0.331cm" svg:y="-0.302cm" text:anchor-type="as-char"/></text:span><text:span text:style-name="T56"> 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draw:control="control74" draw:style-name="gr2" draw:text-style-name="P67" draw:z-index="73" svg:height="0.32cm" svg:width="0.331cm" svg:y="-0.302cm" text:anchor-type="as-char"/> 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6"><text:span text:style-name="T67">do text if not licence_helper.folderCategory.count('UCO/A')</text:span></text:p></office:annotation></text:span><text:span text:style-name="T8"><draw:control draw:control="control75" draw:style-name="gr2" draw:text-style-name="P67" draw:z-index="74" svg:height="0.32cm" svg:width="0.331cm" svg:y="-0.302cm" text:anchor-type="as-char"/></text:span><text:span text:style-name="T8"> 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6"><text:span text:style-name="T67">do text if licence_helper.folderCategory.count('UCO/A')</text:span></text:p></office:annotation></text:span><text:span text:style-name="T8"><draw:control draw:control="control92" draw:style-name="gr2" draw:text-style-name="P67" draw:z-index="91" svg:height="0.32cm" svg:width="0.331cm" svg:y="-0.302cm" text:anchor-type="as-char"/></text:span><text:span text:style-name="T8"> 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6"><text:span text:style-name="T67">do text if not licence_helper.folderCategory.count('UCO/PD')</text:span></text:p></office:annotation></text:span><text:span text:style-name="T8"><draw:control draw:control="control76" draw:style-name="gr2" draw:text-style-name="P67" draw:z-index="75" svg:height="0.32cm" svg:width="0.331cm" svg:y="-0.302cm" text:anchor-type="as-char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6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draw:control="control93" draw:style-name="gr2" draw:text-style-name="P67" draw:z-index="92" svg:height="0.32cm" svg:width="0.331cm" svg:y="-0.302cm" text:anchor-type="as-char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draw:control="control77" draw:style-name="gr2" draw:text-style-name="P67" draw:z-index="76" svg:height="0.32cm" svg:width="0.331cm" svg:y="-0.302cm" text:anchor-type="as-char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draw:control="control94" draw:style-name="gr2" draw:text-style-name="P67" draw:z-index="93" svg:height="0.32cm" svg:width="0.331cm" svg:y="-0.302cm" text:anchor-type="as-char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draw:control="control78" draw:style-name="gr2" draw:text-style-name="P67" draw:z-index="77" svg:height="0.32cm" svg:width="0.331cm" svg:y="-0.302cm" text:anchor-type="as-char"/></text:span><text:span text:style-name="T8"> LCO/PD: permis </text:span><text:span text:style-name="T31">d'urbanisation </text:span><text:span text:style-name="T17">direct</text:span></text:p>
            <text:p text:style-name="P12"><text:span text:style-name="T19"><draw:control draw:control="control79" draw:style-name="gr2" draw:text-style-name="P67" draw:z-index="78" svg:height="0.32cm" svg:width="0.331cm" svg:y="-0.302cm" text:anchor-type="as-char"/></text:span><text:span text:style-name="T4"> 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12"><text:span text:style-name="T40">Demandeur </text:span>: nom, prénom</text:p>
          </table:table-cell>
          <table:table-cell office:value-type="string" table:number-columns-spanned="6" table:style-name="Tableau11.B1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4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office:value-type="string" table:number-columns-spanned="6" table:style-name="Tableau11.B2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40">OBJET</text:span> de la demande : </text:p>
          </table:table-cell>
          <table:table-cell office:value-type="string" table:number-columns-spanned="6" table:style-name="Tableau11.B2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39">Auteur de projet</text:span> : nom</text:p>
          </table:table-cell>
          <table:table-cell office:value-type="string" table:number-columns-spanned="6" table:style-name="Tableau11.B2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20"/>
            <text:p text:style-name="P20"/>
            <text:p text:style-name="P10"/>
          </table:table-cell>
          <table:covered-table-cell/>
          <table:table-cell office:value-type="string" table:number-columns-spanned="2" table:style-name="Tableau11.B5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30 jours' in licence_helper.annoncedDelay</text:span></text:p></office:annotation><text:span text:style-name="T6"><draw:control draw:control="control96" draw:style-name="gr1" draw:text-style-name="P67" draw:z-index="95" svg:height="0.399cm" svg:width="0.447cm" text:anchor-type="as-char"/></text:span> 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75 jours' in licence_helper.annoncedDelay</text:span></text:p></office:annotation><text:span text:style-name="T6"><draw:control draw:control="control97" draw:style-name="gr1" draw:text-style-name="P67" draw:z-index="96" svg:height="0.399cm" svg:width="0.447cm" text:anchor-type="as-char"/></text:span> 7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text:span text:style-name="T6"><draw:control draw:control="control98" draw:style-name="gr1" draw:text-style-name="P67" draw:z-index="97" svg:height="0.399cm" svg:width="0.447cm" text:anchor-type="as-char"/></text:span> 11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4" draw:style-name="gr1" draw:text-style-name="P67" draw:z-index="113" svg:height="0.399cm" svg:width="0.447cm" text:anchor-type="as-char"/></text:span> 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5" draw:style-name="gr1" draw:text-style-name="P67" draw:z-index="114" svg:height="0.399cm" svg:width="0.447cm" text:anchor-type="as-char"/></text:span> 7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13" draw:style-name="gr1" draw:text-style-name="P67" draw:z-index="112" svg:height="0.399cm" svg:width="0.447cm" text:anchor-type="as-char"/></text:span><text:span text:style-name="T10"> 115 jours</text:span></text:p>
          </table:table-cell>
          <table:covered-table-cell/>
          <table:table-cell office:value-type="string" table:number-columns-spanned="2" table:style-name="Tableau11.F5">
            <text:p text:style-name="P28"/>
            <text:p text:style-name="P19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draw:control="control112" draw:style-name="gr2" draw:text-style-name="P67" draw:z-index="111" svg:height="0.32cm" svg:width="0.331cm" svg:y="-0.302cm" text:anchor-type="as-char"/></text:span><text:span text:style-name="T24"> 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draw:control="control105" draw:style-name="gr2" draw:text-style-name="P67" draw:z-index="104" svg:height="0.32cm" svg:width="0.331cm" svg:y="-0.302cm" text:anchor-type="as-char"/></text:span><text:span text:style-name="T26"> 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0" draw:style-name="gr1" draw:text-style-name="P67" draw:z-index="109" svg:height="0.399cm" svg:width="0.447cm" text:anchor-type="as-char"/></text:span> 6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1" draw:style-name="gr1" draw:text-style-name="P67" draw:z-index="110" svg:height="0.399cm" svg:width="0.447cm" text:anchor-type="as-char"/></text:span> 10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09" draw:style-name="gr1" draw:text-style-name="P67" draw:z-index="108" svg:height="0.399cm" svg:width="0.447cm" text:anchor-type="as-char"/></text:span><text:span text:style-name="T10"> 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12">Autres dossiers connus sur le bien</text:p>
          </table:table-cell>
          <table:table-cell office:value-type="string" table:number-columns-spanned="6" table:style-name="Tableau11.B7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5">Zonage au plan de secteur</text:p>
          </table:table-cell>
          <table:table-cell office:value-type="string" table:number-columns-spanned="6" table:style-name="Tableau11.B2">
            <text:p text:style-name="P53"><office:annotation><dc:creator>sde </dc:creator><dc:date>2011-08-04T13:57:24</dc:date><text:p text:style-name="P66"><text:span text:style-name="T71">do row for folderZoneValue in self.getValuesForTemplate('folderZone')</text:span></text:p></office:annotation><draw:control draw:control="control122" draw:style-name="gr1" draw:text-style-name="P67" draw:z-index="121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L’objet de la demande est dans  : </text:p>
          </table:table-cell>
          <table:table-cell office:value-type="string" table:number-columns-spanned="6" table:style-name="Tableau11.B2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7">Avec <text:span text:style-name="T39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3"><office:annotation><dc:creator>Auteur inconnu</dc:creator><dc:date>2017-05-16T15:03:23</dc:date><text:p text:style-name="P66"><text:span text:style-name="T67">do text if not licence_helper.divergence</text:span></text:p></office:annotation><draw:control draw:control="control147" draw:style-name="gr1" draw:text-style-name="P67" draw:z-index="146" svg:height="0.399cm" svg:width="0.447cm" text:anchor-type="as-char"/><text:bookmark text:name="Unknown1012"/><text:bookmark text:name="__Fieldmark__7369_209460382212"/>EC<text:bookmark text:name="Unknown141112"/>ART <text:s/></text:p>
                  <text:p text:style-name="P65"><office:annotation><dc:creator>Auteur inconnu</dc:creator><dc:date>2017-05-16T15:02:40</dc:date><text:p text:style-name="P66"><text:span text:style-name="T67">do text if licence_helper.divergence</text:span></text:p></office:annotation><draw:control draw:control="control148" draw:style-name="gr1" draw:text-style-name="P67" draw:z-index="147" svg:height="0.399cm" svg:width="0.447cm" text:anchor-type="as-char"/><text:bookmark text:name="Unknown10111"/><text:bookmark text:name="__Fieldmark__7369_2094603822111"/>EC<text:bookmark text:name="Unknown1411111"/>ART <text:s/></text:p>
                </table:table-cell>
                <table:table-cell office:value-type="string" table:style-name="Tableau16.B1">
                  <text:p text:style-name="P63"><office:annotation><dc:creator>Auteur inconnu</dc:creator><dc:date>2017-05-16T15:03:23</dc:date><text:p text:style-name="P66"><text:span text:style-name="T67">do text if not licence_helper.derogation</text:span></text:p></office:annotation><draw:control draw:control="control149" draw:style-name="gr1" draw:text-style-name="P67" draw:z-index="148" svg:height="0.399cm" svg:width="0.447cm" text:anchor-type="as-char"/>DEROGATION</text:p>
                  <text:p text:style-name="P63"><office:annotation><dc:creator>Auteur inconnu</dc:creator><dc:date>2017-05-16T15:03:23</dc:date><text:p text:style-name="P66"><text:span text:style-name="T67">do text if <text:s/>licence_helper.derogation</text:span></text:p></office:annotation><draw:control draw:control="control150" draw:style-name="gr1" draw:text-style-name="P67" draw:z-index="149" svg:height="0.399cm" svg:width="0.447cm" text:anchor-type="as-char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12">Publicité ?</text:p>
          </table:table-cell>
          <table:table-cell office:value-type="string" table:number-columns-spanned="3" table:style-name="Tableau11.B11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Ann' in licence_helper.inquiry_type</text:span></text:p></office:annotation></text:span><text:span text:style-name="T10"><draw:control draw:control="control121" draw:style-name="gr1" draw:text-style-name="P67" draw:z-index="120" svg:height="0.399cm" svg:width="0.447cm" text:anchor-type="as-char"/></text:span><text:span text:style-name="T10"> ANNONCE DE PROJET</text:span></text:p>
            <text:p text:style-name="P15"><text:soft-page-break/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Ann' in licence_helper.inquiry_type</text:span></text:p></office:annotation></text:span><text:span text:style-name="T38"><draw:control draw:control="control120" draw:style-name="gr1" draw:text-style-name="P67" draw:z-index="119" svg:height="0.399cm" svg:width="0.447cm" text:anchor-type="as-char"/></text:span><text:span text:style-name="T38"> 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0"><draw:control draw:control="control119" draw:style-name="gr1" draw:text-style-name="P67" draw:z-index="118" svg:height="0.399cm" svg:width="0.447cm" text:anchor-type="as-char"/></text:span><text:span text:style-name="T10"> ENQUETE PUBLIQUE</text:span></text:p>
            <text:p text:style-name="P15"><text:soft-page-break/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38"><draw:control draw:control="control118" draw:style-name="gr1" draw:text-style-name="P67" draw:z-index="117" svg:height="0.399cm" svg:width="0.447cm" text:anchor-type="as-char"/></text:span><text:span text:style-name="T38"> ENQUETE PUBLIQUE</text:span></text:p>
          </table:table-cell>
          <table:covered-table-cell/>
          <table:table-cell office:value-type="string" table:style-name="Tableau11.B7">
            <text:p text:style-name="P10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10">Réunion de projet préalable ?</text:p>
          </table:table-cell>
          <table:table-cell office:value-type="string" table:number-columns-spanned="6" table:style-name="Tableau11.B2">
            <text:p text:style-name="P10"><draw:control draw:control="control83" draw:style-name="gr1" draw:text-style-name="P67" draw:z-index="82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office:value-type="string" table:style-name="Tableau11.A2">
            <text:p text:style-name="P25">Equipement de la voirie</text:p>
            <text:p text:style-name="P25">Type de voirie : <text:span text:style-name="T47"><text:text-input text:description="">self.getValueForTemplate('roadType')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5"><office:annotation><dc:creator>Ngaha </dc:creator><dc:date>2015-06-16T14:05:28</dc:date><text:p text:style-name="P66"><text:span text:style-name="T67">do text if not self.getRoadCoating()</text:span></text:p></office:annotation><draw:control draw:control="control126" draw:style-name="gr1" draw:text-style-name="P67" draw:z-index="125" svg:height="0.399cm" svg:width="0.447cm" text:anchor-type="as-char"/>revêtement en </text:p>
                  <text:p text:style-name="P55"><office:annotation><dc:creator>Ngaha </dc:creator><dc:date>2015-06-16T14:04:23</dc:date><text:p text:style-name="P66"><text:span text:style-name="T67">do text if self.getRoadCoating()</text:span></text:p></office:annotation><draw:control draw:control="control125" draw:style-name="gr1" draw:text-style-name="P67" draw:z-index="124" svg:height="0.399cm" svg:width="0.447cm" text:anchor-type="as-char"/>revêtement en <text:text-input text:description="">self.getValueForTemplate('roadCoating')</text:text-input></text:p>
                </table:table-cell>
                <table:table-cell office:value-type="string" table:style-name="Tableau14.A1">
                  <text:p text:style-name="P55"><office:annotation><dc:creator>Ngaha </dc:creator><dc:date>2015-06-16T13:40:43</dc:date><text:p text:style-name="P66"><text:span text:style-name="T70">do text if not self.roadEquipments.__str__().count(u"'eau'")</text:span></text:p></office:annotation><draw:control draw:control="control127" draw:style-name="gr1" draw:text-style-name="P67" draw:z-index="126" svg:height="0.399cm" svg:width="0.447cm" text:anchor-type="as-char"/>eau</text:p>
                  <text:p text:style-name="P55"><office:annotation><dc:creator>Ngaha </dc:creator><dc:date>2015-06-16T13:41:59</dc:date><text:p text:style-name="P66"><text:span text:style-name="T67">do text if self.roadEquipments.__str__().count(u"'eau'")</text:span></text:p></office:annotation><draw:control draw:control="control128" draw:style-name="gr1" draw:text-style-name="P67" draw:z-index="127" svg:height="0.399cm" svg:width="0.447cm" text:anchor-type="as-char"/>eau</text:p>
                </table:table-cell>
                <table:table-cell office:value-type="string" table:style-name="Tableau14.A1">
                  <text:p text:style-name="P55"><office:annotation><dc:creator>Ngaha </dc:creator><dc:date>2015-06-16T14:04:05</dc:date><text:p text:style-name="P66"><text:span text:style-name="T67">do text if not self.roadEquipments.__str__().count(u"'electricite'")</text:span></text:p></office:annotation><draw:control draw:control="control129" draw:style-name="gr1" draw:text-style-name="P67" draw:z-index="128" svg:height="0.399cm" svg:width="0.447cm" text:anchor-type="as-char"/>électricité</text:p>
                  <text:p text:style-name="P55"><office:annotation><dc:creator>Ngaha </dc:creator><dc:date>2015-06-16T13:42:53</dc:date><text:p text:style-name="P66"><text:span text:style-name="T67">do text if self.roadEquipments.__str__().count(u"'electricite'")</text:span></text:p></office:annotation><draw:control draw:control="control130" draw:style-name="gr1" draw:text-style-name="P67" draw:z-index="129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5"><office:annotation><dc:creator>Ngaha </dc:creator><dc:date>2015-06-16T14:07:58</dc:date><text:p text:style-name="P66"><text:span text:style-name="T67">do text if not self.roadEquipments.__str__().count(u"'epuration'")</text:span></text:p></office:annotation><draw:control draw:control="control132" draw:style-name="gr1" draw:text-style-name="P67" draw:z-index="131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6"><text:span text:style-name="T67">do text if self.roadEquipments.__str__().count(u"'epuration'")</text:span></text:p></office:annotation><draw:control draw:control="control131" draw:style-name="gr1" draw:text-style-name="P67" draw:z-index="130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5"><office:annotation><dc:creator>Ngaha </dc:creator><dc:date>2015-06-16T14:14:11</dc:date><text:p text:style-name="P66"><text:span text:style-name="T67">do text if not self.roadEquipments.__str__().count(u"'pascollecteeaux'")</text:span></text:p></office:annotation><draw:control draw:control="control133" draw:style-name="gr1" draw:text-style-name="P67" draw:z-index="132" svg:height="0.399cm" svg:width="0.447cm" text:anchor-type="as-char"/>pas d'égout</text:p>
                  <text:p text:style-name="P55"><office:annotation><dc:creator>Ngaha </dc:creator><dc:date>2015-06-16T14:13:36</dc:date><text:p text:style-name="P66"><text:span text:style-name="T67">do text if self.roadEquipments.__str__().count(u"'pascollecteeaux'")</text:span></text:p></office:annotation><draw:control draw:control="control134" draw:style-name="gr1" draw:text-style-name="P67" draw:z-index="133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5">Situation au PASH :</text:p>
                  <text:p text:style-name="P55"><office:annotation><dc:creator>Ngaha </dc:creator><dc:date>2016-04-14T13:45:55</dc:date><text:p text:style-name="P66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6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6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Application du décret « voirie » ?</text:p>
          </table:table-cell>
          <table:table-cell office:value-type="string" table:number-columns-spanned="6" table:style-name="Tableau11.B2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10">Avis</text:p>
            <text:p text:style-name="P10"/>
            <text:p text:style-name="P10"/>
          </table:table-cell>
          <table:table-cell office:value-type="string" table:style-name="Tableau11.B11">
            <text:p text:style-name="P10">OBLIGATOIRES :</text:p>
          </table:table-cell>
          <table:table-cell office:value-type="string" table:number-columns-spanned="5" table:style-name="Tableau11.F5">
            <text:p text:style-name="P52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10">FACULTATIFS :</text:p>
          </table:table-cell>
          <table:table-cell office:value-type="string" table:number-columns-spanned="5" table:style-name="Tableau11.F5">
            <text:p text:style-name="P52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5"><office:annotation><dc:creator>Ngaha </dc:creator><dc:date>2015-06-09T11:30:15</dc:date><text:p text:style-name="P66"><text:span text:style-name="T67">do text if not 'class' in licence_helper.protectedBuilding</text:span></text:p></office:annotation><draw:control draw:control="control136" draw:style-name="gr1" draw:text-style-name="P67" draw:z-index="135" svg:height="0.399cm" svg:width="0.447cm" text:anchor-type="as-char"/>classé ou assimilé</text:p>
                  <text:p text:style-name="P55"><office:annotation><dc:creator>Ngaha </dc:creator><dc:date>2015-06-09T11:30:31</dc:date><text:p text:style-name="P66"><text:span text:style-name="T67">do text if <text:s/>'class' in licence_helper.protectedBuilding</text:span></text:p></office:annotation><draw:control draw:control="control135" draw:style-name="gr1" draw:text-style-name="P67" draw:z-index="134" svg:height="0.399cm" svg:width="0.447cm" text:anchor-type="as-char"/>classé ou assimilé</text:p>
                </table:table-cell>
                <table:table-cell office:value-type="string" table:style-name="Tableau15.A1">
                  <text:p text:style-name="P58"><office:annotation><dc:creator>Ngaha </dc:creator><dc:date>2015-06-09T11:31:08</dc:date><text:p text:style-name="P66"><text:span text:style-name="T67">do text if not 'zone de protection' in licence_helper.protectedBuilding</text:span></text:p></office:annotation><draw:control draw:control="control138" draw:style-name="gr1" draw:text-style-name="P67" draw:z-index="137" svg:height="0.399cm" svg:width="0.447cm" text:anchor-type="as-char"/>zone de protection</text:p>
                  <text:p text:style-name="P58"><office:annotation><dc:creator>Ngaha </dc:creator><dc:date>2015-06-09T11:32:40</dc:date><text:p text:style-name="P66"><text:span text:style-name="T67">do text if 'zone de protection' in licence_helper.protectedBuilding</text:span></text:p></office:annotation><draw:control draw:control="control137" draw:style-name="gr1" draw:text-style-name="P67" draw:z-index="136" svg:height="0.399cm" svg:width="0.447cm" text:anchor-type="as-char"/>zone de protection</text:p>
                </table:table-cell>
                <table:table-cell office:value-type="string" table:style-name="Tableau15.A1">
                  <text:p text:style-name="P58"><office:annotation><dc:creator>Ngaha </dc:creator><dc:date>2015-06-09T11:33:01</dc:date><text:p text:style-name="P66"><text:span text:style-name="T67">do text if not <text:s/>u"repris \xe0 l'inventaire" in licence_helper.protectedBuilding</text:span></text:p></office:annotation><draw:control draw:control="control139" draw:style-name="gr1" draw:text-style-name="P67" draw:z-index="138" svg:height="0.399cm" svg:width="0.447cm" text:anchor-type="as-char"/>repris à l'inventaire</text:p>
                  <text:p text:style-name="P58"><office:annotation><dc:creator>Ngaha </dc:creator><dc:date>2015-06-09T11:34:20</dc:date><text:p text:style-name="P66"><text:span text:style-name="T67">do text if <text:s/>u"repris \xe0 l'inventaire" in licence_helper.protectedBuilding</text:span></text:p></office:annotation><draw:control draw:control="control140" draw:style-name="gr1" draw:text-style-name="P67" draw:z-index="139" svg:height="0.399cm" svg:width="0.447cm" text:anchor-type="as-char"/>repris à l'inventaire</text:p>
                </table:table-cell>
                <table:table-cell office:value-type="string" table:style-name="Tableau15.A1">
                  <text:p text:style-name="P58"><office:annotation><dc:creator>Ngaha </dc:creator><dc:date>2015-06-09T11:34:36</dc:date><text:p text:style-name="P66"><text:span text:style-name="T67">do text if not u"\xe0 l'Atlas arch\xe9ologique" in licence_helper.protectedBuilding</text:span></text:p></office:annotation><draw:control draw:control="control141" draw:style-name="gr1" draw:text-style-name="P67" draw:z-index="140" svg:height="0.399cm" svg:width="0.447cm" text:anchor-type="as-char"/>à l'atlas archéologique</text:p>
                  <text:p text:style-name="P58"><office:annotation><dc:creator>Ngaha </dc:creator><dc:date>2015-06-09T11:35:34</dc:date><text:p text:style-name="P66"><text:span text:style-name="T67">do text if u"\xe0 l'Atlas arch\xe9ologique" in licence_helper.protectedBuilding</text:span></text:p></office:annotation><draw:control draw:control="control142" draw:style-name="gr1" draw:text-style-name="P67" draw:z-index="141" svg:height="0.399cm" svg:width="0.447cm" text:anchor-type="as-char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Etude d’Incidence ?</text:p>
          </table:table-cell>
          <table:table-cell office:value-type="string" table:number-columns-spanned="6" table:style-name="Tableau11.B2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draw:control="control124" draw:style-name="gr1" draw:text-style-name="P67" draw:z-index="123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draw:control="control123" draw:style-name="gr1" draw:text-style-name="P67" draw:z-index="122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22">Rapport du Collège,</text:p>
          </table:table-cell>
          <table:table-cell office:value-type="string" table:number-columns-spanned="6" table:style-name="Tableau11.B19">
            <text:p text:style-name="P12"><text:bookmark text:name="Unknown54"/><draw:control draw:control="control86" draw:style-name="gr1" draw:text-style-name="P67" draw:z-index="85" svg:height="0.399cm" svg:width="0.447cm" text:anchor-type="as-char"/>favorable <text:s text:c="3"/><text:bookmark text:name="Unknown55"/><draw:control draw:control="control85" draw:style-name="gr1" draw:text-style-name="P67" draw:z-index="84" svg:height="0.399cm" svg:width="0.447cm" text:anchor-type="as-char"/>favorable conditionnel <text:s text:c="4"/><text:bookmark text:name="Unknown56"/><draw:control draw:control="control84" draw:style-name="gr1" draw:text-style-name="P67" draw:z-index="83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10"/>
          </table:table-cell>
          <table:table-cell office:value-type="string" table:number-columns-spanned="6" table:style-name="Tableau11.B20">
            <text:p text:style-name="P13"><text:bookmark text:name="Unknown57"/><draw:control draw:control="control87" draw:style-name="gr1" draw:text-style-name="P67" draw:z-index="86" svg:height="0.399cm" svg:width="0.447cm" text:anchor-type="as-char"/>du <text:s/>…………………… <text:s text:c="5"/><text:bookmark text:name="Unknown58"/><draw:control draw:control="control89" draw:style-name="gr1" draw:text-style-name="P67" draw:z-index="88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10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88" draw:style-name="gr1" draw:text-style-name="P67" draw:z-index="87" svg:height="0.399cm" svg:width="0.447cm" text:anchor-type="as-char"/> 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office:value-type="string" table:style-name="Tableau17.A1">
            <text:p text:style-name="P63"/>
          </table:table-cell>
          <table:table-cell office:value-type="string" table:style-name="Tableau17.B1">
            <text:p text:style-name="P63"/>
          </table:table-cell>
        </table:table-row>
      </table:table>
      <text:p text:style-name="P8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 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6"/>
          </table:table-cell>
          <table:covered-table-cell/>
        </table:table-row>
        <table:table-row>
          <table:table-cell office:value-type="string" table:style-name="Tableau1.A2">
            <text:p text:style-name="P35"/>
          </table:table-cell>
          <table:table-cell office:value-type="string" table:style-name="Tableau1.B2">
            <text:p text:style-name="P35"/>
          </table:table-cell>
        </table:table-row>
        <table:table-row>
          <table:table-cell office:value-type="string" table:number-columns-spanned="2" table:style-name="Tableau1.A3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8"><office:annotation><dc:creator>Ngaha </dc:creator><dc:date>2015-06-08T13:37:51</dc:date><text:p text:style-name="P66"><text:span text:style-name="T70">do text if not self.getValueForTemplate('folderCategory').count('UCO')</text:span></text:p></office:annotation><draw:control draw:control="control2" draw:style-name="gr1" draw:text-style-name="P67" draw:z-index="1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3:43:27</dc:date><text:p text:style-name="P66"><text:span text:style-name="T67">do text if not self.getValueForTemplate('folderCategory').count('UCO')</text:span></text:p></office:annotation><draw:control draw:control="control17" draw:style-name="gr1" draw:text-style-name="P67" draw:z-index="16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4:03:02</dc:date><text:p text:style-name="P66"><text:span text:style-name="T67">do text if not self.getValueForTemplate('folderCategory').startswith('CU1')</text:span></text:p></office:annotation><draw:control draw:control="control3" draw:style-name="gr1" draw:text-style-name="P67" draw:z-index="2" svg:height="0.399cm" svg:width="0.447cm" text:anchor-type="as-char"/><text:span text:style-name="T6">CU1 :</text:span> certificat d'urbanisme n°1</text:p>
            <text:p text:style-name="P38"><office:annotation><dc:creator>Ngaha </dc:creator><dc:date>2015-06-08T14:03:42</dc:date><text:p text:style-name="P66"><text:span text:style-name="T67">do text if self.getValueForTemplate('folderCategory').startswith('CU1')</text:span></text:p></office:annotation><draw:control draw:control="control20" draw:style-name="gr1" draw:text-style-name="P67" draw:z-index="19" svg:height="0.399cm" svg:width="0.447cm" text:anchor-type="as-char"/><text:span text:style-name="T6">CU1 :</text:span> certificat d'urbanisme n°1</text:p>
            <text:p text:style-name="P38"><office:annotation><dc:creator>Ngaha </dc:creator><dc:date>2015-06-08T14:04:17</dc:date><text:p text:style-name="P66"><text:span text:style-name="T67">do text if not self.getValueForTemplate('folderCategory').startswith('CU2')</text:span></text:p></office:annotation><draw:control draw:control="control4" draw:style-name="gr1" draw:text-style-name="P67" draw:z-index="3" svg:height="0.399cm" svg:width="0.447cm" text:anchor-type="as-char"/><text:span text:style-name="T6">CU2 :</text:span> certificat d'urbanisme n°2</text:p>
            <text:p text:style-name="P38"><office:annotation><dc:creator>Ngaha </dc:creator><dc:date>2015-06-08T14:04:46</dc:date><text:p text:style-name="P66"><text:span text:style-name="T67">do text if self.getValueForTemplate('folderCategory').startswith('CU2')</text:span></text:p></office:annotation><draw:control draw:control="control21" draw:style-name="gr1" draw:text-style-name="P67" draw:z-index="20" svg:height="0.399cm" svg:width="0.447cm" text:anchor-type="as-char"/><text:span text:style-name="T6">CU2 :</text:span> certificat d'urbanisme n°2</text:p>
            <text:p text:style-name="P38"><office:annotation><dc:creator>Ngaha </dc:creator><dc:date>2015-06-08T14:05:06</dc:date><text:p text:style-name="P66"><text:span text:style-name="T67">do text if not self.getValueForTemplate('folderCategory').startswith('PU')</text:span></text:p></office:annotation><draw:control draw:control="control5" draw:style-name="gr1" draw:text-style-name="P67" draw:z-index="4" svg:height="0.399cm" svg:width="0.447cm" text:anchor-type="as-char"/><text:span text:style-name="T6">PU :</text:span> demande de permis unique</text:p>
            <text:p text:style-name="P35"><text:span text:style-name="T10"><office:annotation><dc:creator>Ngaha </dc:creator><dc:date>2015-06-08T14:05:32</dc:date><text:p text:style-name="P66"><text:span text:style-name="T67">do text if self.getValueForTemplate('folderCategory').startswith('PU')</text:span></text:p></office:annotation></text:span><text:span text:style-name="T10"><draw:control draw:control="control22" draw:style-name="gr1" draw:text-style-name="P67" draw:z-index="21" svg:height="0.399cm" svg:width="0.447cm" text:anchor-type="as-char"/></text:span>PU :<text:span text:style-name="T10"> demande de permis unique</text:span></text:p>
            <text:p text:style-name="P35"><office:annotation><dc:creator>Ngaha </dc:creator><dc:date>2015-06-08T14:05:50</dc:date><text:p text:style-name="P66"><text:span text:style-name="T67">do text if not self.getValueForTemplate('folderCategory').startswith('DIV')</text:span></text:p></office:annotation><draw:control draw:control="control6" draw:style-name="gr1" draw:text-style-name="P67" draw:z-index="5" svg:height="0.399cm" svg:width="0.447cm" text:anchor-type="as-char"/>DIV : <text:span text:style-name="T10">autre demande</text:span></text:p>
            <text:p text:style-name="P35"><text:span text:style-name="T10"><office:annotation><dc:creator>Ngaha </dc:creator><dc:date>2015-06-08T14:06:20</dc:date><text:p text:style-name="P66"><text:span text:style-name="T67">do text if self.getValueForTemplate('folderCategory').startswith('DIV')</text:span></text:p></office:annotation></text:span><text:span text:style-name="T10"><draw:control draw:control="control23" draw:style-name="gr1" draw:text-style-name="P67" draw:z-index="22" svg:height="0.399cm" svg:width="0.447cm" text:anchor-type="as-char"/></text:span>DIV <text:span text:style-name="T10">: autre demande</text:span></text:p>
            <text:p text:style-name="P35"><office:annotation><dc:creator>Ngaha </dc:creator><dc:date>2015-06-08T14:06:37</dc:date><text:p text:style-name="P66"><text:span text:style-name="T67">do text if not self.getValueForTemplate('folderCategory').startswith('UCP')</text:span></text:p></office:annotation><draw:control draw:control="control7" draw:style-name="gr1" draw:text-style-name="P67" draw:z-index="6" svg:height="0.399cm" svg:width="0.447cm" text:anchor-type="as-char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6"><text:span text:style-name="T67">do text if self.getValueForTemplate('folderCategory').startswith('UCP')</text:span></text:p></office:annotation></text:span><text:span text:style-name="T10"><draw:control draw:control="control24" draw:style-name="gr1" draw:text-style-name="P67" draw:z-index="23" svg:height="0.399cm" svg:width="0.447cm" text:anchor-type="as-char"/></text:span>UCP <text:span text:style-name="T10">: permis d'urbanisme à caractère public</text:span></text:p>
            <text:p text:style-name="P35"><office:annotation><dc:creator>Ngaha </dc:creator><dc:date>2015-06-08T14:08:42</dc:date><text:p text:style-name="P66"><text:span text:style-name="T67">do text if not self.getValueForTemplate('folderCategory').startswith('LCP')</text:span></text:p></office:annotation><draw:control draw:control="control8" draw:style-name="gr1" draw:text-style-name="P67" draw:z-index="7" svg:height="0.399cm" svg:width="0.447cm" text:anchor-type="as-char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6"><text:span text:style-name="T67">do text if self.getValueForTemplate('folderCategory').startswith('LCP')</text:span></text:p></office:annotation></text:span><text:span text:style-name="T10"><draw:control draw:control="control25" draw:style-name="gr1" draw:text-style-name="P67" draw:z-index="24" svg:height="0.399cm" svg:width="0.447cm" text:anchor-type="as-char"/></text:span>LCP <text:span text:style-name="T10">: permis d'urbanisation caractère public</text:span></text:p>
            <text:p text:style-name="P40"><text:span text:style-name="T33">PERMIS INTEGRE COMMERCIAL :</text:span> <text:s/><draw:control draw:control="control58" draw:style-name="gr1" draw:text-style-name="P67" draw:z-index="57" svg:height="0.399cm" svg:width="0.447cm" text:anchor-type="as-char"/> PIUR : </text:p>
          </table:table-cell>
          <table:table-cell office:value-type="string" table:style-name="Tableau2.B1">
            <text:p text:style-name="P35"><text:span text:style-name="T10"><office:annotation><dc:creator>Ngaha </dc:creator><dc:date>2015-06-08T13:56:55</dc:date><text:p text:style-name="P66"><text:span text:style-name="T67">do text if not self.getValueForTemplate('folderCategory').startswith('UAP')</text:span></text:p></office:annotation></text:span><text:span text:style-name="T10"><draw:control draw:control="control18" draw:style-name="gr1" draw:text-style-name="P67" draw:z-index="17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6"><text:span text:style-name="T67">do text if self.getValueForTemplate('folderCategory').startswith('UAP')</text:span></text:p></office:annotation></text:span><text:span text:style-name="T10"><draw:control draw:control="control19" draw:style-name="gr1" draw:text-style-name="P67" draw:z-index="18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6"><text:span text:style-name="T67">do text if not self.getValueForTemplate('folderCategory').startswith('UDC ')</text:span></text:p></office:annotation><draw:control draw:control="control9" draw:style-name="gr1" draw:text-style-name="P67" draw:z-index="8" svg:height="0.399cm" svg:width="0.447cm" text:anchor-type="as-char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6"><text:span text:style-name="T67">do text if self.getValueForTemplate('folderCategory').startswith('UDC ')</text:span></text:p></office:annotation></text:span><text:span text:style-name="T10"><draw:control draw:control="control26" draw:style-name="gr1" draw:text-style-name="P67" draw:z-index="25" svg:height="0.399cm" svg:width="0.447cm" text:anchor-type="as-char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6"><text:span text:style-name="T67">do text if not self.getValueForTemplate('folderCategory').startswith('UDC/D')</text:span></text:p></office:annotation><draw:control draw:control="control10" draw:style-name="gr1" draw:text-style-name="P67" draw:z-index="9" svg:height="0.399cm" svg:width="0.447cm" text:anchor-type="as-char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6"><text:span text:style-name="T67">do text if self.getValueForTemplate('folderCategory').startswith('UDC/D')</text:span></text:p></office:annotation></text:span><text:span text:style-name="T14"><draw:control draw:control="control27" draw:style-name="gr1" draw:text-style-name="P67" draw:z-index="26" svg:height="0.399cm" svg:width="0.447cm" text:anchor-type="as-char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6"><text:span text:style-name="T67">do text if not self.getValueForTemplate('folderCategory').startswith('LAP')</text:span></text:p></office:annotation><draw:control draw:control="control11" draw:style-name="gr1" draw:text-style-name="P67" draw:z-index="10" svg:height="0.399cm" svg:width="0.447cm" text:anchor-type="as-char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6"><text:span text:style-name="T67">do text if self.getValueForTemplate('folderCategory').startswith('LAP')</text:span></text:p></office:annotation></text:span><text:span text:style-name="T10"><draw:control draw:control="control28" draw:style-name="gr1" draw:text-style-name="P67" draw:z-index="27" svg:height="0.399cm" svg:width="0.447cm" text:anchor-type="as-char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6"><text:span text:style-name="T67">do text if not self.getValueForTemplate('folderCategory').startswith('LAP/M')</text:span></text:p></office:annotation><draw:control draw:control="control12" draw:style-name="gr1" draw:text-style-name="P67" draw:z-index="11" svg:height="0.399cm" svg:width="0.447cm" text:anchor-type="as-char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6"><text:span text:style-name="T67">do text if self.getValueForTemplate('folderCategory').startswith('LAP/M')</text:span></text:p></office:annotation></text:span><text:span text:style-name="T10"><draw:control draw:control="control29" draw:style-name="gr1" draw:text-style-name="P67" draw:z-index="28" svg:height="0.399cm" svg:width="0.447cm" text:anchor-type="as-char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6"><text:span text:style-name="T67">do text if not self.getValueForTemplate('folderCategory').startswith('LLDC')</text:span></text:p></office:annotation><draw:control draw:control="control13" draw:style-name="gr1" draw:text-style-name="P67" draw:z-index="12" svg:height="0.399cm" svg:width="0.447cm" text:anchor-type="as-char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getValueForTemplate('folderCategory').startswith('LLDC')</text:span></text:p></office:annotation></text:span><text:span text:style-name="T10"><draw:control draw:control="control30" draw:style-name="gr1" draw:text-style-name="P67" draw:z-index="29" svg:height="0.399cm" svg:width="0.447cm" text:anchor-type="as-char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6"><text:span text:style-name="T67">do text if not self.getValueForTemplate('folderCategory').startswith('LLDC/M')</text:span></text:p></office:annotation><draw:control draw:control="control14" draw:style-name="gr1" draw:text-style-name="P67" draw:z-index="13" svg:height="0.399cm" svg:width="0.447cm" text:anchor-type="as-char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6"><text:span text:style-name="T67">do text if self.getValueForTemplate('folderCategory').startswith('LLDC/M')</text:span></text:p></office:annotation></text:span><text:span text:style-name="T10"><draw:control draw:control="control31" draw:style-name="gr1" draw:text-style-name="P67" draw:z-index="30" svg:height="0.399cm" svg:width="0.447cm" text:anchor-type="as-char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draw:control="control59" draw:style-name="gr1" draw:text-style-name="P67" draw:z-index="58" svg:height="0.399cm" svg:width="0.447cm" text:anchor-type="as-char"/></text:span>PIEN :<text:span text:style-name="T10"> d'environnement </text:span><text:span text:style-name="T10"><draw:control draw:control="control60" draw:style-name="gr1" draw:text-style-name="P67" draw:z-index="59" svg:height="0.399cm" svg:width="0.447cm" text:anchor-type="as-char"/></text:span><text:span text:style-name="T10"> 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office:value-type="string" table:number-columns-spanned="3" table:style-name="Tableau3.B1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41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8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4">Date de dépôt dossier <text:span text:style-name="T13">complet</text:span></text:p>
          </table:table-cell>
          <table:table-cell office:value-type="string" table:style-name="Tableau3.A2">
            <text:p text:style-name="P2"><office:annotation><dc:creator>sde </dc:creator><dc:date>2011-08-08T13:35:49</dc:date><text:p text:style-name="P66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office:value-type="string" table:style-name="Tableau3.C5">
            <text:p text:style-name="P41"><text:span text:style-name="T6">Délai de réponse annoncé :</text:span> <text:s text:c="3"/></text:p>
          </table:table-cell>
          <table:table-cell office:value-type="string" table:style-name="Tableau3.D5">
            <text:p text:style-name="P41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38">Autres dossiers connus sur le bien</text:p>
          </table:table-cell>
          <table:table-cell office:value-type="string" table:number-columns-spanned="3" table:style-name="Tableau3.B8">
            <text:p text:style-name="P41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42"><office:annotation><dc:creator>Ngaha </dc:creator><dc:date>2015-06-09T15:11:52</dc:date><text:p text:style-name="P66"><text:span text:style-name="T67">do text if not self.isInPCA</text:span></text:p></office:annotation><draw:control draw:control="control41" draw:style-name="gr1" draw:text-style-name="P67" draw:z-index="40" svg:height="0.399cm" svg:width="0.447cm" text:anchor-type="as-char"/>Un PCA de réf. : </text:p>
                  <text:p text:style-name="P42"><office:annotation><dc:creator>Ngaha </dc:creator><dc:date>2015-06-09T15:13:02</dc:date><text:p text:style-name="P66"><text:span text:style-name="T67">do text if self.isInPCA</text:span></text:p></office:annotation><draw:control draw:control="control42" draw:style-name="gr1" draw:text-style-name="P67" draw:z-index="41" svg:height="0.399cm" svg:width="0.447cm" text:anchor-type="as-char"/>Un PCA de réf. : </text:p>
                </table:table-cell>
                <table:table-cell office:value-type="string" table:style-name="Tableau6.A1">
                  <text:p text:style-name="P57"><office:annotation><dc:creator>Ngaha </dc:creator><dc:date>2015-06-09T16:08:21</dc:date><text:p text:style-name="P66"><text:span text:style-name="T67">do text</text:span></text:p><text:p text:style-name="P66"><text:span text:style-name="T67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42"><office:annotation><dc:creator>Ngaha </dc:creator><dc:date>2015-06-09T15:14:32</dc:date><text:p text:style-name="P66"><text:span text:style-name="T67">do text if not self.isInSubdivision</text:span></text:p></office:annotation> <draw:control draw:control="control43" draw:style-name="gr1" draw:text-style-name="P67" draw:z-index="42" svg:height="0.399cm" svg:width="0.447cm" text:anchor-type="as-char"/>un lotissement de réf. :</text:p>
                  <text:p text:style-name="P42"><office:annotation><dc:creator>Ngaha </dc:creator><dc:date>2015-06-09T15:15:29</dc:date><text:p text:style-name="P66"><text:span text:style-name="T67">do text if self.isInSubdivision</text:span></text:p></office:annotation> <draw:control draw:control="control44" draw:style-name="gr1" draw:text-style-name="P67" draw:z-index="43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7"><office:annotation><dc:creator>Ngaha </dc:creator><dc:date>2015-06-09T16:12:51</dc:date><text:p text:style-name="P66"><text:span text:style-name="T67">do text</text:span></text:p><text:p text:style-name="P66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42"><office:annotation><dc:creator>Ngaha </dc:creator><dc:date>2015-06-16T10:23:07</dc:date><text:p text:style-name="P66"><text:span text:style-name="T67">do text if not self.getValueForTemplate('derogation').count(u'au Plan de secteur')</text:span></text:p></office:annotation><draw:control draw:control="control49" draw:style-name="gr1" draw:text-style-name="P67" draw:z-index="48" svg:height="0.399cm" svg:width="0.447cm" text:anchor-type="as-char"/>au plan de secteur</text:p>
                  <text:p text:style-name="P42"><office:annotation><dc:creator>Ngaha </dc:creator><dc:date>2015-06-16T10:25:27</dc:date><text:p text:style-name="P66"><text:span text:style-name="T67">do text if self.getValueForTemplate('derogation').count(u'au Plan de secteur')</text:span></text:p></office:annotation><draw:control draw:control="control50" draw:style-name="gr1" draw:text-style-name="P67" draw:z-index="49" svg:height="0.399cm" svg:width="0.447cm" text:anchor-type="as-char"/>au plan de secteur</text:p>
                </table:table-cell>
                <table:table-cell office:value-type="string" table:style-name="Tableau5.A1">
                  <text:p text:style-name="P42"><office:annotation><dc:creator>Ngaha </dc:creator><dc:date>2015-06-16T10:26:21</dc:date><text:p text:style-name="P66"><text:span text:style-name="T67">do text if not self.getValueForTemplate('derogation').count(u"au Plan Communal d'Am\xe9nagement")</text:span></text:p></office:annotation><draw:control draw:control="control48" draw:style-name="gr1" draw:text-style-name="P67" draw:z-index="47" svg:height="0.399cm" svg:width="0.447cm" text:anchor-type="as-char"/>au PCA.</text:p>
                  <text:p text:style-name="P42"><office:annotation><dc:creator>Ngaha </dc:creator><dc:date>2015-06-16T10:30:51</dc:date><text:p text:style-name="P66"><text:span text:style-name="T67">do text if self.getValueForTemplate('derogation').count(u"au Plan Communal d'Am\xe9nagement")</text:span></text:p></office:annotation><draw:control draw:control="control51" draw:style-name="gr1" draw:text-style-name="P67" draw:z-index="50" svg:height="0.399cm" svg:width="0.447cm" text:anchor-type="as-char"/>au PCA.</text:p>
                </table:table-cell>
                <table:table-cell office:value-type="string" table:style-name="Tableau5.A1">
                  <text:p text:style-name="P42"><office:annotation><dc:creator>Ngaha </dc:creator><dc:date>2015-06-16T10:34:32</dc:date><text:p text:style-name="P66"><text:span text:style-name="T67">do text if not self.getValueForTemplate('derogation').count(u"au Lotissement")</text:span></text:p></office:annotation><draw:control draw:control="control47" draw:style-name="gr1" draw:text-style-name="P67" draw:z-index="46" svg:height="0.399cm" svg:width="0.447cm" text:anchor-type="as-char"/>au lotissement</text:p>
                  <text:p text:style-name="P42"><office:annotation><dc:creator>Ngaha </dc:creator><dc:date>2015-06-16T10:35:59</dc:date><text:p text:style-name="P66"><text:span text:style-name="T67">do text if self.getValueForTemplate('derogation').count(u"au Lotissement")</text:span></text:p></office:annotation><draw:control draw:control="control52" draw:style-name="gr1" draw:text-style-name="P67" draw:z-index="51" svg:height="0.399cm" svg:width="0.447cm" text:anchor-type="as-char"/>au lotissement</text:p>
                </table:table-cell>
                <table:table-cell office:value-type="string" table:style-name="Tableau5.A1">
                  <text:p text:style-name="P42"><office:annotation><dc:creator>Ngaha </dc:creator><dc:date>2015-06-16T10:37:04</dc:date><text:p text:style-name="P66"><text:span text:style-name="T67">do text if not self.getValueForTemplate('derogation').count(u"au R\xe8glement Communal d'Urbanisme")</text:span></text:p></office:annotation><draw:control draw:control="control46" draw:style-name="gr1" draw:text-style-name="P67" draw:z-index="45" svg:height="0.399cm" svg:width="0.447cm" text:anchor-type="as-char"/>au RCU</text:p>
                  <text:p text:style-name="P42"><office:annotation><dc:creator>Ngaha </dc:creator><dc:date>2015-06-16T10:37:48</dc:date><text:p text:style-name="P66"><text:span text:style-name="T67">do text if self.getValueForTemplate('derogation').count(u"au R\xe8glement Communal d'Urbanisme")</text:span></text:p></office:annotation><draw:control draw:control="control53" draw:style-name="gr1" draw:text-style-name="P67" draw:z-index="52" svg:height="0.399cm" svg:width="0.447cm" text:anchor-type="as-char"/>au RCU </text:p>
                </table:table-cell>
                <table:table-cell office:value-type="string" table:style-name="Tableau5.A1">
                  <text:p text:style-name="P42"><office:annotation><dc:creator>Ngaha </dc:creator><dc:date>2015-06-16T10:33:04</dc:date><text:p text:style-name="P66"><text:span text:style-name="T67">do text if not self.getValueForTemplate('derogation').count(u"au R\xe8glement R\xe9gional d'Urbanisme")</text:span></text:p></office:annotation> <draw:control draw:control="control45" draw:style-name="gr1" draw:text-style-name="P67" draw:z-index="44" svg:height="0.399cm" svg:width="0.447cm" text:anchor-type="as-char"/>au règl. rég. d'urb.</text:p>
                  <text:p text:style-name="P42"><office:annotation><dc:creator>Ngaha </dc:creator><dc:date>2015-06-16T10:33:44</dc:date><text:p text:style-name="P66"><text:span text:style-name="T67">do text if self.getValueForTemplate('derogation').count(u"au R\xe8glement R\xe9gional d'Urbanisme")</text:span></text:p></office:annotation> <draw:control draw:control="control54" draw:style-name="gr1" draw:text-style-name="P67" draw:z-index="53" svg:height="0.399cm" svg:width="0.447cm" text:anchor-type="as-char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Publicité - enquête</text:p>
          </table:table-cell>
          <table:table-cell office:value-type="string" table:number-columns-spanned="3" table:style-name="Tableau3.B2">
            <text:p text:style-name="P41"><office:annotation><dc:creator>Ngaha </dc:creator><dc:date>2015-06-08T15:34:10</dc:date><text:p text:style-name="P66"><text:span text:style-name="T67">do text if not self.investigationStart</text:span></text:p></office:annotation> <draw:control draw:control="control32" draw:style-name="gr1" draw:text-style-name="P67" draw:z-index="31" svg:height="0.399cm" svg:width="0.447cm" text:anchor-type="as-char"/>oui <text:s/><draw:control draw:control="control33" draw:style-name="gr1" draw:text-style-name="P67" draw:z-index="32" svg:height="0.399cm" svg:width="0.447cm" text:anchor-type="as-char"/>du <text:s text:c="14"/>au <text:s text:c="14"/>Réclamation ? <text:s/><draw:control draw:control="control34" draw:style-name="gr1" draw:text-style-name="P67" draw:z-index="33" svg:height="0.399cm" svg:width="0.447cm" text:anchor-type="as-char"/></text:p>
            <text:p text:style-name="P41"><office:annotation><dc:creator>Ngaha </dc:creator><dc:date>2015-06-08T15:32:55</dc:date><text:p text:style-name="P66"><text:span text:style-name="T67">do text if self.investigationStart and ((self.investigationOralReclamationNumber &lt;= 0) and (self.investigationWriteReclamationNumber &lt;= 0))</text:span></text:p></office:annotation> <draw:control draw:control="control35" draw:style-name="gr1" draw:text-style-name="P67" draw:z-index="34" svg:height="0.399cm" svg:width="0.447cm" text:anchor-type="as-char"/>oui <text:s/><draw:control draw:control="control36" draw:style-name="gr1" draw:text-style-name="P67" draw:z-index="35" svg:height="0.399cm" svg:width="0.447cm" text:anchor-type="as-char"/>du <text:text-input text:description="">tool.formatDate(self.investigationStart)</text:text-input> au <text:soft-page-break/><text:text-input text:description="">tool.formatDate(self.investigationEnd)</text:text-input> Réclamation ? <text:s/><draw:control draw:control="control37" draw:style-name="gr1" draw:text-style-name="P67" draw:z-index="36" svg:height="0.399cm" svg:width="0.447cm" text:anchor-type="as-char"/></text:p>
            <text:p text:style-name="P41"><office:annotation><dc:creator>Ngaha </dc:creator><dc:date>2015-06-08T15:17:29</dc:date><text:p text:style-name="P66"><text:span text:style-name="T70">do text if self.investigationStart and ((self.investigationOralReclamationNumber &gt; 0) or (self.investigationWriteReclamationNumber &gt; 0))</text:span></text:p></office:annotation> <draw:control draw:control="control38" draw:style-name="gr1" draw:text-style-name="P67" draw:z-index="37" svg:height="0.399cm" svg:width="0.447cm" text:anchor-type="as-char"/>oui <text:s/><draw:control draw:control="control39" draw:style-name="gr1" draw:text-style-name="P67" draw:z-index="38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0" draw:style-name="gr1" draw:text-style-name="P67" draw:z-index="39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42"><office:annotation><dc:creator>Ngaha </dc:creator><dc:date>2015-06-16T11:25:37</dc:date><text:p text:style-name="P66"><text:span text:style-name="T67">do text if self.getValueForTemplate('roadAdaptation').count(u"Non")</text:span></text:p></office:annotation><draw:control draw:control="control55" draw:style-name="gr1" draw:text-style-name="P67" draw:z-index="54" svg:height="0.399cm" svg:width="0.447cm" text:anchor-type="as-char"/>oui</text:p>
                  <text:p text:style-name="P42"><office:annotation><dc:creator>Ngaha </dc:creator><dc:date>2015-06-16T11:28:48</dc:date><text:p text:style-name="P66"><text:span text:style-name="T67">do text if self.getValueForTemplate('roadAdaptation').count(u"Oui")</text:span></text:p></office:annotation><draw:control draw:control="control56" draw:style-name="gr1" draw:text-style-name="P67" draw:z-index="55" svg:height="0.399cm" svg:width="0.447cm" text:anchor-type="as-char"/>oui</text:p>
                  <text:p text:style-name="P42"><text:span text:style-name="T6">Type de voirie </text:span>: <text:text-input text:description="">self.getValueForTemplate('roadType')</text:text-input><office:annotation><dc:creator>Ngaha </dc:creator><dc:date>2015-06-16T11:43:17</dc:date><text:p text:style-name="P66"><text:span text:style-name="T67">do text if not self.getValueForTemplate('roadType')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4">Équipement de la voirie</text:p>
            <text:p text:style-name="P44"><text:s text:c="39"/><text:span text:style-name="T29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2" table:style-name="Tableau8.A1">
                  <text:p text:style-name="P42"/>
                </table:table-cell>
                <table:covered-table-cell/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3" table:style-name="Tableau8.A1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8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getValueForTemplate('solicitOpinionsTo')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4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41"><office:annotation><dc:creator>sde </dc:creator><dc:date>2011-08-04T13:57:24</dc:date><text:p text:style-name="P66"><text:span text:style-name="T71">do row for folderZoneValue in self.getValuesForTemplate('folderZone')</text:span></text:p></office:annotation><draw:control draw:control="control1" draw:style-name="gr1" draw:text-style-name="P67" draw:z-index="0" svg:height="0.399cm" svg:width="0.447cm" text:anchor-type="as-char"/></text:p>
                </table:table-cell>
                <table:table-cell office:value-type="string" table:style-name="Tableau12.A1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8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42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38">Etude d'incidence ?</text:p>
          </table:table-cell>
          <table:table-cell office:value-type="string" table:number-columns-spanned="3" table:style-name="Tableau3.B2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draw:control="control15" draw:style-name="gr1" draw:text-style-name="P67" draw:z-index="14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draw:control="control57" draw:style-name="gr1" draw:text-style-name="P67" draw:z-index="5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41"/>
            <text:p text:style-name="P41"/>
            <text:p text:style-name="P41"/>
            <text:p text:style-name="P43">(suite au verso : <draw:control draw:control="control61" draw:style-name="gr1" draw:text-style-name="P67" draw:z-index="60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8">Annexes jointes</text:p>
          </table:table-cell>
          <table:table-cell office:value-type="string" table:number-columns-spanned="3" table:style-name="Tableau3.B17">
            <text:p text:style-name="P42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5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7" draw:z-index="15" svg:height="0.399cm" svg:width="0.447cm" text:anchor-type="as-char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6"><text:span text:style-name="T67">do text if not self.getValueForTemplate('roadType').count(u'Régionale')</text:span></text:p></office:annotation> <text:bookmark text:name="Unknown34"/><draw:control draw:control="control144" draw:style-name="gr1" draw:text-style-name="P67" draw:z-index="143" svg:height="0.399cm" svg:width="0.447cm" text:anchor-type="as-char"/>Régionale <text:s text:c="3"/></text:p>
      <text:p text:style-name="Standard"><office:annotation><dc:creator>Auteur inconnu</dc:creator><dc:date>2017-05-16T14:38:12</dc:date><text:p text:style-name="P66"><text:span text:style-name="T67">do text if self.getValueForTemplate('roadType').count(u'Régionale')</text:span></text:p></office:annotation> <text:bookmark text:name="Unknown341"/><draw:control draw:control="control146" draw:style-name="gr1" draw:text-style-name="P67" draw:z-index="145" svg:height="0.399cm" svg:width="0.447cm" text:anchor-type="as-char"/>Régionale </text:p>
      <text:p text:style-name="Standard"><text:s/><text:bookmark text:name="Unknown35"/><text:bookmark text:name="__Fieldmark__8122_2094603822"/><draw:control draw:control="control145" draw:style-name="gr1" draw:text-style-name="P67" draw:z-index="144" svg:height="0.399cm" svg:width="0.447cm" text:anchor-type="as-char"/>Communale</text:p>
      <text:p text:style-name="P3"><text:s/><draw:control draw:control="control143" draw:style-name="gr1" draw:text-style-name="P67" draw:z-index="142" svg:height="0.399cm" svg:width="0.447cm" text:anchor-type="as-char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1"><draw:control draw:control="control117" draw:style-name="gr1" draw:text-style-name="P67" draw:z-index="116" svg:height="0.399cm" svg:width="0.447cm" text:anchor-type="as-char"/></text:span><text:span text:style-name="T10"> ENQUETE</text:span></text:p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11"><draw:control draw:control="control116" draw:style-name="gr1" draw:text-style-name="P67" draw:z-index="115" svg:height="0.399cm" svg:width="0.447cm" text:anchor-type="as-char"/></text:span><text:span text:style-name="T10"> 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/text:span><text:span text:style-name="T45"><draw:control draw:control="control107" draw:style-name="gr1" draw:text-style-name="P67" draw:z-index="106" svg:height="0.399cm" svg:width="0.447cm" text:anchor-type="as-char"/></text:span><text:span text:style-name="T46"> 60 jours</text:span></text:p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/text:span><text:span text:style-name="T45"><draw:control draw:control="control108" draw:style-name="gr1" draw:text-style-name="P67" draw:z-index="107" svg:height="0.399cm" svg:width="0.447cm" text:anchor-type="as-char"/></text:span><text:span text:style-name="T46"> 105 jours</text:span></text:p>
      <text:p text:style-name="P4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text:span text:style-name="T65"><draw:control draw:control="control106" draw:style-name="gr1" draw:text-style-name="P67" draw:z-index="105" svg:height="0.399cm" svg:width="0.447cm" text:anchor-type="as-char"/></text:span> 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49"><draw:control draw:control="control100" draw:style-name="gr2" draw:text-style-name="P67" draw:z-index="99" svg:height="0.32cm" svg:width="0.331cm" svg:y="-0.302cm" text:anchor-type="as-char"/></text:span><text:span text:style-name="T49"> 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/text:span><text:span text:style-name="T45"><draw:control draw:control="control99" draw:style-name="gr1" draw:text-style-name="P67" draw:z-index="98" svg:height="0.399cm" svg:width="0.447cm" text:anchor-type="as-char"/></text:span><text:span text:style-name="T46"> 30 jours</text:span></text:p>
      <text:p text:style-name="P3"/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1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7">
      <style:table-properties fo:margin-left="-0.141cm" style:width="14.314cm" table:align="left"/>
    </style:style>
    <style:style style:family="table-column" style:name="Tableau17.A">
      <style:table-column-properties style:column-width="2.263cm"/>
    </style:style>
    <style:style style:family="table-column" style:name="Tableau17.B">
      <style:table-column-properties style:column-width="12.051cm"/>
    </style:style>
    <style:style style:family="table-cell" style:name="Tableau17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7.B1">
      <style:table-cell-properties fo:border="0.05pt solid #000000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style="normal" fo:font-weight="bold" style:font-name="Calibri1" style:font-size-asian="10pt" style:font-size-complex="12pt" style:font-style-asian="normal" style:font-style-complex="normal" style:font-weight-asian="bold" style:font-weight-complex="bold"/>
    </style:style>
    <style:style style:family="paragraph" style:name="P5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style:font-name="Calibri1"/>
    </style:style>
    <style:style style:family="paragraph" style:name="P7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8" style:parent-style-name="Standard">
      <style:text-properties fo:font-size="12pt" style:font-name="Calibri1" style:font-size-asian="12pt" style:font-size-complex="12pt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10" style:parent-style-name="Standard"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6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7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9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20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1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2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4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5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text-properties fo:color="#0070c0" fo:font-size="9pt" style:font-name="Calibri1" style:font-size-asian="9pt" style:font-size-complex="9pt"/>
    </style:style>
    <style:style style:family="paragraph" style:name="P28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9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30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31" style:parent-style-name="UrbanTitle">
      <style:paragraph-properties fo:text-align="start" style:justify-single-word="false"/>
      <style:text-properties fo:font-size="12pt" style:font-name="Calibri1" style:font-size-asian="12pt" style:font-size-complex="12pt" style:text-underline-style="none"/>
    </style:style>
    <style:style style:family="paragraph" style:name="P32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3" style:parent-style-name="UrbanTitle">
      <style:text-properties fo:font-size="12pt" fo:font-weight="normal" officeooo:paragraph-rsid="0019bfff" style:font-name="Calibri1" style:font-size-asian="12pt" style:font-size-complex="12pt" style:font-weight-asian="normal" style:font-weight-complex="normal" style:text-underline-style="none"/>
    </style:style>
    <style:style style:family="paragraph" style:name="P34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6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7" style:parent-style-name="UrbanBody_20_">
      <style:paragraph-properties fo:line-height="150%" fo:text-align="start" style:justify-single-word="false"/>
      <style:text-properties fo:font-size="10pt" fo:font-weight="bold" style:font-name="Calibri1" style:font-size-asian="10pt" style:font-size-complex="10pt" style:font-weight-asian="bold"/>
    </style:style>
    <style:style style:family="paragraph" style:name="P38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9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UrbanBody_20_">
      <style:text-properties fo:font-size="10pt" style:font-name="Calibri1" style:font-size-asian="10pt" style:font-size-complex="10pt"/>
    </style:style>
    <style:style style:family="paragraph" style:name="P42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43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44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5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center" style:justify-single-word="false"/>
      <style:text-properties fo:font-size="10pt" fo:font-style="normal" fo:font-weight="normal" officeooo:paragraph-rsid="001966b1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7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Calibri1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Calibri1" style:font-size-asian="9.5pt" style:font-size-complex="9.5pt"/>
    </style:style>
    <style:style style:family="paragraph" style:name="P52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53" style:parent-style-name="UrbanBody_20_">
      <style:text-properties fo:font-size="9pt" style:font-name="Calibri1" style:font-size-asian="9pt" style:font-size-complex="9pt"/>
    </style:style>
    <style:style style:family="paragraph" style:name="P54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5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7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8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9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60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61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62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3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4" style:parent-style-name="UrbanBody_20_">
      <style:paragraph-properties fo:margin-left="0.002cm" fo:margin-right="-0.335cm" fo:text-indent="0cm" style:auto-text-indent="false"/>
      <style:text-properties fo:font-size="9pt" style:font-name="Calibri1" style:font-size-asian="9pt" style:font-size-complex="9pt"/>
    </style:style>
    <style:style style:family="paragraph" style:name="P65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7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normal" style:font-size-complex="10pt" style:font-weight-asian="normal" style:font-weight-complex="normal"/>
    </style:style>
    <style:style style:family="text" style:name="T12">
      <style:text-properties fo:background-color="transparent" fo:font-weight="normal" loext:char-shading-value="0" style:font-weight-asian="normal" style:font-weight-complex="norm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5">
      <style:text-properties fo:font-weight="bold" style:font-weight-asian="bold" style:text-underline-color="font-color" style:text-underline-style="solid" style:text-underline-width="auto"/>
    </style:style>
    <style:style style:family="text" style:name="T16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20">
      <style:text-properties fo:background-color="transparent" loext:char-shading-value="0" style:text-underline-color="font-color" style:text-underline-style="solid" style:text-underline-width="auto"/>
    </style:style>
    <style:style style:family="text" style:name="T21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3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4">
      <style:text-properties fo:font-weight="bold" style:font-weight-asian="bold" style:use-window-font-color="true"/>
    </style:style>
    <style:style style:family="text" style:name="T25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7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8">
      <style:text-properties fo:font-style="italic" style:font-style-asian="italic" style:text-underline-color="font-color" style:text-underline-style="solid" style:text-underline-width="auto"/>
    </style:style>
    <style:style style:family="text" style:name="T29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0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1">
      <style:text-properties fo:background-color="transparent" fo:font-style="italic" fo:font-weight="bold" loext:char-shading-value="0" style:font-style-asian="italic" style:font-weight-asian="bold"/>
    </style:style>
    <style:style style:family="text" style:name="T32">
      <style:text-properties fo:font-style="italic" style:font-style-asian="italic"/>
    </style:style>
    <style:style style:family="text" style:name="T33">
      <style:text-properties fo:font-size="9pt" style:font-size-asian="9pt" style:font-size-complex="9pt"/>
    </style:style>
    <style:style style:family="text" style:name="T34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5">
      <style:text-properties fo:font-size="10.5pt" style:font-size-asian="10.5pt" style:font-size-complex="10.5pt"/>
    </style:style>
    <style:style style:family="text" style:name="T36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37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9">
      <style:text-properties fo:text-transform="uppercase"/>
    </style:style>
    <style:style style:family="text" style:name="T40">
      <style:text-properties fo:font-weight="bold" fo:text-transform="uppercase" style:font-weight-asian="bold"/>
    </style:style>
    <style:style style:family="text" style:name="T41">
      <style:text-properties fo:font-size="12pt" fo:font-weight="bold" fo:text-transform="uppercase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text" style:name="T42">
      <style:text-properties fo:text-transform="uppercase" style:text-underline-style="none"/>
    </style:style>
    <style:style style:family="text" style:name="T43">
      <style:text-properties fo:font-weight="bold" fo:text-transform="uppercase" style:font-weight-asian="bold" style:font-weight-complex="bold" style:text-underline-color="font-color" style:text-underline-style="solid" style:text-underline-width="auto"/>
    </style:style>
    <style:style style:family="text" style:name="T44">
      <style:text-properties fo:font-variant="small-caps"/>
    </style:style>
    <style:style style:family="text" style:name="T45">
      <style:text-properties fo:font-size="10pt" fo:font-weight="bold" style:font-size-asian="10pt" style:font-size-complex="10pt" style:font-weight-asian="bold" style:font-weight-complex="bold"/>
    </style:style>
    <style:style style:family="text" style:name="T46">
      <style:text-properties fo:font-size="10pt" style:font-size-asian="10pt"/>
    </style:style>
    <style:style style:family="text" style:name="T47">
      <style:text-properties fo:font-size="10pt" fo:font-weight="normal" style:font-size-asian="10pt" style:font-size-complex="10pt" style:font-weight-asian="normal" style:font-weight-complex="normal"/>
    </style:style>
    <style:style style:family="text" style:name="T48">
      <style:text-properties fo:color="#00b050"/>
    </style:style>
    <style:style style:family="text" style:name="T49">
      <style:text-properties fo:color="#00b050" fo:font-weight="bold" style:font-weight-asian="bold"/>
    </style:style>
    <style:style style:family="text" style:name="T50">
      <style:text-properties fo:color="#00b050" style:text-underline-color="font-color" style:text-underline-style="solid" style:text-underline-width="auto"/>
    </style:style>
    <style:style style:family="text" style:name="T51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2">
      <style:text-properties fo:color="#00b050" fo:font-style="normal" fo:font-weight="bold" style:font-style-asian="normal" style:font-style-complex="normal" style:font-weight-asian="bold"/>
    </style:style>
    <style:style style:family="text" style:name="T53">
      <style:text-properties fo:color="#00b050" style:text-underline-style="none"/>
    </style:style>
    <style:style style:family="text" style:name="T54">
      <style:text-properties fo:color="#00b050" fo:font-weight="bold" style:font-weight-asian="bold" style:text-underline-style="none"/>
    </style:style>
    <style:style style:family="text" style:name="T55">
      <style:text-properties fo:color="#00b050" fo:font-style="italic" style:font-style-asian="italic"/>
    </style:style>
    <style:style style:family="text" style:name="T56">
      <style:text-properties fo:color="#0070c0"/>
    </style:style>
    <style:style style:family="text" style:name="T57">
      <style:text-properties fo:color="#0070c0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9">
      <style:text-properties fo:color="#0070c0" fo:font-weight="bold" style:font-weight-asian="bold"/>
    </style:style>
    <style:style style:family="text" style:name="T60">
      <style:text-properties fo:color="#0070c0" fo:font-style="italic" style:font-style-asian="italic"/>
    </style:style>
    <style:style style:family="text" style:name="T61">
      <style:text-properties fo:color="#0070c0" fo:font-weight="normal" style:font-weight-asian="normal" style:font-weight-complex="normal"/>
    </style:style>
    <style:style style:family="text" style:name="T62">
      <style:text-properties fo:color="#e36c0a"/>
    </style:style>
    <style:style style:family="text" style:name="T63">
      <style:text-properties fo:color="#e36c0a" fo:font-weight="bold" style:font-weight-asian="bold"/>
    </style:style>
    <style:style style:family="text" style:name="T64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5">
      <style:text-properties style:font-size-complex="10pt"/>
    </style:style>
    <style:style style:family="text" style:name="T66">
      <style:text-properties fo:background-color="transparent" loext:char-shading-value="0"/>
    </style:style>
    <style:style style:family="text" style:name="T6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8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current-state="checked" form:id="control1" form:image-position="center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name="Case à cocher 3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name="Case à cocher 9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name="Case à cocher 9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8" form:image-position="center" form:name="Case à cocher 9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3" form:image-position="center" form:name="Case à cocher 9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name="Case à cocher 9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5" form:image-position="center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name="Case à cocher 8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name="Case à cocher 7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name="Case à cocher 9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name="Case à cocher 9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name="Case à cocher 9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name="Case à cocher 9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name="Case à cocher 7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name="Case à cocher 8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4" form:image-position="center" form:name="Case à cocher 10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name="Case à cocher 11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6" form:image-position="center" form:name="Case à cocher 11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name="Case à cocher 22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name="Case à cocher 2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name="Case à cocher 2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name="Case à cocher 2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name="Case à cocher 24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2" form:image-position="center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label="Case à cocher" form:name="Case à cocher 17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label="Case à cocher" form:name="Case à cocher 17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label="Case à cocher" form:name="Case à cocher 17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label="Case à cocher" form:name="Case à cocher 17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label="Case à cocher" form:name="Case à cocher 17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label="Case à cocher" form:name="Case à cocher 17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label="Case à cocher" form:name="Case à cocher 17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2" form:image-position="center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name="Case à cocher 6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name="Case à cocher 25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name="Case à cocher 25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6" form:image-position="center" form:name="Case à cocher 25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name="Case à cocher 25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8" form:image-position="center" form:name="Case à cocher 25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name="Case à cocher 25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3" form:image-position="center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label="Case à cocher" form:name="Case à cocher 17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8" form:image-position="center" form:name="Case à cocher 16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label="Case à cocher" form:name="Case à cocher 17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label="Case à cocher" form:name="Case à cocher 17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2" form:image-position="center" form:label="Case à cocher" form:name="Case à cocher 17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3" form:image-position="center" form:label="Case à cocher" form:name="Case à cocher 17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4" form:image-position="center" form:label="Case à cocher" form:name="Case à cocher 17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5" form:image-position="center" form:label="Case à cocher" form:name="Case à cocher 17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name="Case à cocher 16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name="Case à cocher 16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name="Case à cocher 16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name="Case à cocher 16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0" form:image-position="center" form:name="Case à cocher 16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1" form:image-position="center" form:name="Case à cocher 1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2" form:image-position="center" form:label="Case à cocher" form:name="Case à cocher 1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3" form:image-position="center" form:name="Case à cocher 16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name="Case à cocher 16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name="Case à cocher 16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6" form:image-position="center" form:name="Case à cocher 16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name="Case à cocher 1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name="Case à cocher 16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9" form:image-position="center" form:name="Case à cocher 16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0" form:image-position="center" form:name="Case à cocher 16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1" form:image-position="center" form:name="Case à cocher 16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2" form:image-position="center" form:name="Case à cocher 31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3" form:image-position="center" form:name="Case à cocher 22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4" form:image-position="center" form:name="Case à cocher 21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5" form:image-position="center" form:name="Case à cocher 39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6" form:image-position="center" form:name="Case à cocher 38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name="Case à cocher 3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name="Case à cocher 37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name="Case à cocher 34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name="Case à cocher 35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1" form:image-position="center" form:name="Case à cocher 33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name="Case à cocher 32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name="Case à cocher 26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name="Case à cocher 30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name="Case à cocher 20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name="Case à cocher 1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7" form:image-position="center" form:name="Case à cocher 2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8" form:image-position="center" form:name="Case à cocher 28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name="Case à cocher 1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name="Case à cocher 27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name="Case à cocher 14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name="Case à cocher 15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name="Case à cocher 13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4" form:image-position="center" form:name="Case à cocher 4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5" form:image-position="center" form:name="Case à cocher 12" xml:id="control1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6" form:image-position="center" form:name="Case à cocher 4" xml:id="control1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7" form:image-position="center" form:name="Case à cocher 6" xml:id="control1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8" form:image-position="center" form:name="Case à cocher 6" xml:id="control1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9" form:image-position="center" form:name="Case à cocher 6" xml:id="control1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0" form:image-position="center" form:name="Case à cocher 6" xml:id="control1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 / </text:span><text:span text:style-name="T36"><text:text-input text:description="">tool.getCurrentFolderManagerInitials()</text:text-input></text:span> <text:s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5"><draw:control draw:control="control81" draw:style-name="gr2" draw:text-style-name="P67" draw:z-index="80" svg:height="0.32cm" svg:width="0.331cm" svg:y="-0.302cm" text:anchor-type="as-char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5"><draw:control draw:control="control80" draw:style-name="gr2" draw:text-style-name="P67" draw:z-index="79" svg:height="0.32cm" svg:width="0.331cm" svg:y="-0.302cm" text:anchor-type="as-char"/>envoi avec le <text:span text:style-name="T13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5"><draw:control draw:control="control82" draw:style-name="gr2" draw:text-style-name="P67" draw:z-index="81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draw:control="control104" draw:style-name="gr2" draw:text-style-name="P67" draw:z-index="103" svg:height="0.32cm" svg:width="0.331cm" svg:y="-0.302cm" text:anchor-type="as-char"/></text:span><text:span text:style-name="T24"> 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draw:control="control103" draw:style-name="gr2" draw:text-style-name="P67" draw:z-index="102" svg:height="0.32cm" svg:width="0.331cm" svg:y="-0.302cm" text:anchor-type="as-char"/></text:span><text:span text:style-name="T26"> </text:span><text:span text:style-name="T27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6">N.B. : un « primo dossier » avait déjà été envoyé : <draw:control draw:control="control101" draw:style-name="gr2" draw:text-style-name="P67" draw:z-index="100" svg:height="0.32cm" svg:width="0.331cm" svg:y="-0.302cm" text:anchor-type="as-char"/><text:span text:style-name="T10">oui <text:s text:c="3"/></text:span><text:span text:style-name="T10"><draw:control draw:control="control102" draw:style-name="gr2" draw:text-style-name="P67" draw:z-index="101" svg:height="0.32cm" svg:width="0.331cm" svg:y="-0.302cm" text:anchor-type="as-char"/></text:span><text:span text:style-name="T10"> 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10"><text:span text:style-name="T49"><office:annotation><dc:creator>Auteur inconnu</dc:creator><dc:date>2017-05-16T10:02:36</dc:date><text:p text:style-name="P66"><text:span text:style-name="T67">do text if not licence_helper.folderCategory.count('UCP')</text:span></text:p></office:annotation></text:span><text:span text:style-name="T49"><draw:control draw:control="control63" draw:style-name="gr2" draw:text-style-name="P67" draw:z-index="62" svg:height="0.32cm" svg:width="0.331cm" svg:y="-0.302cm" text:anchor-type="as-char"/></text:span><text:span text:style-name="T49"> 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6"><text:span text:style-name="T67">do text if licence_helper.folderCategory.count('UCP')</text:span></text:p></office:annotation></text:span><text:span text:style-name="T51"><draw:control draw:control="control95" draw:style-name="gr2" draw:text-style-name="P67" draw:z-index="94" svg:height="0.32cm" svg:width="0.331cm" svg:y="-0.302cm" text:anchor-type="as-char"/></text:span><text:span text:style-name="T54"> UFD</text:span><text:span text:style-name="T53">: permis d'urbanisme </text:span><text:span text:style-name="T50">délivré par le FD</text:span></text:p>
            <text:p text:style-name="P10"><text:span text:style-name="T49"><draw:control draw:control="control62" draw:style-name="gr2" draw:text-style-name="P67" draw:z-index="61" svg:height="0.32cm" svg:width="0.331cm" svg:y="-0.302cm" text:anchor-type="as-char"/></text:span><text:span text:style-name="T49"> 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draw:control="control64" draw:style-name="gr2" draw:text-style-name="P67" draw:z-index="63" svg:height="0.32cm" svg:width="0.331cm" svg:y="-0.302cm" text:anchor-type="as-char"/></text:span><text:span text:style-name="T49"> 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draw:control="control65" draw:style-name="gr2" draw:text-style-name="P67" draw:z-index="64" svg:height="0.32cm" svg:width="0.331cm" svg:y="-0.302cm" text:anchor-type="as-char"/></text:span><text:span text:style-name="T5"> 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draw:control="control66" draw:style-name="gr2" draw:text-style-name="P67" draw:z-index="65" svg:height="0.32cm" svg:width="0.331cm" svg:y="-0.302cm" text:anchor-type="as-char"/></text:span><text:span text:style-name="T5"> DIV</text:span> : autre demande <text:s text:c="19"/></text:p>
            <text:p text:style-name="P10"><text:bookmark text:name="Unknown6"/><text:span text:style-name="T5"><draw:control draw:control="control67" draw:style-name="gr2" draw:text-style-name="P67" draw:z-index="66" svg:height="0.32cm" svg:width="0.331cm" svg:y="-0.302cm" text:anchor-type="as-char"/></text:span><text:span text:style-name="T5"> BCX :</text:span> dossiers contentieux</text:p>
            <text:p text:style-name="P11"><text:span text:style-name="T5"><draw:control draw:control="control68" draw:style-name="gr2" draw:text-style-name="P67" draw:z-index="67" svg:height="0.32cm" svg:width="0.331cm" svg:y="-0.302cm" text:anchor-type="as-char"/></text:span><text:span text:style-name="T5"> 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draw:control="control69" draw:style-name="gr2" draw:text-style-name="P67" draw:z-index="68" svg:height="0.32cm" svg:width="0.331cm" svg:y="-0.302cm" text:anchor-type="as-char"/></text:span><text:span text:style-name="T63"> PIC/PIUR</text:span><text:span text:style-name="T62"> : avec Urbanisme se</text:span></text:p>
            <text:p text:style-name="P11"><text:span text:style-name="T63"><draw:control draw:control="control70" draw:style-name="gr2" draw:text-style-name="P67" draw:z-index="69" svg:height="0.32cm" svg:width="0.331cm" svg:y="-0.302cm" text:anchor-type="as-char"/></text:span><text:span text:style-name="T63"> PIC/PIEN</text:span><text:span text:style-name="T62"> : avec Environnement seul </text:span></text:p>
            <text:p text:style-name="P11"><text:span text:style-name="T62"><draw:control draw:control="control71" draw:style-name="gr2" draw:text-style-name="P67" draw:z-index="70" svg:height="0.32cm" svg:width="0.331cm" svg:y="-0.302cm" text:anchor-type="as-char"/></text:span><text:span text:style-name="T62"> </text:span><text:span text:style-name="T63">PIC/PIUN </text:span><text:span text:style-name="T62">: Unique (= Urba.+ Envir.)</text:span></text:p>
          </table:table-cell>
          <table:table-cell office:value-type="string" table:style-name="Tableau10.B1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6"><text:span text:style-name="T67">do text if not licence_helper.folderCategory.count('UCO:')</text:span></text:p></office:annotation><draw:control draw:control="control72" draw:style-name="gr2" draw:text-style-name="P67" draw:z-index="71" svg:height="0.32cm" svg:width="0.331cm" svg:y="-0.302cm" text:anchor-type="as-char"/> 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6"><text:span text:style-name="T67">do text if licence_helper.folderCategory.count('UCO:')</text:span></text:p></office:annotation></text:span><text:span text:style-name="T56"><draw:control draw:control="control90" draw:style-name="gr2" draw:text-style-name="P67" draw:z-index="89" svg:height="0.32cm" svg:width="0.331cm" svg:y="-0.302cm" text:anchor-type="as-char"/></text:span><text:span text:style-name="T56"> 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6"><text:span text:style-name="T67">do text if not licence_helper.folderCategory.count('UCO/D')</text:span></text:p></office:annotation><draw:control draw:control="control73" draw:style-name="gr2" draw:text-style-name="P67" draw:z-index="72" svg:height="0.32cm" svg:width="0.331cm" svg:y="-0.302cm" text:anchor-type="as-char"/> 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6"><text:span text:style-name="T67">do text if licence_helper.folderCategory.count('UCO/D')</text:span></text:p></office:annotation></text:span><text:span text:style-name="T56"><draw:control draw:control="control91" draw:style-name="gr2" draw:text-style-name="P67" draw:z-index="90" svg:height="0.32cm" svg:width="0.331cm" svg:y="-0.302cm" text:anchor-type="as-char"/></text:span><text:span text:style-name="T56"> 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draw:control="control74" draw:style-name="gr2" draw:text-style-name="P67" draw:z-index="73" svg:height="0.32cm" svg:width="0.331cm" svg:y="-0.302cm" text:anchor-type="as-char"/> 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6"><text:span text:style-name="T67">do text if not licence_helper.folderCategory.count('UCO/A')</text:span></text:p></office:annotation></text:span><text:span text:style-name="T8"><draw:control draw:control="control75" draw:style-name="gr2" draw:text-style-name="P67" draw:z-index="74" svg:height="0.32cm" svg:width="0.331cm" svg:y="-0.302cm" text:anchor-type="as-char"/></text:span><text:span text:style-name="T8"> 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6"><text:span text:style-name="T67">do text if licence_helper.folderCategory.count('UCO/A')</text:span></text:p></office:annotation></text:span><text:span text:style-name="T8"><draw:control draw:control="control92" draw:style-name="gr2" draw:text-style-name="P67" draw:z-index="91" svg:height="0.32cm" svg:width="0.331cm" svg:y="-0.302cm" text:anchor-type="as-char"/></text:span><text:span text:style-name="T8"> 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6"><text:span text:style-name="T67">do text if not licence_helper.folderCategory.count('UCO/PD')</text:span></text:p></office:annotation></text:span><text:span text:style-name="T8"><draw:control draw:control="control76" draw:style-name="gr2" draw:text-style-name="P67" draw:z-index="75" svg:height="0.32cm" svg:width="0.331cm" svg:y="-0.302cm" text:anchor-type="as-char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6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draw:control="control93" draw:style-name="gr2" draw:text-style-name="P67" draw:z-index="92" svg:height="0.32cm" svg:width="0.331cm" svg:y="-0.302cm" text:anchor-type="as-char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draw:control="control77" draw:style-name="gr2" draw:text-style-name="P67" draw:z-index="76" svg:height="0.32cm" svg:width="0.331cm" svg:y="-0.302cm" text:anchor-type="as-char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draw:control="control94" draw:style-name="gr2" draw:text-style-name="P67" draw:z-index="93" svg:height="0.32cm" svg:width="0.331cm" svg:y="-0.302cm" text:anchor-type="as-char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draw:control="control78" draw:style-name="gr2" draw:text-style-name="P67" draw:z-index="77" svg:height="0.32cm" svg:width="0.331cm" svg:y="-0.302cm" text:anchor-type="as-char"/></text:span><text:span text:style-name="T8"> LCO/PD: permis </text:span><text:span text:style-name="T31">d'urbanisation </text:span><text:span text:style-name="T17">direct</text:span></text:p>
            <text:p text:style-name="P12"><text:span text:style-name="T19"><draw:control draw:control="control79" draw:style-name="gr2" draw:text-style-name="P67" draw:z-index="78" svg:height="0.32cm" svg:width="0.331cm" svg:y="-0.302cm" text:anchor-type="as-char"/></text:span><text:span text:style-name="T4"> 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12"><text:span text:style-name="T40">Demandeur </text:span>: nom, prénom</text:p>
          </table:table-cell>
          <table:table-cell office:value-type="string" table:number-columns-spanned="6" table:style-name="Tableau11.B1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4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office:value-type="string" table:number-columns-spanned="6" table:style-name="Tableau11.B2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40">OBJET</text:span> de la demande : </text:p>
          </table:table-cell>
          <table:table-cell office:value-type="string" table:number-columns-spanned="6" table:style-name="Tableau11.B2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39">Auteur de projet</text:span> : nom</text:p>
          </table:table-cell>
          <table:table-cell office:value-type="string" table:number-columns-spanned="6" table:style-name="Tableau11.B2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20"/>
            <text:p text:style-name="P20"/>
            <text:p text:style-name="P10"/>
          </table:table-cell>
          <table:covered-table-cell/>
          <table:table-cell office:value-type="string" table:number-columns-spanned="2" table:style-name="Tableau11.B5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30 jours' in licence_helper.annoncedDelay</text:span></text:p></office:annotation><text:span text:style-name="T6"><draw:control draw:control="control96" draw:style-name="gr1" draw:text-style-name="P67" draw:z-index="95" svg:height="0.399cm" svg:width="0.447cm" text:anchor-type="as-char"/></text:span> 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75 jours' in licence_helper.annoncedDelay</text:span></text:p></office:annotation><text:span text:style-name="T6"><draw:control draw:control="control97" draw:style-name="gr1" draw:text-style-name="P67" draw:z-index="96" svg:height="0.399cm" svg:width="0.447cm" text:anchor-type="as-char"/></text:span> 7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text:span text:style-name="T6"><draw:control draw:control="control98" draw:style-name="gr1" draw:text-style-name="P67" draw:z-index="97" svg:height="0.399cm" svg:width="0.447cm" text:anchor-type="as-char"/></text:span> 11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4" draw:style-name="gr1" draw:text-style-name="P67" draw:z-index="113" svg:height="0.399cm" svg:width="0.447cm" text:anchor-type="as-char"/></text:span> 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5" draw:style-name="gr1" draw:text-style-name="P67" draw:z-index="114" svg:height="0.399cm" svg:width="0.447cm" text:anchor-type="as-char"/></text:span> 7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13" draw:style-name="gr1" draw:text-style-name="P67" draw:z-index="112" svg:height="0.399cm" svg:width="0.447cm" text:anchor-type="as-char"/></text:span><text:span text:style-name="T10"> 115 jours</text:span></text:p>
          </table:table-cell>
          <table:covered-table-cell/>
          <table:table-cell office:value-type="string" table:number-columns-spanned="2" table:style-name="Tableau11.F5">
            <text:p text:style-name="P28"/>
            <text:p text:style-name="P19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draw:control="control112" draw:style-name="gr2" draw:text-style-name="P67" draw:z-index="111" svg:height="0.32cm" svg:width="0.331cm" svg:y="-0.302cm" text:anchor-type="as-char"/></text:span><text:span text:style-name="T24"> 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draw:control="control105" draw:style-name="gr2" draw:text-style-name="P67" draw:z-index="104" svg:height="0.32cm" svg:width="0.331cm" svg:y="-0.302cm" text:anchor-type="as-char"/></text:span><text:span text:style-name="T26"> 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0" draw:style-name="gr1" draw:text-style-name="P67" draw:z-index="109" svg:height="0.399cm" svg:width="0.447cm" text:anchor-type="as-char"/></text:span> 6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1" draw:style-name="gr1" draw:text-style-name="P67" draw:z-index="110" svg:height="0.399cm" svg:width="0.447cm" text:anchor-type="as-char"/></text:span> 10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09" draw:style-name="gr1" draw:text-style-name="P67" draw:z-index="108" svg:height="0.399cm" svg:width="0.447cm" text:anchor-type="as-char"/></text:span><text:span text:style-name="T10"> 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12">Autres dossiers connus sur le bien</text:p>
          </table:table-cell>
          <table:table-cell office:value-type="string" table:number-columns-spanned="6" table:style-name="Tableau11.B7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5">Zonage au plan de secteur</text:p>
          </table:table-cell>
          <table:table-cell office:value-type="string" table:number-columns-spanned="6" table:style-name="Tableau11.B2">
            <text:p text:style-name="P53"><office:annotation><dc:creator>sde </dc:creator><dc:date>2011-08-04T13:57:24</dc:date><text:p text:style-name="P66"><text:span text:style-name="T71">do row for folderZoneValue in self.getValuesForTemplate('folderZone')</text:span></text:p></office:annotation><draw:control draw:control="control122" draw:style-name="gr1" draw:text-style-name="P67" draw:z-index="121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L’objet de la demande est dans  : </text:p>
          </table:table-cell>
          <table:table-cell office:value-type="string" table:number-columns-spanned="6" table:style-name="Tableau11.B2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7">Avec <text:span text:style-name="T39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3"><office:annotation><dc:creator>Auteur inconnu</dc:creator><dc:date>2017-05-16T15:03:23</dc:date><text:p text:style-name="P66"><text:span text:style-name="T67">do text if not licence_helper.divergence</text:span></text:p></office:annotation><draw:control draw:control="control147" draw:style-name="gr1" draw:text-style-name="P67" draw:z-index="146" svg:height="0.399cm" svg:width="0.447cm" text:anchor-type="as-char"/><text:bookmark text:name="Unknown1012"/><text:bookmark text:name="__Fieldmark__7369_209460382212"/>EC<text:bookmark text:name="Unknown141112"/>ART <text:s/></text:p>
                  <text:p text:style-name="P65"><office:annotation><dc:creator>Auteur inconnu</dc:creator><dc:date>2017-05-16T15:02:40</dc:date><text:p text:style-name="P66"><text:span text:style-name="T67">do text if licence_helper.divergence</text:span></text:p></office:annotation><draw:control draw:control="control148" draw:style-name="gr1" draw:text-style-name="P67" draw:z-index="147" svg:height="0.399cm" svg:width="0.447cm" text:anchor-type="as-char"/><text:bookmark text:name="Unknown10111"/><text:bookmark text:name="__Fieldmark__7369_2094603822111"/>EC<text:bookmark text:name="Unknown1411111"/>ART <text:s/></text:p>
                </table:table-cell>
                <table:table-cell office:value-type="string" table:style-name="Tableau16.B1">
                  <text:p text:style-name="P63"><office:annotation><dc:creator>Auteur inconnu</dc:creator><dc:date>2017-05-16T15:03:23</dc:date><text:p text:style-name="P66"><text:span text:style-name="T67">do text if not licence_helper.derogation</text:span></text:p></office:annotation><draw:control draw:control="control149" draw:style-name="gr1" draw:text-style-name="P67" draw:z-index="148" svg:height="0.399cm" svg:width="0.447cm" text:anchor-type="as-char"/>DEROGATION</text:p>
                  <text:p text:style-name="P63"><office:annotation><dc:creator>Auteur inconnu</dc:creator><dc:date>2017-05-16T15:03:23</dc:date><text:p text:style-name="P66"><text:span text:style-name="T67">do text if <text:s/>licence_helper.derogation</text:span></text:p></office:annotation><draw:control draw:control="control150" draw:style-name="gr1" draw:text-style-name="P67" draw:z-index="149" svg:height="0.399cm" svg:width="0.447cm" text:anchor-type="as-char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12">Publicité ?</text:p>
          </table:table-cell>
          <table:table-cell office:value-type="string" table:number-columns-spanned="3" table:style-name="Tableau11.B11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Ann' in licence_helper.inquiry_type</text:span></text:p></office:annotation></text:span><text:span text:style-name="T10"><draw:control draw:control="control121" draw:style-name="gr1" draw:text-style-name="P67" draw:z-index="120" svg:height="0.399cm" svg:width="0.447cm" text:anchor-type="as-char"/></text:span><text:span text:style-name="T10"> ANNONCE DE PROJET</text:span></text:p>
            <text:p text:style-name="P15"><text:soft-page-break/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Ann' in licence_helper.inquiry_type</text:span></text:p></office:annotation></text:span><text:span text:style-name="T38"><draw:control draw:control="control120" draw:style-name="gr1" draw:text-style-name="P67" draw:z-index="119" svg:height="0.399cm" svg:width="0.447cm" text:anchor-type="as-char"/></text:span><text:span text:style-name="T38"> 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0"><draw:control draw:control="control119" draw:style-name="gr1" draw:text-style-name="P67" draw:z-index="118" svg:height="0.399cm" svg:width="0.447cm" text:anchor-type="as-char"/></text:span><text:span text:style-name="T10"> ENQUETE PUBLIQUE</text:span></text:p>
            <text:p text:style-name="P15"><text:soft-page-break/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38"><draw:control draw:control="control118" draw:style-name="gr1" draw:text-style-name="P67" draw:z-index="117" svg:height="0.399cm" svg:width="0.447cm" text:anchor-type="as-char"/></text:span><text:span text:style-name="T38"> ENQUETE PUBLIQUE</text:span></text:p>
          </table:table-cell>
          <table:covered-table-cell/>
          <table:table-cell office:value-type="string" table:style-name="Tableau11.B7">
            <text:p text:style-name="P10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10">Réunion de projet préalable ?</text:p>
          </table:table-cell>
          <table:table-cell office:value-type="string" table:number-columns-spanned="6" table:style-name="Tableau11.B2">
            <text:p text:style-name="P10"><draw:control draw:control="control83" draw:style-name="gr1" draw:text-style-name="P67" draw:z-index="82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office:value-type="string" table:style-name="Tableau11.A2">
            <text:p text:style-name="P25">Equipement de la voirie</text:p>
            <text:p text:style-name="P25">Type de voirie : <text:span text:style-name="T47"><text:text-input text:description="">self.getValueForTemplate('roadType')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5"><office:annotation><dc:creator>Ngaha </dc:creator><dc:date>2015-06-16T14:05:28</dc:date><text:p text:style-name="P66"><text:span text:style-name="T67">do text if not self.getRoadCoating()</text:span></text:p></office:annotation><draw:control draw:control="control126" draw:style-name="gr1" draw:text-style-name="P67" draw:z-index="125" svg:height="0.399cm" svg:width="0.447cm" text:anchor-type="as-char"/>revêtement en </text:p>
                  <text:p text:style-name="P55"><office:annotation><dc:creator>Ngaha </dc:creator><dc:date>2015-06-16T14:04:23</dc:date><text:p text:style-name="P66"><text:span text:style-name="T67">do text if self.getRoadCoating()</text:span></text:p></office:annotation><draw:control draw:control="control125" draw:style-name="gr1" draw:text-style-name="P67" draw:z-index="124" svg:height="0.399cm" svg:width="0.447cm" text:anchor-type="as-char"/>revêtement en <text:text-input text:description="">self.getValueForTemplate('roadCoating')</text:text-input></text:p>
                </table:table-cell>
                <table:table-cell office:value-type="string" table:style-name="Tableau14.A1">
                  <text:p text:style-name="P55"><office:annotation><dc:creator>Ngaha </dc:creator><dc:date>2015-06-16T13:40:43</dc:date><text:p text:style-name="P66"><text:span text:style-name="T70">do text if not self.roadEquipments.__str__().count(u"'eau'")</text:span></text:p></office:annotation><draw:control draw:control="control127" draw:style-name="gr1" draw:text-style-name="P67" draw:z-index="126" svg:height="0.399cm" svg:width="0.447cm" text:anchor-type="as-char"/>eau</text:p>
                  <text:p text:style-name="P55"><office:annotation><dc:creator>Ngaha </dc:creator><dc:date>2015-06-16T13:41:59</dc:date><text:p text:style-name="P66"><text:span text:style-name="T67">do text if self.roadEquipments.__str__().count(u"'eau'")</text:span></text:p></office:annotation><draw:control draw:control="control128" draw:style-name="gr1" draw:text-style-name="P67" draw:z-index="127" svg:height="0.399cm" svg:width="0.447cm" text:anchor-type="as-char"/>eau</text:p>
                </table:table-cell>
                <table:table-cell office:value-type="string" table:style-name="Tableau14.A1">
                  <text:p text:style-name="P55"><office:annotation><dc:creator>Ngaha </dc:creator><dc:date>2015-06-16T14:04:05</dc:date><text:p text:style-name="P66"><text:span text:style-name="T67">do text if not self.roadEquipments.__str__().count(u"'electricite'")</text:span></text:p></office:annotation><draw:control draw:control="control129" draw:style-name="gr1" draw:text-style-name="P67" draw:z-index="128" svg:height="0.399cm" svg:width="0.447cm" text:anchor-type="as-char"/>électricité</text:p>
                  <text:p text:style-name="P55"><office:annotation><dc:creator>Ngaha </dc:creator><dc:date>2015-06-16T13:42:53</dc:date><text:p text:style-name="P66"><text:span text:style-name="T67">do text if self.roadEquipments.__str__().count(u"'electricite'")</text:span></text:p></office:annotation><draw:control draw:control="control130" draw:style-name="gr1" draw:text-style-name="P67" draw:z-index="129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5"><office:annotation><dc:creator>Ngaha </dc:creator><dc:date>2015-06-16T14:07:58</dc:date><text:p text:style-name="P66"><text:span text:style-name="T67">do text if not self.roadEquipments.__str__().count(u"'epuration'")</text:span></text:p></office:annotation><draw:control draw:control="control132" draw:style-name="gr1" draw:text-style-name="P67" draw:z-index="131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6"><text:span text:style-name="T67">do text if self.roadEquipments.__str__().count(u"'epuration'")</text:span></text:p></office:annotation><draw:control draw:control="control131" draw:style-name="gr1" draw:text-style-name="P67" draw:z-index="130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5"><office:annotation><dc:creator>Ngaha </dc:creator><dc:date>2015-06-16T14:14:11</dc:date><text:p text:style-name="P66"><text:span text:style-name="T67">do text if not self.roadEquipments.__str__().count(u"'pascollecteeaux'")</text:span></text:p></office:annotation><draw:control draw:control="control133" draw:style-name="gr1" draw:text-style-name="P67" draw:z-index="132" svg:height="0.399cm" svg:width="0.447cm" text:anchor-type="as-char"/>pas d'égout</text:p>
                  <text:p text:style-name="P55"><office:annotation><dc:creator>Ngaha </dc:creator><dc:date>2015-06-16T14:13:36</dc:date><text:p text:style-name="P66"><text:span text:style-name="T67">do text if self.roadEquipments.__str__().count(u"'pascollecteeaux'")</text:span></text:p></office:annotation><draw:control draw:control="control134" draw:style-name="gr1" draw:text-style-name="P67" draw:z-index="133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5">Situation au PASH :</text:p>
                  <text:p text:style-name="P55"><office:annotation><dc:creator>Ngaha </dc:creator><dc:date>2016-04-14T13:45:55</dc:date><text:p text:style-name="P66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6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6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Application du décret « voirie » ?</text:p>
          </table:table-cell>
          <table:table-cell office:value-type="string" table:number-columns-spanned="6" table:style-name="Tableau11.B2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10">Avis</text:p>
            <text:p text:style-name="P10"/>
            <text:p text:style-name="P10"/>
          </table:table-cell>
          <table:table-cell office:value-type="string" table:style-name="Tableau11.B11">
            <text:p text:style-name="P10">OBLIGATOIRES :</text:p>
          </table:table-cell>
          <table:table-cell office:value-type="string" table:number-columns-spanned="5" table:style-name="Tableau11.F5">
            <text:p text:style-name="P52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10">FACULTATIFS :</text:p>
          </table:table-cell>
          <table:table-cell office:value-type="string" table:number-columns-spanned="5" table:style-name="Tableau11.F5">
            <text:p text:style-name="P52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5"><office:annotation><dc:creator>Ngaha </dc:creator><dc:date>2015-06-09T11:30:15</dc:date><text:p text:style-name="P66"><text:span text:style-name="T67">do text if not 'class' in licence_helper.protectedBuilding</text:span></text:p></office:annotation><draw:control draw:control="control136" draw:style-name="gr1" draw:text-style-name="P67" draw:z-index="135" svg:height="0.399cm" svg:width="0.447cm" text:anchor-type="as-char"/>classé ou assimilé</text:p>
                  <text:p text:style-name="P55"><office:annotation><dc:creator>Ngaha </dc:creator><dc:date>2015-06-09T11:30:31</dc:date><text:p text:style-name="P66"><text:span text:style-name="T67">do text if <text:s/>'class' in licence_helper.protectedBuilding</text:span></text:p></office:annotation><draw:control draw:control="control135" draw:style-name="gr1" draw:text-style-name="P67" draw:z-index="134" svg:height="0.399cm" svg:width="0.447cm" text:anchor-type="as-char"/>classé ou assimilé</text:p>
                </table:table-cell>
                <table:table-cell office:value-type="string" table:style-name="Tableau15.A1">
                  <text:p text:style-name="P58"><office:annotation><dc:creator>Ngaha </dc:creator><dc:date>2015-06-09T11:31:08</dc:date><text:p text:style-name="P66"><text:span text:style-name="T67">do text if not 'zone de protection' in licence_helper.protectedBuilding</text:span></text:p></office:annotation><draw:control draw:control="control138" draw:style-name="gr1" draw:text-style-name="P67" draw:z-index="137" svg:height="0.399cm" svg:width="0.447cm" text:anchor-type="as-char"/>zone de protection</text:p>
                  <text:p text:style-name="P58"><office:annotation><dc:creator>Ngaha </dc:creator><dc:date>2015-06-09T11:32:40</dc:date><text:p text:style-name="P66"><text:span text:style-name="T67">do text if 'zone de protection' in licence_helper.protectedBuilding</text:span></text:p></office:annotation><draw:control draw:control="control137" draw:style-name="gr1" draw:text-style-name="P67" draw:z-index="136" svg:height="0.399cm" svg:width="0.447cm" text:anchor-type="as-char"/>zone de protection</text:p>
                </table:table-cell>
                <table:table-cell office:value-type="string" table:style-name="Tableau15.A1">
                  <text:p text:style-name="P58"><office:annotation><dc:creator>Ngaha </dc:creator><dc:date>2015-06-09T11:33:01</dc:date><text:p text:style-name="P66"><text:span text:style-name="T67">do text if not <text:s/>u"repris \xe0 l'inventaire" in licence_helper.protectedBuilding</text:span></text:p></office:annotation><draw:control draw:control="control139" draw:style-name="gr1" draw:text-style-name="P67" draw:z-index="138" svg:height="0.399cm" svg:width="0.447cm" text:anchor-type="as-char"/>repris à l'inventaire</text:p>
                  <text:p text:style-name="P58"><office:annotation><dc:creator>Ngaha </dc:creator><dc:date>2015-06-09T11:34:20</dc:date><text:p text:style-name="P66"><text:span text:style-name="T67">do text if <text:s/>u"repris \xe0 l'inventaire" in licence_helper.protectedBuilding</text:span></text:p></office:annotation><draw:control draw:control="control140" draw:style-name="gr1" draw:text-style-name="P67" draw:z-index="139" svg:height="0.399cm" svg:width="0.447cm" text:anchor-type="as-char"/>repris à l'inventaire</text:p>
                </table:table-cell>
                <table:table-cell office:value-type="string" table:style-name="Tableau15.A1">
                  <text:p text:style-name="P58"><office:annotation><dc:creator>Ngaha </dc:creator><dc:date>2015-06-09T11:34:36</dc:date><text:p text:style-name="P66"><text:span text:style-name="T67">do text if not u"\xe0 l'Atlas arch\xe9ologique" in licence_helper.protectedBuilding</text:span></text:p></office:annotation><draw:control draw:control="control141" draw:style-name="gr1" draw:text-style-name="P67" draw:z-index="140" svg:height="0.399cm" svg:width="0.447cm" text:anchor-type="as-char"/>à l'atlas archéologique</text:p>
                  <text:p text:style-name="P58"><office:annotation><dc:creator>Ngaha </dc:creator><dc:date>2015-06-09T11:35:34</dc:date><text:p text:style-name="P66"><text:span text:style-name="T67">do text if u"\xe0 l'Atlas arch\xe9ologique" in licence_helper.protectedBuilding</text:span></text:p></office:annotation><draw:control draw:control="control142" draw:style-name="gr1" draw:text-style-name="P67" draw:z-index="141" svg:height="0.399cm" svg:width="0.447cm" text:anchor-type="as-char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Etude d’Incidence ?</text:p>
          </table:table-cell>
          <table:table-cell office:value-type="string" table:number-columns-spanned="6" table:style-name="Tableau11.B2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draw:control="control124" draw:style-name="gr1" draw:text-style-name="P67" draw:z-index="123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draw:control="control123" draw:style-name="gr1" draw:text-style-name="P67" draw:z-index="122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22">Rapport du Collège,</text:p>
          </table:table-cell>
          <table:table-cell office:value-type="string" table:number-columns-spanned="6" table:style-name="Tableau11.B19">
            <text:p text:style-name="P12"><text:bookmark text:name="Unknown54"/><draw:control draw:control="control86" draw:style-name="gr1" draw:text-style-name="P67" draw:z-index="85" svg:height="0.399cm" svg:width="0.447cm" text:anchor-type="as-char"/>favorable <text:s text:c="3"/><text:bookmark text:name="Unknown55"/><draw:control draw:control="control85" draw:style-name="gr1" draw:text-style-name="P67" draw:z-index="84" svg:height="0.399cm" svg:width="0.447cm" text:anchor-type="as-char"/>favorable conditionnel <text:s text:c="4"/><text:bookmark text:name="Unknown56"/><draw:control draw:control="control84" draw:style-name="gr1" draw:text-style-name="P67" draw:z-index="83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10"/>
          </table:table-cell>
          <table:table-cell office:value-type="string" table:number-columns-spanned="6" table:style-name="Tableau11.B20">
            <text:p text:style-name="P13"><text:bookmark text:name="Unknown57"/><draw:control draw:control="control87" draw:style-name="gr1" draw:text-style-name="P67" draw:z-index="86" svg:height="0.399cm" svg:width="0.447cm" text:anchor-type="as-char"/>du <text:s/>…………………… <text:s text:c="5"/><text:bookmark text:name="Unknown58"/><draw:control draw:control="control89" draw:style-name="gr1" draw:text-style-name="P67" draw:z-index="88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10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88" draw:style-name="gr1" draw:text-style-name="P67" draw:z-index="87" svg:height="0.399cm" svg:width="0.447cm" text:anchor-type="as-char"/> 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office:value-type="string" table:style-name="Tableau17.A1">
            <text:p text:style-name="P63"/>
          </table:table-cell>
          <table:table-cell office:value-type="string" table:style-name="Tableau17.B1">
            <text:p text:style-name="P63"/>
          </table:table-cell>
        </table:table-row>
      </table:table>
      <text:p text:style-name="P8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 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6"/>
          </table:table-cell>
          <table:covered-table-cell/>
        </table:table-row>
        <table:table-row>
          <table:table-cell office:value-type="string" table:style-name="Tableau1.A2">
            <text:p text:style-name="P35"/>
          </table:table-cell>
          <table:table-cell office:value-type="string" table:style-name="Tableau1.B2">
            <text:p text:style-name="P35"/>
          </table:table-cell>
        </table:table-row>
        <table:table-row>
          <table:table-cell office:value-type="string" table:number-columns-spanned="2" table:style-name="Tableau1.A3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8"><office:annotation><dc:creator>Ngaha </dc:creator><dc:date>2015-06-08T13:37:51</dc:date><text:p text:style-name="P66"><text:span text:style-name="T70">do text if not self.getValueForTemplate('folderCategory').count('UCO')</text:span></text:p></office:annotation><draw:control draw:control="control2" draw:style-name="gr1" draw:text-style-name="P67" draw:z-index="1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3:43:27</dc:date><text:p text:style-name="P66"><text:span text:style-name="T67">do text if not self.getValueForTemplate('folderCategory').count('UCO')</text:span></text:p></office:annotation><draw:control draw:control="control17" draw:style-name="gr1" draw:text-style-name="P67" draw:z-index="16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4:03:02</dc:date><text:p text:style-name="P66"><text:span text:style-name="T67">do text if not self.getValueForTemplate('folderCategory').startswith('CU1')</text:span></text:p></office:annotation><draw:control draw:control="control3" draw:style-name="gr1" draw:text-style-name="P67" draw:z-index="2" svg:height="0.399cm" svg:width="0.447cm" text:anchor-type="as-char"/><text:span text:style-name="T6">CU1 :</text:span> certificat d'urbanisme n°1</text:p>
            <text:p text:style-name="P38"><office:annotation><dc:creator>Ngaha </dc:creator><dc:date>2015-06-08T14:03:42</dc:date><text:p text:style-name="P66"><text:span text:style-name="T67">do text if self.getValueForTemplate('folderCategory').startswith('CU1')</text:span></text:p></office:annotation><draw:control draw:control="control20" draw:style-name="gr1" draw:text-style-name="P67" draw:z-index="19" svg:height="0.399cm" svg:width="0.447cm" text:anchor-type="as-char"/><text:span text:style-name="T6">CU1 :</text:span> certificat d'urbanisme n°1</text:p>
            <text:p text:style-name="P38"><office:annotation><dc:creator>Ngaha </dc:creator><dc:date>2015-06-08T14:04:17</dc:date><text:p text:style-name="P66"><text:span text:style-name="T67">do text if not self.getValueForTemplate('folderCategory').startswith('CU2')</text:span></text:p></office:annotation><draw:control draw:control="control4" draw:style-name="gr1" draw:text-style-name="P67" draw:z-index="3" svg:height="0.399cm" svg:width="0.447cm" text:anchor-type="as-char"/><text:span text:style-name="T6">CU2 :</text:span> certificat d'urbanisme n°2</text:p>
            <text:p text:style-name="P38"><office:annotation><dc:creator>Ngaha </dc:creator><dc:date>2015-06-08T14:04:46</dc:date><text:p text:style-name="P66"><text:span text:style-name="T67">do text if self.getValueForTemplate('folderCategory').startswith('CU2')</text:span></text:p></office:annotation><draw:control draw:control="control21" draw:style-name="gr1" draw:text-style-name="P67" draw:z-index="20" svg:height="0.399cm" svg:width="0.447cm" text:anchor-type="as-char"/><text:span text:style-name="T6">CU2 :</text:span> certificat d'urbanisme n°2</text:p>
            <text:p text:style-name="P38"><office:annotation><dc:creator>Ngaha </dc:creator><dc:date>2015-06-08T14:05:06</dc:date><text:p text:style-name="P66"><text:span text:style-name="T67">do text if not self.getValueForTemplate('folderCategory').startswith('PU')</text:span></text:p></office:annotation><draw:control draw:control="control5" draw:style-name="gr1" draw:text-style-name="P67" draw:z-index="4" svg:height="0.399cm" svg:width="0.447cm" text:anchor-type="as-char"/><text:span text:style-name="T6">PU :</text:span> demande de permis unique</text:p>
            <text:p text:style-name="P35"><text:span text:style-name="T10"><office:annotation><dc:creator>Ngaha </dc:creator><dc:date>2015-06-08T14:05:32</dc:date><text:p text:style-name="P66"><text:span text:style-name="T67">do text if self.getValueForTemplate('folderCategory').startswith('PU')</text:span></text:p></office:annotation></text:span><text:span text:style-name="T10"><draw:control draw:control="control22" draw:style-name="gr1" draw:text-style-name="P67" draw:z-index="21" svg:height="0.399cm" svg:width="0.447cm" text:anchor-type="as-char"/></text:span>PU :<text:span text:style-name="T10"> demande de permis unique</text:span></text:p>
            <text:p text:style-name="P35"><office:annotation><dc:creator>Ngaha </dc:creator><dc:date>2015-06-08T14:05:50</dc:date><text:p text:style-name="P66"><text:span text:style-name="T67">do text if not self.getValueForTemplate('folderCategory').startswith('DIV')</text:span></text:p></office:annotation><draw:control draw:control="control6" draw:style-name="gr1" draw:text-style-name="P67" draw:z-index="5" svg:height="0.399cm" svg:width="0.447cm" text:anchor-type="as-char"/>DIV : <text:span text:style-name="T10">autre demande</text:span></text:p>
            <text:p text:style-name="P35"><text:span text:style-name="T10"><office:annotation><dc:creator>Ngaha </dc:creator><dc:date>2015-06-08T14:06:20</dc:date><text:p text:style-name="P66"><text:span text:style-name="T67">do text if self.getValueForTemplate('folderCategory').startswith('DIV')</text:span></text:p></office:annotation></text:span><text:span text:style-name="T10"><draw:control draw:control="control23" draw:style-name="gr1" draw:text-style-name="P67" draw:z-index="22" svg:height="0.399cm" svg:width="0.447cm" text:anchor-type="as-char"/></text:span>DIV <text:span text:style-name="T10">: autre demande</text:span></text:p>
            <text:p text:style-name="P35"><office:annotation><dc:creator>Ngaha </dc:creator><dc:date>2015-06-08T14:06:37</dc:date><text:p text:style-name="P66"><text:span text:style-name="T67">do text if not self.getValueForTemplate('folderCategory').startswith('UCP')</text:span></text:p></office:annotation><draw:control draw:control="control7" draw:style-name="gr1" draw:text-style-name="P67" draw:z-index="6" svg:height="0.399cm" svg:width="0.447cm" text:anchor-type="as-char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6"><text:span text:style-name="T67">do text if self.getValueForTemplate('folderCategory').startswith('UCP')</text:span></text:p></office:annotation></text:span><text:span text:style-name="T10"><draw:control draw:control="control24" draw:style-name="gr1" draw:text-style-name="P67" draw:z-index="23" svg:height="0.399cm" svg:width="0.447cm" text:anchor-type="as-char"/></text:span>UCP <text:span text:style-name="T10">: permis d'urbanisme à caractère public</text:span></text:p>
            <text:p text:style-name="P35"><office:annotation><dc:creator>Ngaha </dc:creator><dc:date>2015-06-08T14:08:42</dc:date><text:p text:style-name="P66"><text:span text:style-name="T67">do text if not self.getValueForTemplate('folderCategory').startswith('LCP')</text:span></text:p></office:annotation><draw:control draw:control="control8" draw:style-name="gr1" draw:text-style-name="P67" draw:z-index="7" svg:height="0.399cm" svg:width="0.447cm" text:anchor-type="as-char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6"><text:span text:style-name="T67">do text if self.getValueForTemplate('folderCategory').startswith('LCP')</text:span></text:p></office:annotation></text:span><text:span text:style-name="T10"><draw:control draw:control="control25" draw:style-name="gr1" draw:text-style-name="P67" draw:z-index="24" svg:height="0.399cm" svg:width="0.447cm" text:anchor-type="as-char"/></text:span>LCP <text:span text:style-name="T10">: permis d'urbanisation caractère public</text:span></text:p>
            <text:p text:style-name="P40"><text:span text:style-name="T33">PERMIS INTEGRE COMMERCIAL :</text:span> <text:s/><draw:control draw:control="control58" draw:style-name="gr1" draw:text-style-name="P67" draw:z-index="57" svg:height="0.399cm" svg:width="0.447cm" text:anchor-type="as-char"/> PIUR : </text:p>
          </table:table-cell>
          <table:table-cell office:value-type="string" table:style-name="Tableau2.B1">
            <text:p text:style-name="P35"><text:span text:style-name="T10"><office:annotation><dc:creator>Ngaha </dc:creator><dc:date>2015-06-08T13:56:55</dc:date><text:p text:style-name="P66"><text:span text:style-name="T67">do text if not self.getValueForTemplate('folderCategory').startswith('UAP')</text:span></text:p></office:annotation></text:span><text:span text:style-name="T10"><draw:control draw:control="control18" draw:style-name="gr1" draw:text-style-name="P67" draw:z-index="17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6"><text:span text:style-name="T67">do text if self.getValueForTemplate('folderCategory').startswith('UAP')</text:span></text:p></office:annotation></text:span><text:span text:style-name="T10"><draw:control draw:control="control19" draw:style-name="gr1" draw:text-style-name="P67" draw:z-index="18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6"><text:span text:style-name="T67">do text if not self.getValueForTemplate('folderCategory').startswith('UDC ')</text:span></text:p></office:annotation><draw:control draw:control="control9" draw:style-name="gr1" draw:text-style-name="P67" draw:z-index="8" svg:height="0.399cm" svg:width="0.447cm" text:anchor-type="as-char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6"><text:span text:style-name="T67">do text if self.getValueForTemplate('folderCategory').startswith('UDC ')</text:span></text:p></office:annotation></text:span><text:span text:style-name="T10"><draw:control draw:control="control26" draw:style-name="gr1" draw:text-style-name="P67" draw:z-index="25" svg:height="0.399cm" svg:width="0.447cm" text:anchor-type="as-char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6"><text:span text:style-name="T67">do text if not self.getValueForTemplate('folderCategory').startswith('UDC/D')</text:span></text:p></office:annotation><draw:control draw:control="control10" draw:style-name="gr1" draw:text-style-name="P67" draw:z-index="9" svg:height="0.399cm" svg:width="0.447cm" text:anchor-type="as-char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6"><text:span text:style-name="T67">do text if self.getValueForTemplate('folderCategory').startswith('UDC/D')</text:span></text:p></office:annotation></text:span><text:span text:style-name="T14"><draw:control draw:control="control27" draw:style-name="gr1" draw:text-style-name="P67" draw:z-index="26" svg:height="0.399cm" svg:width="0.447cm" text:anchor-type="as-char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6"><text:span text:style-name="T67">do text if not self.getValueForTemplate('folderCategory').startswith('LAP')</text:span></text:p></office:annotation><draw:control draw:control="control11" draw:style-name="gr1" draw:text-style-name="P67" draw:z-index="10" svg:height="0.399cm" svg:width="0.447cm" text:anchor-type="as-char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6"><text:span text:style-name="T67">do text if self.getValueForTemplate('folderCategory').startswith('LAP')</text:span></text:p></office:annotation></text:span><text:span text:style-name="T10"><draw:control draw:control="control28" draw:style-name="gr1" draw:text-style-name="P67" draw:z-index="27" svg:height="0.399cm" svg:width="0.447cm" text:anchor-type="as-char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6"><text:span text:style-name="T67">do text if not self.getValueForTemplate('folderCategory').startswith('LAP/M')</text:span></text:p></office:annotation><draw:control draw:control="control12" draw:style-name="gr1" draw:text-style-name="P67" draw:z-index="11" svg:height="0.399cm" svg:width="0.447cm" text:anchor-type="as-char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6"><text:span text:style-name="T67">do text if self.getValueForTemplate('folderCategory').startswith('LAP/M')</text:span></text:p></office:annotation></text:span><text:span text:style-name="T10"><draw:control draw:control="control29" draw:style-name="gr1" draw:text-style-name="P67" draw:z-index="28" svg:height="0.399cm" svg:width="0.447cm" text:anchor-type="as-char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6"><text:span text:style-name="T67">do text if not self.getValueForTemplate('folderCategory').startswith('LLDC')</text:span></text:p></office:annotation><draw:control draw:control="control13" draw:style-name="gr1" draw:text-style-name="P67" draw:z-index="12" svg:height="0.399cm" svg:width="0.447cm" text:anchor-type="as-char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getValueForTemplate('folderCategory').startswith('LLDC')</text:span></text:p></office:annotation></text:span><text:span text:style-name="T10"><draw:control draw:control="control30" draw:style-name="gr1" draw:text-style-name="P67" draw:z-index="29" svg:height="0.399cm" svg:width="0.447cm" text:anchor-type="as-char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6"><text:span text:style-name="T67">do text if not self.getValueForTemplate('folderCategory').startswith('LLDC/M')</text:span></text:p></office:annotation><draw:control draw:control="control14" draw:style-name="gr1" draw:text-style-name="P67" draw:z-index="13" svg:height="0.399cm" svg:width="0.447cm" text:anchor-type="as-char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6"><text:span text:style-name="T67">do text if self.getValueForTemplate('folderCategory').startswith('LLDC/M')</text:span></text:p></office:annotation></text:span><text:span text:style-name="T10"><draw:control draw:control="control31" draw:style-name="gr1" draw:text-style-name="P67" draw:z-index="30" svg:height="0.399cm" svg:width="0.447cm" text:anchor-type="as-char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draw:control="control59" draw:style-name="gr1" draw:text-style-name="P67" draw:z-index="58" svg:height="0.399cm" svg:width="0.447cm" text:anchor-type="as-char"/></text:span>PIEN :<text:span text:style-name="T10"> d'environnement </text:span><text:span text:style-name="T10"><draw:control draw:control="control60" draw:style-name="gr1" draw:text-style-name="P67" draw:z-index="59" svg:height="0.399cm" svg:width="0.447cm" text:anchor-type="as-char"/></text:span><text:span text:style-name="T10"> 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office:value-type="string" table:number-columns-spanned="3" table:style-name="Tableau3.B1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41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8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4">Date de dépôt dossier <text:span text:style-name="T13">complet</text:span></text:p>
          </table:table-cell>
          <table:table-cell office:value-type="string" table:style-name="Tableau3.A2">
            <text:p text:style-name="P2"><office:annotation><dc:creator>sde </dc:creator><dc:date>2011-08-08T13:35:49</dc:date><text:p text:style-name="P66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office:value-type="string" table:style-name="Tableau3.C5">
            <text:p text:style-name="P41"><text:span text:style-name="T6">Délai de réponse annoncé :</text:span> <text:s text:c="3"/></text:p>
          </table:table-cell>
          <table:table-cell office:value-type="string" table:style-name="Tableau3.D5">
            <text:p text:style-name="P41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38">Autres dossiers connus sur le bien</text:p>
          </table:table-cell>
          <table:table-cell office:value-type="string" table:number-columns-spanned="3" table:style-name="Tableau3.B8">
            <text:p text:style-name="P41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42"><office:annotation><dc:creator>Ngaha </dc:creator><dc:date>2015-06-09T15:11:52</dc:date><text:p text:style-name="P66"><text:span text:style-name="T67">do text if not self.isInPCA</text:span></text:p></office:annotation><draw:control draw:control="control41" draw:style-name="gr1" draw:text-style-name="P67" draw:z-index="40" svg:height="0.399cm" svg:width="0.447cm" text:anchor-type="as-char"/>Un PCA de réf. : </text:p>
                  <text:p text:style-name="P42"><office:annotation><dc:creator>Ngaha </dc:creator><dc:date>2015-06-09T15:13:02</dc:date><text:p text:style-name="P66"><text:span text:style-name="T67">do text if self.isInPCA</text:span></text:p></office:annotation><draw:control draw:control="control42" draw:style-name="gr1" draw:text-style-name="P67" draw:z-index="41" svg:height="0.399cm" svg:width="0.447cm" text:anchor-type="as-char"/>Un PCA de réf. : </text:p>
                </table:table-cell>
                <table:table-cell office:value-type="string" table:style-name="Tableau6.A1">
                  <text:p text:style-name="P57"><office:annotation><dc:creator>Ngaha </dc:creator><dc:date>2015-06-09T16:08:21</dc:date><text:p text:style-name="P66"><text:span text:style-name="T67">do text</text:span></text:p><text:p text:style-name="P66"><text:span text:style-name="T67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42"><office:annotation><dc:creator>Ngaha </dc:creator><dc:date>2015-06-09T15:14:32</dc:date><text:p text:style-name="P66"><text:span text:style-name="T67">do text if not self.isInSubdivision</text:span></text:p></office:annotation> <draw:control draw:control="control43" draw:style-name="gr1" draw:text-style-name="P67" draw:z-index="42" svg:height="0.399cm" svg:width="0.447cm" text:anchor-type="as-char"/>un lotissement de réf. :</text:p>
                  <text:p text:style-name="P42"><office:annotation><dc:creator>Ngaha </dc:creator><dc:date>2015-06-09T15:15:29</dc:date><text:p text:style-name="P66"><text:span text:style-name="T67">do text if self.isInSubdivision</text:span></text:p></office:annotation> <draw:control draw:control="control44" draw:style-name="gr1" draw:text-style-name="P67" draw:z-index="43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7"><office:annotation><dc:creator>Ngaha </dc:creator><dc:date>2015-06-09T16:12:51</dc:date><text:p text:style-name="P66"><text:span text:style-name="T67">do text</text:span></text:p><text:p text:style-name="P66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42"><office:annotation><dc:creator>Ngaha </dc:creator><dc:date>2015-06-16T10:23:07</dc:date><text:p text:style-name="P66"><text:span text:style-name="T67">do text if not self.getValueForTemplate('derogation').count(u'au Plan de secteur')</text:span></text:p></office:annotation><draw:control draw:control="control49" draw:style-name="gr1" draw:text-style-name="P67" draw:z-index="48" svg:height="0.399cm" svg:width="0.447cm" text:anchor-type="as-char"/>au plan de secteur</text:p>
                  <text:p text:style-name="P42"><office:annotation><dc:creator>Ngaha </dc:creator><dc:date>2015-06-16T10:25:27</dc:date><text:p text:style-name="P66"><text:span text:style-name="T67">do text if self.getValueForTemplate('derogation').count(u'au Plan de secteur')</text:span></text:p></office:annotation><draw:control draw:control="control50" draw:style-name="gr1" draw:text-style-name="P67" draw:z-index="49" svg:height="0.399cm" svg:width="0.447cm" text:anchor-type="as-char"/>au plan de secteur</text:p>
                </table:table-cell>
                <table:table-cell office:value-type="string" table:style-name="Tableau5.A1">
                  <text:p text:style-name="P42"><office:annotation><dc:creator>Ngaha </dc:creator><dc:date>2015-06-16T10:26:21</dc:date><text:p text:style-name="P66"><text:span text:style-name="T67">do text if not self.getValueForTemplate('derogation').count(u"au Plan Communal d'Am\xe9nagement")</text:span></text:p></office:annotation><draw:control draw:control="control48" draw:style-name="gr1" draw:text-style-name="P67" draw:z-index="47" svg:height="0.399cm" svg:width="0.447cm" text:anchor-type="as-char"/>au PCA.</text:p>
                  <text:p text:style-name="P42"><office:annotation><dc:creator>Ngaha </dc:creator><dc:date>2015-06-16T10:30:51</dc:date><text:p text:style-name="P66"><text:span text:style-name="T67">do text if self.getValueForTemplate('derogation').count(u"au Plan Communal d'Am\xe9nagement")</text:span></text:p></office:annotation><draw:control draw:control="control51" draw:style-name="gr1" draw:text-style-name="P67" draw:z-index="50" svg:height="0.399cm" svg:width="0.447cm" text:anchor-type="as-char"/>au PCA.</text:p>
                </table:table-cell>
                <table:table-cell office:value-type="string" table:style-name="Tableau5.A1">
                  <text:p text:style-name="P42"><office:annotation><dc:creator>Ngaha </dc:creator><dc:date>2015-06-16T10:34:32</dc:date><text:p text:style-name="P66"><text:span text:style-name="T67">do text if not self.getValueForTemplate('derogation').count(u"au Lotissement")</text:span></text:p></office:annotation><draw:control draw:control="control47" draw:style-name="gr1" draw:text-style-name="P67" draw:z-index="46" svg:height="0.399cm" svg:width="0.447cm" text:anchor-type="as-char"/>au lotissement</text:p>
                  <text:p text:style-name="P42"><office:annotation><dc:creator>Ngaha </dc:creator><dc:date>2015-06-16T10:35:59</dc:date><text:p text:style-name="P66"><text:span text:style-name="T67">do text if self.getValueForTemplate('derogation').count(u"au Lotissement")</text:span></text:p></office:annotation><draw:control draw:control="control52" draw:style-name="gr1" draw:text-style-name="P67" draw:z-index="51" svg:height="0.399cm" svg:width="0.447cm" text:anchor-type="as-char"/>au lotissement</text:p>
                </table:table-cell>
                <table:table-cell office:value-type="string" table:style-name="Tableau5.A1">
                  <text:p text:style-name="P42"><office:annotation><dc:creator>Ngaha </dc:creator><dc:date>2015-06-16T10:37:04</dc:date><text:p text:style-name="P66"><text:span text:style-name="T67">do text if not self.getValueForTemplate('derogation').count(u"au R\xe8glement Communal d'Urbanisme")</text:span></text:p></office:annotation><draw:control draw:control="control46" draw:style-name="gr1" draw:text-style-name="P67" draw:z-index="45" svg:height="0.399cm" svg:width="0.447cm" text:anchor-type="as-char"/>au RCU</text:p>
                  <text:p text:style-name="P42"><office:annotation><dc:creator>Ngaha </dc:creator><dc:date>2015-06-16T10:37:48</dc:date><text:p text:style-name="P66"><text:span text:style-name="T67">do text if self.getValueForTemplate('derogation').count(u"au R\xe8glement Communal d'Urbanisme")</text:span></text:p></office:annotation><draw:control draw:control="control53" draw:style-name="gr1" draw:text-style-name="P67" draw:z-index="52" svg:height="0.399cm" svg:width="0.447cm" text:anchor-type="as-char"/>au RCU </text:p>
                </table:table-cell>
                <table:table-cell office:value-type="string" table:style-name="Tableau5.A1">
                  <text:p text:style-name="P42"><office:annotation><dc:creator>Ngaha </dc:creator><dc:date>2015-06-16T10:33:04</dc:date><text:p text:style-name="P66"><text:span text:style-name="T67">do text if not self.getValueForTemplate('derogation').count(u"au R\xe8glement R\xe9gional d'Urbanisme")</text:span></text:p></office:annotation> <draw:control draw:control="control45" draw:style-name="gr1" draw:text-style-name="P67" draw:z-index="44" svg:height="0.399cm" svg:width="0.447cm" text:anchor-type="as-char"/>au règl. rég. d'urb.</text:p>
                  <text:p text:style-name="P42"><office:annotation><dc:creator>Ngaha </dc:creator><dc:date>2015-06-16T10:33:44</dc:date><text:p text:style-name="P66"><text:span text:style-name="T67">do text if self.getValueForTemplate('derogation').count(u"au R\xe8glement R\xe9gional d'Urbanisme")</text:span></text:p></office:annotation> <draw:control draw:control="control54" draw:style-name="gr1" draw:text-style-name="P67" draw:z-index="53" svg:height="0.399cm" svg:width="0.447cm" text:anchor-type="as-char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Publicité - enquête</text:p>
          </table:table-cell>
          <table:table-cell office:value-type="string" table:number-columns-spanned="3" table:style-name="Tableau3.B2">
            <text:p text:style-name="P41"><office:annotation><dc:creator>Ngaha </dc:creator><dc:date>2015-06-08T15:34:10</dc:date><text:p text:style-name="P66"><text:span text:style-name="T67">do text if not self.investigationStart</text:span></text:p></office:annotation> <draw:control draw:control="control32" draw:style-name="gr1" draw:text-style-name="P67" draw:z-index="31" svg:height="0.399cm" svg:width="0.447cm" text:anchor-type="as-char"/>oui <text:s/><draw:control draw:control="control33" draw:style-name="gr1" draw:text-style-name="P67" draw:z-index="32" svg:height="0.399cm" svg:width="0.447cm" text:anchor-type="as-char"/>du <text:s text:c="14"/>au <text:s text:c="14"/>Réclamation ? <text:s/><draw:control draw:control="control34" draw:style-name="gr1" draw:text-style-name="P67" draw:z-index="33" svg:height="0.399cm" svg:width="0.447cm" text:anchor-type="as-char"/></text:p>
            <text:p text:style-name="P41"><office:annotation><dc:creator>Ngaha </dc:creator><dc:date>2015-06-08T15:32:55</dc:date><text:p text:style-name="P66"><text:span text:style-name="T67">do text if self.investigationStart and ((self.investigationOralReclamationNumber &lt;= 0) and (self.investigationWriteReclamationNumber &lt;= 0))</text:span></text:p></office:annotation> <draw:control draw:control="control35" draw:style-name="gr1" draw:text-style-name="P67" draw:z-index="34" svg:height="0.399cm" svg:width="0.447cm" text:anchor-type="as-char"/>oui <text:s/><draw:control draw:control="control36" draw:style-name="gr1" draw:text-style-name="P67" draw:z-index="35" svg:height="0.399cm" svg:width="0.447cm" text:anchor-type="as-char"/>du <text:text-input text:description="">tool.formatDate(self.investigationStart)</text:text-input> au <text:soft-page-break/><text:text-input text:description="">tool.formatDate(self.investigationEnd)</text:text-input> Réclamation ? <text:s/><draw:control draw:control="control37" draw:style-name="gr1" draw:text-style-name="P67" draw:z-index="36" svg:height="0.399cm" svg:width="0.447cm" text:anchor-type="as-char"/></text:p>
            <text:p text:style-name="P41"><office:annotation><dc:creator>Ngaha </dc:creator><dc:date>2015-06-08T15:17:29</dc:date><text:p text:style-name="P66"><text:span text:style-name="T70">do text if self.investigationStart and ((self.investigationOralReclamationNumber &gt; 0) or (self.investigationWriteReclamationNumber &gt; 0))</text:span></text:p></office:annotation> <draw:control draw:control="control38" draw:style-name="gr1" draw:text-style-name="P67" draw:z-index="37" svg:height="0.399cm" svg:width="0.447cm" text:anchor-type="as-char"/>oui <text:s/><draw:control draw:control="control39" draw:style-name="gr1" draw:text-style-name="P67" draw:z-index="38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0" draw:style-name="gr1" draw:text-style-name="P67" draw:z-index="39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42"><office:annotation><dc:creator>Ngaha </dc:creator><dc:date>2015-06-16T11:25:37</dc:date><text:p text:style-name="P66"><text:span text:style-name="T67">do text if self.getValueForTemplate('roadAdaptation').count(u"Non")</text:span></text:p></office:annotation><draw:control draw:control="control55" draw:style-name="gr1" draw:text-style-name="P67" draw:z-index="54" svg:height="0.399cm" svg:width="0.447cm" text:anchor-type="as-char"/>oui</text:p>
                  <text:p text:style-name="P42"><office:annotation><dc:creator>Ngaha </dc:creator><dc:date>2015-06-16T11:28:48</dc:date><text:p text:style-name="P66"><text:span text:style-name="T67">do text if self.getValueForTemplate('roadAdaptation').count(u"Oui")</text:span></text:p></office:annotation><draw:control draw:control="control56" draw:style-name="gr1" draw:text-style-name="P67" draw:z-index="55" svg:height="0.399cm" svg:width="0.447cm" text:anchor-type="as-char"/>oui</text:p>
                  <text:p text:style-name="P42"><text:span text:style-name="T6">Type de voirie </text:span>: <text:text-input text:description="">self.getValueForTemplate('roadType')</text:text-input><office:annotation><dc:creator>Ngaha </dc:creator><dc:date>2015-06-16T11:43:17</dc:date><text:p text:style-name="P66"><text:span text:style-name="T67">do text if not self.getValueForTemplate('roadType')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4">Équipement de la voirie</text:p>
            <text:p text:style-name="P44"><text:s text:c="39"/><text:span text:style-name="T29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2" table:style-name="Tableau8.A1">
                  <text:p text:style-name="P42"/>
                </table:table-cell>
                <table:covered-table-cell/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3" table:style-name="Tableau8.A1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8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getValueForTemplate('solicitOpinionsTo')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4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41"><office:annotation><dc:creator>sde </dc:creator><dc:date>2011-08-04T13:57:24</dc:date><text:p text:style-name="P66"><text:span text:style-name="T71">do row for folderZoneValue in self.getValuesForTemplate('folderZone')</text:span></text:p></office:annotation><draw:control draw:control="control1" draw:style-name="gr1" draw:text-style-name="P67" draw:z-index="0" svg:height="0.399cm" svg:width="0.447cm" text:anchor-type="as-char"/></text:p>
                </table:table-cell>
                <table:table-cell office:value-type="string" table:style-name="Tableau12.A1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8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42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38">Etude d'incidence ?</text:p>
          </table:table-cell>
          <table:table-cell office:value-type="string" table:number-columns-spanned="3" table:style-name="Tableau3.B2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draw:control="control15" draw:style-name="gr1" draw:text-style-name="P67" draw:z-index="14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draw:control="control57" draw:style-name="gr1" draw:text-style-name="P67" draw:z-index="5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41"/>
            <text:p text:style-name="P41"/>
            <text:p text:style-name="P41"/>
            <text:p text:style-name="P43">(suite au verso : <draw:control draw:control="control61" draw:style-name="gr1" draw:text-style-name="P67" draw:z-index="60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8">Annexes jointes</text:p>
          </table:table-cell>
          <table:table-cell office:value-type="string" table:number-columns-spanned="3" table:style-name="Tableau3.B17">
            <text:p text:style-name="P42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5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7" draw:z-index="15" svg:height="0.399cm" svg:width="0.447cm" text:anchor-type="as-char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6"><text:span text:style-name="T67">do text if not self.getValueForTemplate('roadType').count(u'Régionale')</text:span></text:p></office:annotation> <text:bookmark text:name="Unknown34"/><draw:control draw:control="control144" draw:style-name="gr1" draw:text-style-name="P67" draw:z-index="143" svg:height="0.399cm" svg:width="0.447cm" text:anchor-type="as-char"/>Régionale <text:s text:c="3"/></text:p>
      <text:p text:style-name="Standard"><office:annotation><dc:creator>Auteur inconnu</dc:creator><dc:date>2017-05-16T14:38:12</dc:date><text:p text:style-name="P66"><text:span text:style-name="T67">do text if self.getValueForTemplate('roadType').count(u'Régionale')</text:span></text:p></office:annotation> <text:bookmark text:name="Unknown341"/><draw:control draw:control="control146" draw:style-name="gr1" draw:text-style-name="P67" draw:z-index="145" svg:height="0.399cm" svg:width="0.447cm" text:anchor-type="as-char"/>Régionale </text:p>
      <text:p text:style-name="Standard"><text:s/><text:bookmark text:name="Unknown35"/><text:bookmark text:name="__Fieldmark__8122_2094603822"/><draw:control draw:control="control145" draw:style-name="gr1" draw:text-style-name="P67" draw:z-index="144" svg:height="0.399cm" svg:width="0.447cm" text:anchor-type="as-char"/>Communale</text:p>
      <text:p text:style-name="P3"><text:s/><draw:control draw:control="control143" draw:style-name="gr1" draw:text-style-name="P67" draw:z-index="142" svg:height="0.399cm" svg:width="0.447cm" text:anchor-type="as-char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1"><draw:control draw:control="control117" draw:style-name="gr1" draw:text-style-name="P67" draw:z-index="116" svg:height="0.399cm" svg:width="0.447cm" text:anchor-type="as-char"/></text:span><text:span text:style-name="T10"> ENQUETE</text:span></text:p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11"><draw:control draw:control="control116" draw:style-name="gr1" draw:text-style-name="P67" draw:z-index="115" svg:height="0.399cm" svg:width="0.447cm" text:anchor-type="as-char"/></text:span><text:span text:style-name="T10"> 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/text:span><text:span text:style-name="T45"><draw:control draw:control="control107" draw:style-name="gr1" draw:text-style-name="P67" draw:z-index="106" svg:height="0.399cm" svg:width="0.447cm" text:anchor-type="as-char"/></text:span><text:span text:style-name="T46"> 60 jours</text:span></text:p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/text:span><text:span text:style-name="T45"><draw:control draw:control="control108" draw:style-name="gr1" draw:text-style-name="P67" draw:z-index="107" svg:height="0.399cm" svg:width="0.447cm" text:anchor-type="as-char"/></text:span><text:span text:style-name="T46"> 105 jours</text:span></text:p>
      <text:p text:style-name="P4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text:span text:style-name="T65"><draw:control draw:control="control106" draw:style-name="gr1" draw:text-style-name="P67" draw:z-index="105" svg:height="0.399cm" svg:width="0.447cm" text:anchor-type="as-char"/></text:span> 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49"><draw:control draw:control="control100" draw:style-name="gr2" draw:text-style-name="P67" draw:z-index="99" svg:height="0.32cm" svg:width="0.331cm" svg:y="-0.302cm" text:anchor-type="as-char"/></text:span><text:span text:style-name="T49"> 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/text:span><text:span text:style-name="T45"><draw:control draw:control="control99" draw:style-name="gr1" draw:text-style-name="P67" draw:z-index="98" svg:height="0.399cm" svg:width="0.447cm" text:anchor-type="as-char"/></text:span><text:span text:style-name="T46"> 30 jours</text:span></text:p>
      <text:p text:style-name="P3"/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1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7">
      <style:table-properties fo:margin-left="-0.141cm" style:width="14.314cm" table:align="left"/>
    </style:style>
    <style:style style:family="table-column" style:name="Tableau17.A">
      <style:table-column-properties style:column-width="2.263cm"/>
    </style:style>
    <style:style style:family="table-column" style:name="Tableau17.B">
      <style:table-column-properties style:column-width="12.051cm"/>
    </style:style>
    <style:style style:family="table-cell" style:name="Tableau17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7.B1">
      <style:table-cell-properties fo:border="0.05pt solid #000000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style="normal" fo:font-weight="bold" style:font-name="Calibri1" style:font-size-asian="10pt" style:font-size-complex="12pt" style:font-style-asian="normal" style:font-style-complex="normal" style:font-weight-asian="bold" style:font-weight-complex="bold"/>
    </style:style>
    <style:style style:family="paragraph" style:name="P5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style:font-name="Calibri1"/>
    </style:style>
    <style:style style:family="paragraph" style:name="P7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8" style:parent-style-name="Standard">
      <style:text-properties fo:font-size="12pt" style:font-name="Calibri1" style:font-size-asian="12pt" style:font-size-complex="12pt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10" style:parent-style-name="Standard"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6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7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9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20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1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2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4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5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text-properties fo:color="#0070c0" fo:font-size="9pt" style:font-name="Calibri1" style:font-size-asian="9pt" style:font-size-complex="9pt"/>
    </style:style>
    <style:style style:family="paragraph" style:name="P28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9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30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31" style:parent-style-name="UrbanTitle">
      <style:paragraph-properties fo:text-align="start" style:justify-single-word="false"/>
      <style:text-properties fo:font-size="12pt" style:font-name="Calibri1" style:font-size-asian="12pt" style:font-size-complex="12pt" style:text-underline-style="none"/>
    </style:style>
    <style:style style:family="paragraph" style:name="P32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3" style:parent-style-name="UrbanTitle">
      <style:text-properties fo:font-size="12pt" fo:font-weight="normal" officeooo:paragraph-rsid="0019bfff" style:font-name="Calibri1" style:font-size-asian="12pt" style:font-size-complex="12pt" style:font-weight-asian="normal" style:font-weight-complex="normal" style:text-underline-style="none"/>
    </style:style>
    <style:style style:family="paragraph" style:name="P34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6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7" style:parent-style-name="UrbanBody_20_">
      <style:paragraph-properties fo:line-height="150%" fo:text-align="start" style:justify-single-word="false"/>
      <style:text-properties fo:font-size="10pt" fo:font-weight="bold" style:font-name="Calibri1" style:font-size-asian="10pt" style:font-size-complex="10pt" style:font-weight-asian="bold"/>
    </style:style>
    <style:style style:family="paragraph" style:name="P38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9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UrbanBody_20_">
      <style:text-properties fo:font-size="10pt" style:font-name="Calibri1" style:font-size-asian="10pt" style:font-size-complex="10pt"/>
    </style:style>
    <style:style style:family="paragraph" style:name="P42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43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44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5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center" style:justify-single-word="false"/>
      <style:text-properties fo:font-size="10pt" fo:font-style="normal" fo:font-weight="normal" officeooo:paragraph-rsid="001966b1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7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Calibri1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Calibri1" style:font-size-asian="9.5pt" style:font-size-complex="9.5pt"/>
    </style:style>
    <style:style style:family="paragraph" style:name="P52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53" style:parent-style-name="UrbanBody_20_">
      <style:text-properties fo:font-size="9pt" style:font-name="Calibri1" style:font-size-asian="9pt" style:font-size-complex="9pt"/>
    </style:style>
    <style:style style:family="paragraph" style:name="P54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5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7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8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9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60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61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62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3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4" style:parent-style-name="UrbanBody_20_">
      <style:paragraph-properties fo:margin-left="0.002cm" fo:margin-right="-0.335cm" fo:text-indent="0cm" style:auto-text-indent="false"/>
      <style:text-properties fo:font-size="9pt" style:font-name="Calibri1" style:font-size-asian="9pt" style:font-size-complex="9pt"/>
    </style:style>
    <style:style style:family="paragraph" style:name="P65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7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normal" style:font-size-complex="10pt" style:font-weight-asian="normal" style:font-weight-complex="normal"/>
    </style:style>
    <style:style style:family="text" style:name="T12">
      <style:text-properties fo:background-color="transparent" fo:font-weight="normal" loext:char-shading-value="0" style:font-weight-asian="normal" style:font-weight-complex="norm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5">
      <style:text-properties fo:font-weight="bold" style:font-weight-asian="bold" style:text-underline-color="font-color" style:text-underline-style="solid" style:text-underline-width="auto"/>
    </style:style>
    <style:style style:family="text" style:name="T16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20">
      <style:text-properties fo:background-color="transparent" loext:char-shading-value="0" style:text-underline-color="font-color" style:text-underline-style="solid" style:text-underline-width="auto"/>
    </style:style>
    <style:style style:family="text" style:name="T21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3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4">
      <style:text-properties fo:font-weight="bold" style:font-weight-asian="bold" style:use-window-font-color="true"/>
    </style:style>
    <style:style style:family="text" style:name="T25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7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8">
      <style:text-properties fo:font-style="italic" style:font-style-asian="italic" style:text-underline-color="font-color" style:text-underline-style="solid" style:text-underline-width="auto"/>
    </style:style>
    <style:style style:family="text" style:name="T29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0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1">
      <style:text-properties fo:background-color="transparent" fo:font-style="italic" fo:font-weight="bold" loext:char-shading-value="0" style:font-style-asian="italic" style:font-weight-asian="bold"/>
    </style:style>
    <style:style style:family="text" style:name="T32">
      <style:text-properties fo:font-style="italic" style:font-style-asian="italic"/>
    </style:style>
    <style:style style:family="text" style:name="T33">
      <style:text-properties fo:font-size="9pt" style:font-size-asian="9pt" style:font-size-complex="9pt"/>
    </style:style>
    <style:style style:family="text" style:name="T34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5">
      <style:text-properties fo:font-size="10.5pt" style:font-size-asian="10.5pt" style:font-size-complex="10.5pt"/>
    </style:style>
    <style:style style:family="text" style:name="T36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37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9">
      <style:text-properties fo:text-transform="uppercase"/>
    </style:style>
    <style:style style:family="text" style:name="T40">
      <style:text-properties fo:font-weight="bold" fo:text-transform="uppercase" style:font-weight-asian="bold"/>
    </style:style>
    <style:style style:family="text" style:name="T41">
      <style:text-properties fo:font-size="12pt" fo:font-weight="bold" fo:text-transform="uppercase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text" style:name="T42">
      <style:text-properties fo:text-transform="uppercase" style:text-underline-style="none"/>
    </style:style>
    <style:style style:family="text" style:name="T43">
      <style:text-properties fo:font-weight="bold" fo:text-transform="uppercase" style:font-weight-asian="bold" style:font-weight-complex="bold" style:text-underline-color="font-color" style:text-underline-style="solid" style:text-underline-width="auto"/>
    </style:style>
    <style:style style:family="text" style:name="T44">
      <style:text-properties fo:font-variant="small-caps"/>
    </style:style>
    <style:style style:family="text" style:name="T45">
      <style:text-properties fo:font-size="10pt" fo:font-weight="bold" style:font-size-asian="10pt" style:font-size-complex="10pt" style:font-weight-asian="bold" style:font-weight-complex="bold"/>
    </style:style>
    <style:style style:family="text" style:name="T46">
      <style:text-properties fo:font-size="10pt" style:font-size-asian="10pt"/>
    </style:style>
    <style:style style:family="text" style:name="T47">
      <style:text-properties fo:font-size="10pt" fo:font-weight="normal" style:font-size-asian="10pt" style:font-size-complex="10pt" style:font-weight-asian="normal" style:font-weight-complex="normal"/>
    </style:style>
    <style:style style:family="text" style:name="T48">
      <style:text-properties fo:color="#00b050"/>
    </style:style>
    <style:style style:family="text" style:name="T49">
      <style:text-properties fo:color="#00b050" fo:font-weight="bold" style:font-weight-asian="bold"/>
    </style:style>
    <style:style style:family="text" style:name="T50">
      <style:text-properties fo:color="#00b050" style:text-underline-color="font-color" style:text-underline-style="solid" style:text-underline-width="auto"/>
    </style:style>
    <style:style style:family="text" style:name="T51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2">
      <style:text-properties fo:color="#00b050" fo:font-style="normal" fo:font-weight="bold" style:font-style-asian="normal" style:font-style-complex="normal" style:font-weight-asian="bold"/>
    </style:style>
    <style:style style:family="text" style:name="T53">
      <style:text-properties fo:color="#00b050" style:text-underline-style="none"/>
    </style:style>
    <style:style style:family="text" style:name="T54">
      <style:text-properties fo:color="#00b050" fo:font-weight="bold" style:font-weight-asian="bold" style:text-underline-style="none"/>
    </style:style>
    <style:style style:family="text" style:name="T55">
      <style:text-properties fo:color="#00b050" fo:font-style="italic" style:font-style-asian="italic"/>
    </style:style>
    <style:style style:family="text" style:name="T56">
      <style:text-properties fo:color="#0070c0"/>
    </style:style>
    <style:style style:family="text" style:name="T57">
      <style:text-properties fo:color="#0070c0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9">
      <style:text-properties fo:color="#0070c0" fo:font-weight="bold" style:font-weight-asian="bold"/>
    </style:style>
    <style:style style:family="text" style:name="T60">
      <style:text-properties fo:color="#0070c0" fo:font-style="italic" style:font-style-asian="italic"/>
    </style:style>
    <style:style style:family="text" style:name="T61">
      <style:text-properties fo:color="#0070c0" fo:font-weight="normal" style:font-weight-asian="normal" style:font-weight-complex="normal"/>
    </style:style>
    <style:style style:family="text" style:name="T62">
      <style:text-properties fo:color="#e36c0a"/>
    </style:style>
    <style:style style:family="text" style:name="T63">
      <style:text-properties fo:color="#e36c0a" fo:font-weight="bold" style:font-weight-asian="bold"/>
    </style:style>
    <style:style style:family="text" style:name="T64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5">
      <style:text-properties style:font-size-complex="10pt"/>
    </style:style>
    <style:style style:family="text" style:name="T66">
      <style:text-properties fo:background-color="transparent" loext:char-shading-value="0"/>
    </style:style>
    <style:style style:family="text" style:name="T6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8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current-state="checked" form:id="control1" form:image-position="center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name="Case à cocher 3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name="Case à cocher 9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name="Case à cocher 9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8" form:image-position="center" form:name="Case à cocher 9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3" form:image-position="center" form:name="Case à cocher 9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name="Case à cocher 9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5" form:image-position="center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name="Case à cocher 8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name="Case à cocher 7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name="Case à cocher 9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name="Case à cocher 9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name="Case à cocher 9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name="Case à cocher 9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name="Case à cocher 7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name="Case à cocher 8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4" form:image-position="center" form:name="Case à cocher 10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name="Case à cocher 11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6" form:image-position="center" form:name="Case à cocher 11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name="Case à cocher 22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name="Case à cocher 2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name="Case à cocher 2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name="Case à cocher 2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name="Case à cocher 24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2" form:image-position="center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label="Case à cocher" form:name="Case à cocher 17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label="Case à cocher" form:name="Case à cocher 17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label="Case à cocher" form:name="Case à cocher 17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label="Case à cocher" form:name="Case à cocher 17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label="Case à cocher" form:name="Case à cocher 17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label="Case à cocher" form:name="Case à cocher 17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label="Case à cocher" form:name="Case à cocher 17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2" form:image-position="center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name="Case à cocher 6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name="Case à cocher 25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name="Case à cocher 25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6" form:image-position="center" form:name="Case à cocher 25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name="Case à cocher 25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8" form:image-position="center" form:name="Case à cocher 25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name="Case à cocher 25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3" form:image-position="center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label="Case à cocher" form:name="Case à cocher 17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8" form:image-position="center" form:name="Case à cocher 16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label="Case à cocher" form:name="Case à cocher 17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label="Case à cocher" form:name="Case à cocher 17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2" form:image-position="center" form:label="Case à cocher" form:name="Case à cocher 17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3" form:image-position="center" form:label="Case à cocher" form:name="Case à cocher 17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4" form:image-position="center" form:label="Case à cocher" form:name="Case à cocher 17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5" form:image-position="center" form:label="Case à cocher" form:name="Case à cocher 17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name="Case à cocher 16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name="Case à cocher 16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name="Case à cocher 16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name="Case à cocher 16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0" form:image-position="center" form:name="Case à cocher 16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1" form:image-position="center" form:name="Case à cocher 1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2" form:image-position="center" form:label="Case à cocher" form:name="Case à cocher 1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3" form:image-position="center" form:name="Case à cocher 16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name="Case à cocher 16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name="Case à cocher 16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6" form:image-position="center" form:name="Case à cocher 16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name="Case à cocher 1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name="Case à cocher 16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9" form:image-position="center" form:name="Case à cocher 16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0" form:image-position="center" form:name="Case à cocher 16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1" form:image-position="center" form:name="Case à cocher 16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2" form:image-position="center" form:name="Case à cocher 31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3" form:image-position="center" form:name="Case à cocher 22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4" form:image-position="center" form:name="Case à cocher 21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5" form:image-position="center" form:name="Case à cocher 39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6" form:image-position="center" form:name="Case à cocher 38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name="Case à cocher 3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name="Case à cocher 37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name="Case à cocher 34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name="Case à cocher 35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1" form:image-position="center" form:name="Case à cocher 33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name="Case à cocher 32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name="Case à cocher 26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name="Case à cocher 30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name="Case à cocher 20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name="Case à cocher 1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7" form:image-position="center" form:name="Case à cocher 2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8" form:image-position="center" form:name="Case à cocher 28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name="Case à cocher 1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name="Case à cocher 27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name="Case à cocher 14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name="Case à cocher 15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name="Case à cocher 13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4" form:image-position="center" form:name="Case à cocher 4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5" form:image-position="center" form:name="Case à cocher 12" xml:id="control1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6" form:image-position="center" form:name="Case à cocher 4" xml:id="control1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7" form:image-position="center" form:name="Case à cocher 6" xml:id="control1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8" form:image-position="center" form:name="Case à cocher 6" xml:id="control1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9" form:image-position="center" form:name="Case à cocher 6" xml:id="control1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0" form:image-position="center" form:name="Case à cocher 6" xml:id="control1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 / </text:span><text:span text:style-name="T36"><text:text-input text:description="">tool.getCurrentFolderManagerInitials()</text:text-input></text:span> <text:s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5"><draw:control draw:control="control81" draw:style-name="gr2" draw:text-style-name="P67" draw:z-index="80" svg:height="0.32cm" svg:width="0.331cm" svg:y="-0.302cm" text:anchor-type="as-char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5"><draw:control draw:control="control80" draw:style-name="gr2" draw:text-style-name="P67" draw:z-index="79" svg:height="0.32cm" svg:width="0.331cm" svg:y="-0.302cm" text:anchor-type="as-char"/>envoi avec le <text:span text:style-name="T13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5"><draw:control draw:control="control82" draw:style-name="gr2" draw:text-style-name="P67" draw:z-index="81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draw:control="control104" draw:style-name="gr2" draw:text-style-name="P67" draw:z-index="103" svg:height="0.32cm" svg:width="0.331cm" svg:y="-0.302cm" text:anchor-type="as-char"/></text:span><text:span text:style-name="T24"> 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draw:control="control103" draw:style-name="gr2" draw:text-style-name="P67" draw:z-index="102" svg:height="0.32cm" svg:width="0.331cm" svg:y="-0.302cm" text:anchor-type="as-char"/></text:span><text:span text:style-name="T26"> </text:span><text:span text:style-name="T27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6">N.B. : un « primo dossier » avait déjà été envoyé : <draw:control draw:control="control101" draw:style-name="gr2" draw:text-style-name="P67" draw:z-index="100" svg:height="0.32cm" svg:width="0.331cm" svg:y="-0.302cm" text:anchor-type="as-char"/><text:span text:style-name="T10">oui <text:s text:c="3"/></text:span><text:span text:style-name="T10"><draw:control draw:control="control102" draw:style-name="gr2" draw:text-style-name="P67" draw:z-index="101" svg:height="0.32cm" svg:width="0.331cm" svg:y="-0.302cm" text:anchor-type="as-char"/></text:span><text:span text:style-name="T10"> 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10"><text:span text:style-name="T49"><office:annotation><dc:creator>Auteur inconnu</dc:creator><dc:date>2017-05-16T10:02:36</dc:date><text:p text:style-name="P66"><text:span text:style-name="T67">do text if not licence_helper.folderCategory.count('UCP')</text:span></text:p></office:annotation></text:span><text:span text:style-name="T49"><draw:control draw:control="control63" draw:style-name="gr2" draw:text-style-name="P67" draw:z-index="62" svg:height="0.32cm" svg:width="0.331cm" svg:y="-0.302cm" text:anchor-type="as-char"/></text:span><text:span text:style-name="T49"> 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6"><text:span text:style-name="T67">do text if licence_helper.folderCategory.count('UCP')</text:span></text:p></office:annotation></text:span><text:span text:style-name="T51"><draw:control draw:control="control95" draw:style-name="gr2" draw:text-style-name="P67" draw:z-index="94" svg:height="0.32cm" svg:width="0.331cm" svg:y="-0.302cm" text:anchor-type="as-char"/></text:span><text:span text:style-name="T54"> UFD</text:span><text:span text:style-name="T53">: permis d'urbanisme </text:span><text:span text:style-name="T50">délivré par le FD</text:span></text:p>
            <text:p text:style-name="P10"><text:span text:style-name="T49"><draw:control draw:control="control62" draw:style-name="gr2" draw:text-style-name="P67" draw:z-index="61" svg:height="0.32cm" svg:width="0.331cm" svg:y="-0.302cm" text:anchor-type="as-char"/></text:span><text:span text:style-name="T49"> 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draw:control="control64" draw:style-name="gr2" draw:text-style-name="P67" draw:z-index="63" svg:height="0.32cm" svg:width="0.331cm" svg:y="-0.302cm" text:anchor-type="as-char"/></text:span><text:span text:style-name="T49"> 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draw:control="control65" draw:style-name="gr2" draw:text-style-name="P67" draw:z-index="64" svg:height="0.32cm" svg:width="0.331cm" svg:y="-0.302cm" text:anchor-type="as-char"/></text:span><text:span text:style-name="T5"> 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draw:control="control66" draw:style-name="gr2" draw:text-style-name="P67" draw:z-index="65" svg:height="0.32cm" svg:width="0.331cm" svg:y="-0.302cm" text:anchor-type="as-char"/></text:span><text:span text:style-name="T5"> DIV</text:span> : autre demande <text:s text:c="19"/></text:p>
            <text:p text:style-name="P10"><text:bookmark text:name="Unknown6"/><text:span text:style-name="T5"><draw:control draw:control="control67" draw:style-name="gr2" draw:text-style-name="P67" draw:z-index="66" svg:height="0.32cm" svg:width="0.331cm" svg:y="-0.302cm" text:anchor-type="as-char"/></text:span><text:span text:style-name="T5"> BCX :</text:span> dossiers contentieux</text:p>
            <text:p text:style-name="P11"><text:span text:style-name="T5"><draw:control draw:control="control68" draw:style-name="gr2" draw:text-style-name="P67" draw:z-index="67" svg:height="0.32cm" svg:width="0.331cm" svg:y="-0.302cm" text:anchor-type="as-char"/></text:span><text:span text:style-name="T5"> 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draw:control="control69" draw:style-name="gr2" draw:text-style-name="P67" draw:z-index="68" svg:height="0.32cm" svg:width="0.331cm" svg:y="-0.302cm" text:anchor-type="as-char"/></text:span><text:span text:style-name="T63"> PIC/PIUR</text:span><text:span text:style-name="T62"> : avec Urbanisme se</text:span></text:p>
            <text:p text:style-name="P11"><text:span text:style-name="T63"><draw:control draw:control="control70" draw:style-name="gr2" draw:text-style-name="P67" draw:z-index="69" svg:height="0.32cm" svg:width="0.331cm" svg:y="-0.302cm" text:anchor-type="as-char"/></text:span><text:span text:style-name="T63"> PIC/PIEN</text:span><text:span text:style-name="T62"> : avec Environnement seul </text:span></text:p>
            <text:p text:style-name="P11"><text:span text:style-name="T62"><draw:control draw:control="control71" draw:style-name="gr2" draw:text-style-name="P67" draw:z-index="70" svg:height="0.32cm" svg:width="0.331cm" svg:y="-0.302cm" text:anchor-type="as-char"/></text:span><text:span text:style-name="T62"> </text:span><text:span text:style-name="T63">PIC/PIUN </text:span><text:span text:style-name="T62">: Unique (= Urba.+ Envir.)</text:span></text:p>
          </table:table-cell>
          <table:table-cell office:value-type="string" table:style-name="Tableau10.B1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6"><text:span text:style-name="T67">do text if not licence_helper.folderCategory.count('UCO:')</text:span></text:p></office:annotation><draw:control draw:control="control72" draw:style-name="gr2" draw:text-style-name="P67" draw:z-index="71" svg:height="0.32cm" svg:width="0.331cm" svg:y="-0.302cm" text:anchor-type="as-char"/> 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6"><text:span text:style-name="T67">do text if licence_helper.folderCategory.count('UCO:')</text:span></text:p></office:annotation></text:span><text:span text:style-name="T56"><draw:control draw:control="control90" draw:style-name="gr2" draw:text-style-name="P67" draw:z-index="89" svg:height="0.32cm" svg:width="0.331cm" svg:y="-0.302cm" text:anchor-type="as-char"/></text:span><text:span text:style-name="T56"> 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6"><text:span text:style-name="T67">do text if not licence_helper.folderCategory.count('UCO/D')</text:span></text:p></office:annotation><draw:control draw:control="control73" draw:style-name="gr2" draw:text-style-name="P67" draw:z-index="72" svg:height="0.32cm" svg:width="0.331cm" svg:y="-0.302cm" text:anchor-type="as-char"/> 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6"><text:span text:style-name="T67">do text if licence_helper.folderCategory.count('UCO/D')</text:span></text:p></office:annotation></text:span><text:span text:style-name="T56"><draw:control draw:control="control91" draw:style-name="gr2" draw:text-style-name="P67" draw:z-index="90" svg:height="0.32cm" svg:width="0.331cm" svg:y="-0.302cm" text:anchor-type="as-char"/></text:span><text:span text:style-name="T56"> 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draw:control="control74" draw:style-name="gr2" draw:text-style-name="P67" draw:z-index="73" svg:height="0.32cm" svg:width="0.331cm" svg:y="-0.302cm" text:anchor-type="as-char"/> 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6"><text:span text:style-name="T67">do text if not licence_helper.folderCategory.count('UCO/A')</text:span></text:p></office:annotation></text:span><text:span text:style-name="T8"><draw:control draw:control="control75" draw:style-name="gr2" draw:text-style-name="P67" draw:z-index="74" svg:height="0.32cm" svg:width="0.331cm" svg:y="-0.302cm" text:anchor-type="as-char"/></text:span><text:span text:style-name="T8"> 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6"><text:span text:style-name="T67">do text if licence_helper.folderCategory.count('UCO/A')</text:span></text:p></office:annotation></text:span><text:span text:style-name="T8"><draw:control draw:control="control92" draw:style-name="gr2" draw:text-style-name="P67" draw:z-index="91" svg:height="0.32cm" svg:width="0.331cm" svg:y="-0.302cm" text:anchor-type="as-char"/></text:span><text:span text:style-name="T8"> 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6"><text:span text:style-name="T67">do text if not licence_helper.folderCategory.count('UCO/PD')</text:span></text:p></office:annotation></text:span><text:span text:style-name="T8"><draw:control draw:control="control76" draw:style-name="gr2" draw:text-style-name="P67" draw:z-index="75" svg:height="0.32cm" svg:width="0.331cm" svg:y="-0.302cm" text:anchor-type="as-char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6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draw:control="control93" draw:style-name="gr2" draw:text-style-name="P67" draw:z-index="92" svg:height="0.32cm" svg:width="0.331cm" svg:y="-0.302cm" text:anchor-type="as-char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draw:control="control77" draw:style-name="gr2" draw:text-style-name="P67" draw:z-index="76" svg:height="0.32cm" svg:width="0.331cm" svg:y="-0.302cm" text:anchor-type="as-char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draw:control="control94" draw:style-name="gr2" draw:text-style-name="P67" draw:z-index="93" svg:height="0.32cm" svg:width="0.331cm" svg:y="-0.302cm" text:anchor-type="as-char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draw:control="control78" draw:style-name="gr2" draw:text-style-name="P67" draw:z-index="77" svg:height="0.32cm" svg:width="0.331cm" svg:y="-0.302cm" text:anchor-type="as-char"/></text:span><text:span text:style-name="T8"> LCO/PD: permis </text:span><text:span text:style-name="T31">d'urbanisation </text:span><text:span text:style-name="T17">direct</text:span></text:p>
            <text:p text:style-name="P12"><text:span text:style-name="T19"><draw:control draw:control="control79" draw:style-name="gr2" draw:text-style-name="P67" draw:z-index="78" svg:height="0.32cm" svg:width="0.331cm" svg:y="-0.302cm" text:anchor-type="as-char"/></text:span><text:span text:style-name="T4"> 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12"><text:span text:style-name="T40">Demandeur </text:span>: nom, prénom</text:p>
          </table:table-cell>
          <table:table-cell office:value-type="string" table:number-columns-spanned="6" table:style-name="Tableau11.B1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4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office:value-type="string" table:number-columns-spanned="6" table:style-name="Tableau11.B2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40">OBJET</text:span> de la demande : </text:p>
          </table:table-cell>
          <table:table-cell office:value-type="string" table:number-columns-spanned="6" table:style-name="Tableau11.B2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39">Auteur de projet</text:span> : nom</text:p>
          </table:table-cell>
          <table:table-cell office:value-type="string" table:number-columns-spanned="6" table:style-name="Tableau11.B2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20"/>
            <text:p text:style-name="P20"/>
            <text:p text:style-name="P10"/>
          </table:table-cell>
          <table:covered-table-cell/>
          <table:table-cell office:value-type="string" table:number-columns-spanned="2" table:style-name="Tableau11.B5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30 jours' in licence_helper.annoncedDelay</text:span></text:p></office:annotation><text:span text:style-name="T6"><draw:control draw:control="control96" draw:style-name="gr1" draw:text-style-name="P67" draw:z-index="95" svg:height="0.399cm" svg:width="0.447cm" text:anchor-type="as-char"/></text:span> 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75 jours' in licence_helper.annoncedDelay</text:span></text:p></office:annotation><text:span text:style-name="T6"><draw:control draw:control="control97" draw:style-name="gr1" draw:text-style-name="P67" draw:z-index="96" svg:height="0.399cm" svg:width="0.447cm" text:anchor-type="as-char"/></text:span> 7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text:span text:style-name="T6"><draw:control draw:control="control98" draw:style-name="gr1" draw:text-style-name="P67" draw:z-index="97" svg:height="0.399cm" svg:width="0.447cm" text:anchor-type="as-char"/></text:span> 11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4" draw:style-name="gr1" draw:text-style-name="P67" draw:z-index="113" svg:height="0.399cm" svg:width="0.447cm" text:anchor-type="as-char"/></text:span> 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5" draw:style-name="gr1" draw:text-style-name="P67" draw:z-index="114" svg:height="0.399cm" svg:width="0.447cm" text:anchor-type="as-char"/></text:span> 7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13" draw:style-name="gr1" draw:text-style-name="P67" draw:z-index="112" svg:height="0.399cm" svg:width="0.447cm" text:anchor-type="as-char"/></text:span><text:span text:style-name="T10"> 115 jours</text:span></text:p>
          </table:table-cell>
          <table:covered-table-cell/>
          <table:table-cell office:value-type="string" table:number-columns-spanned="2" table:style-name="Tableau11.F5">
            <text:p text:style-name="P28"/>
            <text:p text:style-name="P19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draw:control="control112" draw:style-name="gr2" draw:text-style-name="P67" draw:z-index="111" svg:height="0.32cm" svg:width="0.331cm" svg:y="-0.302cm" text:anchor-type="as-char"/></text:span><text:span text:style-name="T24"> 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draw:control="control105" draw:style-name="gr2" draw:text-style-name="P67" draw:z-index="104" svg:height="0.32cm" svg:width="0.331cm" svg:y="-0.302cm" text:anchor-type="as-char"/></text:span><text:span text:style-name="T26"> 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0" draw:style-name="gr1" draw:text-style-name="P67" draw:z-index="109" svg:height="0.399cm" svg:width="0.447cm" text:anchor-type="as-char"/></text:span> 6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1" draw:style-name="gr1" draw:text-style-name="P67" draw:z-index="110" svg:height="0.399cm" svg:width="0.447cm" text:anchor-type="as-char"/></text:span> 10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09" draw:style-name="gr1" draw:text-style-name="P67" draw:z-index="108" svg:height="0.399cm" svg:width="0.447cm" text:anchor-type="as-char"/></text:span><text:span text:style-name="T10"> 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12">Autres dossiers connus sur le bien</text:p>
          </table:table-cell>
          <table:table-cell office:value-type="string" table:number-columns-spanned="6" table:style-name="Tableau11.B7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5">Zonage au plan de secteur</text:p>
          </table:table-cell>
          <table:table-cell office:value-type="string" table:number-columns-spanned="6" table:style-name="Tableau11.B2">
            <text:p text:style-name="P53"><office:annotation><dc:creator>sde </dc:creator><dc:date>2011-08-04T13:57:24</dc:date><text:p text:style-name="P66"><text:span text:style-name="T71">do row for folderZoneValue in self.getValuesForTemplate('folderZone')</text:span></text:p></office:annotation><draw:control draw:control="control122" draw:style-name="gr1" draw:text-style-name="P67" draw:z-index="121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L’objet de la demande est dans  : </text:p>
          </table:table-cell>
          <table:table-cell office:value-type="string" table:number-columns-spanned="6" table:style-name="Tableau11.B2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7">Avec <text:span text:style-name="T39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3"><office:annotation><dc:creator>Auteur inconnu</dc:creator><dc:date>2017-05-16T15:03:23</dc:date><text:p text:style-name="P66"><text:span text:style-name="T67">do text if not licence_helper.divergence</text:span></text:p></office:annotation><draw:control draw:control="control147" draw:style-name="gr1" draw:text-style-name="P67" draw:z-index="146" svg:height="0.399cm" svg:width="0.447cm" text:anchor-type="as-char"/><text:bookmark text:name="Unknown1012"/><text:bookmark text:name="__Fieldmark__7369_209460382212"/>EC<text:bookmark text:name="Unknown141112"/>ART <text:s/></text:p>
                  <text:p text:style-name="P65"><office:annotation><dc:creator>Auteur inconnu</dc:creator><dc:date>2017-05-16T15:02:40</dc:date><text:p text:style-name="P66"><text:span text:style-name="T67">do text if licence_helper.divergence</text:span></text:p></office:annotation><draw:control draw:control="control148" draw:style-name="gr1" draw:text-style-name="P67" draw:z-index="147" svg:height="0.399cm" svg:width="0.447cm" text:anchor-type="as-char"/><text:bookmark text:name="Unknown10111"/><text:bookmark text:name="__Fieldmark__7369_2094603822111"/>EC<text:bookmark text:name="Unknown1411111"/>ART <text:s/></text:p>
                </table:table-cell>
                <table:table-cell office:value-type="string" table:style-name="Tableau16.B1">
                  <text:p text:style-name="P63"><office:annotation><dc:creator>Auteur inconnu</dc:creator><dc:date>2017-05-16T15:03:23</dc:date><text:p text:style-name="P66"><text:span text:style-name="T67">do text if not licence_helper.derogation</text:span></text:p></office:annotation><draw:control draw:control="control149" draw:style-name="gr1" draw:text-style-name="P67" draw:z-index="148" svg:height="0.399cm" svg:width="0.447cm" text:anchor-type="as-char"/>DEROGATION</text:p>
                  <text:p text:style-name="P63"><office:annotation><dc:creator>Auteur inconnu</dc:creator><dc:date>2017-05-16T15:03:23</dc:date><text:p text:style-name="P66"><text:span text:style-name="T67">do text if <text:s/>licence_helper.derogation</text:span></text:p></office:annotation><draw:control draw:control="control150" draw:style-name="gr1" draw:text-style-name="P67" draw:z-index="149" svg:height="0.399cm" svg:width="0.447cm" text:anchor-type="as-char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12">Publicité ?</text:p>
          </table:table-cell>
          <table:table-cell office:value-type="string" table:number-columns-spanned="3" table:style-name="Tableau11.B11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Ann' in licence_helper.inquiry_type</text:span></text:p></office:annotation></text:span><text:span text:style-name="T10"><draw:control draw:control="control121" draw:style-name="gr1" draw:text-style-name="P67" draw:z-index="120" svg:height="0.399cm" svg:width="0.447cm" text:anchor-type="as-char"/></text:span><text:span text:style-name="T10"> ANNONCE DE PROJET</text:span></text:p>
            <text:p text:style-name="P15"><text:soft-page-break/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Ann' in licence_helper.inquiry_type</text:span></text:p></office:annotation></text:span><text:span text:style-name="T38"><draw:control draw:control="control120" draw:style-name="gr1" draw:text-style-name="P67" draw:z-index="119" svg:height="0.399cm" svg:width="0.447cm" text:anchor-type="as-char"/></text:span><text:span text:style-name="T38"> 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0"><draw:control draw:control="control119" draw:style-name="gr1" draw:text-style-name="P67" draw:z-index="118" svg:height="0.399cm" svg:width="0.447cm" text:anchor-type="as-char"/></text:span><text:span text:style-name="T10"> ENQUETE PUBLIQUE</text:span></text:p>
            <text:p text:style-name="P15"><text:soft-page-break/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38"><draw:control draw:control="control118" draw:style-name="gr1" draw:text-style-name="P67" draw:z-index="117" svg:height="0.399cm" svg:width="0.447cm" text:anchor-type="as-char"/></text:span><text:span text:style-name="T38"> ENQUETE PUBLIQUE</text:span></text:p>
          </table:table-cell>
          <table:covered-table-cell/>
          <table:table-cell office:value-type="string" table:style-name="Tableau11.B7">
            <text:p text:style-name="P10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10">Réunion de projet préalable ?</text:p>
          </table:table-cell>
          <table:table-cell office:value-type="string" table:number-columns-spanned="6" table:style-name="Tableau11.B2">
            <text:p text:style-name="P10"><draw:control draw:control="control83" draw:style-name="gr1" draw:text-style-name="P67" draw:z-index="82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office:value-type="string" table:style-name="Tableau11.A2">
            <text:p text:style-name="P25">Equipement de la voirie</text:p>
            <text:p text:style-name="P25">Type de voirie : <text:span text:style-name="T47"><text:text-input text:description="">self.getValueForTemplate('roadType')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5"><office:annotation><dc:creator>Ngaha </dc:creator><dc:date>2015-06-16T14:05:28</dc:date><text:p text:style-name="P66"><text:span text:style-name="T67">do text if not self.getRoadCoating()</text:span></text:p></office:annotation><draw:control draw:control="control126" draw:style-name="gr1" draw:text-style-name="P67" draw:z-index="125" svg:height="0.399cm" svg:width="0.447cm" text:anchor-type="as-char"/>revêtement en </text:p>
                  <text:p text:style-name="P55"><office:annotation><dc:creator>Ngaha </dc:creator><dc:date>2015-06-16T14:04:23</dc:date><text:p text:style-name="P66"><text:span text:style-name="T67">do text if self.getRoadCoating()</text:span></text:p></office:annotation><draw:control draw:control="control125" draw:style-name="gr1" draw:text-style-name="P67" draw:z-index="124" svg:height="0.399cm" svg:width="0.447cm" text:anchor-type="as-char"/>revêtement en <text:text-input text:description="">self.getValueForTemplate('roadCoating')</text:text-input></text:p>
                </table:table-cell>
                <table:table-cell office:value-type="string" table:style-name="Tableau14.A1">
                  <text:p text:style-name="P55"><office:annotation><dc:creator>Ngaha </dc:creator><dc:date>2015-06-16T13:40:43</dc:date><text:p text:style-name="P66"><text:span text:style-name="T70">do text if not self.roadEquipments.__str__().count(u"'eau'")</text:span></text:p></office:annotation><draw:control draw:control="control127" draw:style-name="gr1" draw:text-style-name="P67" draw:z-index="126" svg:height="0.399cm" svg:width="0.447cm" text:anchor-type="as-char"/>eau</text:p>
                  <text:p text:style-name="P55"><office:annotation><dc:creator>Ngaha </dc:creator><dc:date>2015-06-16T13:41:59</dc:date><text:p text:style-name="P66"><text:span text:style-name="T67">do text if self.roadEquipments.__str__().count(u"'eau'")</text:span></text:p></office:annotation><draw:control draw:control="control128" draw:style-name="gr1" draw:text-style-name="P67" draw:z-index="127" svg:height="0.399cm" svg:width="0.447cm" text:anchor-type="as-char"/>eau</text:p>
                </table:table-cell>
                <table:table-cell office:value-type="string" table:style-name="Tableau14.A1">
                  <text:p text:style-name="P55"><office:annotation><dc:creator>Ngaha </dc:creator><dc:date>2015-06-16T14:04:05</dc:date><text:p text:style-name="P66"><text:span text:style-name="T67">do text if not self.roadEquipments.__str__().count(u"'electricite'")</text:span></text:p></office:annotation><draw:control draw:control="control129" draw:style-name="gr1" draw:text-style-name="P67" draw:z-index="128" svg:height="0.399cm" svg:width="0.447cm" text:anchor-type="as-char"/>électricité</text:p>
                  <text:p text:style-name="P55"><office:annotation><dc:creator>Ngaha </dc:creator><dc:date>2015-06-16T13:42:53</dc:date><text:p text:style-name="P66"><text:span text:style-name="T67">do text if self.roadEquipments.__str__().count(u"'electricite'")</text:span></text:p></office:annotation><draw:control draw:control="control130" draw:style-name="gr1" draw:text-style-name="P67" draw:z-index="129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5"><office:annotation><dc:creator>Ngaha </dc:creator><dc:date>2015-06-16T14:07:58</dc:date><text:p text:style-name="P66"><text:span text:style-name="T67">do text if not self.roadEquipments.__str__().count(u"'epuration'")</text:span></text:p></office:annotation><draw:control draw:control="control132" draw:style-name="gr1" draw:text-style-name="P67" draw:z-index="131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6"><text:span text:style-name="T67">do text if self.roadEquipments.__str__().count(u"'epuration'")</text:span></text:p></office:annotation><draw:control draw:control="control131" draw:style-name="gr1" draw:text-style-name="P67" draw:z-index="130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5"><office:annotation><dc:creator>Ngaha </dc:creator><dc:date>2015-06-16T14:14:11</dc:date><text:p text:style-name="P66"><text:span text:style-name="T67">do text if not self.roadEquipments.__str__().count(u"'pascollecteeaux'")</text:span></text:p></office:annotation><draw:control draw:control="control133" draw:style-name="gr1" draw:text-style-name="P67" draw:z-index="132" svg:height="0.399cm" svg:width="0.447cm" text:anchor-type="as-char"/>pas d'égout</text:p>
                  <text:p text:style-name="P55"><office:annotation><dc:creator>Ngaha </dc:creator><dc:date>2015-06-16T14:13:36</dc:date><text:p text:style-name="P66"><text:span text:style-name="T67">do text if self.roadEquipments.__str__().count(u"'pascollecteeaux'")</text:span></text:p></office:annotation><draw:control draw:control="control134" draw:style-name="gr1" draw:text-style-name="P67" draw:z-index="133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5">Situation au PASH :</text:p>
                  <text:p text:style-name="P55"><office:annotation><dc:creator>Ngaha </dc:creator><dc:date>2016-04-14T13:45:55</dc:date><text:p text:style-name="P66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6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6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Application du décret « voirie » ?</text:p>
          </table:table-cell>
          <table:table-cell office:value-type="string" table:number-columns-spanned="6" table:style-name="Tableau11.B2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10">Avis</text:p>
            <text:p text:style-name="P10"/>
            <text:p text:style-name="P10"/>
          </table:table-cell>
          <table:table-cell office:value-type="string" table:style-name="Tableau11.B11">
            <text:p text:style-name="P10">OBLIGATOIRES :</text:p>
          </table:table-cell>
          <table:table-cell office:value-type="string" table:number-columns-spanned="5" table:style-name="Tableau11.F5">
            <text:p text:style-name="P52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10">FACULTATIFS :</text:p>
          </table:table-cell>
          <table:table-cell office:value-type="string" table:number-columns-spanned="5" table:style-name="Tableau11.F5">
            <text:p text:style-name="P52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5"><office:annotation><dc:creator>Ngaha </dc:creator><dc:date>2015-06-09T11:30:15</dc:date><text:p text:style-name="P66"><text:span text:style-name="T67">do text if not 'class' in licence_helper.protectedBuilding</text:span></text:p></office:annotation><draw:control draw:control="control136" draw:style-name="gr1" draw:text-style-name="P67" draw:z-index="135" svg:height="0.399cm" svg:width="0.447cm" text:anchor-type="as-char"/>classé ou assimilé</text:p>
                  <text:p text:style-name="P55"><office:annotation><dc:creator>Ngaha </dc:creator><dc:date>2015-06-09T11:30:31</dc:date><text:p text:style-name="P66"><text:span text:style-name="T67">do text if <text:s/>'class' in licence_helper.protectedBuilding</text:span></text:p></office:annotation><draw:control draw:control="control135" draw:style-name="gr1" draw:text-style-name="P67" draw:z-index="134" svg:height="0.399cm" svg:width="0.447cm" text:anchor-type="as-char"/>classé ou assimilé</text:p>
                </table:table-cell>
                <table:table-cell office:value-type="string" table:style-name="Tableau15.A1">
                  <text:p text:style-name="P58"><office:annotation><dc:creator>Ngaha </dc:creator><dc:date>2015-06-09T11:31:08</dc:date><text:p text:style-name="P66"><text:span text:style-name="T67">do text if not 'zone de protection' in licence_helper.protectedBuilding</text:span></text:p></office:annotation><draw:control draw:control="control138" draw:style-name="gr1" draw:text-style-name="P67" draw:z-index="137" svg:height="0.399cm" svg:width="0.447cm" text:anchor-type="as-char"/>zone de protection</text:p>
                  <text:p text:style-name="P58"><office:annotation><dc:creator>Ngaha </dc:creator><dc:date>2015-06-09T11:32:40</dc:date><text:p text:style-name="P66"><text:span text:style-name="T67">do text if 'zone de protection' in licence_helper.protectedBuilding</text:span></text:p></office:annotation><draw:control draw:control="control137" draw:style-name="gr1" draw:text-style-name="P67" draw:z-index="136" svg:height="0.399cm" svg:width="0.447cm" text:anchor-type="as-char"/>zone de protection</text:p>
                </table:table-cell>
                <table:table-cell office:value-type="string" table:style-name="Tableau15.A1">
                  <text:p text:style-name="P58"><office:annotation><dc:creator>Ngaha </dc:creator><dc:date>2015-06-09T11:33:01</dc:date><text:p text:style-name="P66"><text:span text:style-name="T67">do text if not <text:s/>u"repris \xe0 l'inventaire" in licence_helper.protectedBuilding</text:span></text:p></office:annotation><draw:control draw:control="control139" draw:style-name="gr1" draw:text-style-name="P67" draw:z-index="138" svg:height="0.399cm" svg:width="0.447cm" text:anchor-type="as-char"/>repris à l'inventaire</text:p>
                  <text:p text:style-name="P58"><office:annotation><dc:creator>Ngaha </dc:creator><dc:date>2015-06-09T11:34:20</dc:date><text:p text:style-name="P66"><text:span text:style-name="T67">do text if <text:s/>u"repris \xe0 l'inventaire" in licence_helper.protectedBuilding</text:span></text:p></office:annotation><draw:control draw:control="control140" draw:style-name="gr1" draw:text-style-name="P67" draw:z-index="139" svg:height="0.399cm" svg:width="0.447cm" text:anchor-type="as-char"/>repris à l'inventaire</text:p>
                </table:table-cell>
                <table:table-cell office:value-type="string" table:style-name="Tableau15.A1">
                  <text:p text:style-name="P58"><office:annotation><dc:creator>Ngaha </dc:creator><dc:date>2015-06-09T11:34:36</dc:date><text:p text:style-name="P66"><text:span text:style-name="T67">do text if not u"\xe0 l'Atlas arch\xe9ologique" in licence_helper.protectedBuilding</text:span></text:p></office:annotation><draw:control draw:control="control141" draw:style-name="gr1" draw:text-style-name="P67" draw:z-index="140" svg:height="0.399cm" svg:width="0.447cm" text:anchor-type="as-char"/>à l'atlas archéologique</text:p>
                  <text:p text:style-name="P58"><office:annotation><dc:creator>Ngaha </dc:creator><dc:date>2015-06-09T11:35:34</dc:date><text:p text:style-name="P66"><text:span text:style-name="T67">do text if u"\xe0 l'Atlas arch\xe9ologique" in licence_helper.protectedBuilding</text:span></text:p></office:annotation><draw:control draw:control="control142" draw:style-name="gr1" draw:text-style-name="P67" draw:z-index="141" svg:height="0.399cm" svg:width="0.447cm" text:anchor-type="as-char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Etude d’Incidence ?</text:p>
          </table:table-cell>
          <table:table-cell office:value-type="string" table:number-columns-spanned="6" table:style-name="Tableau11.B2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draw:control="control124" draw:style-name="gr1" draw:text-style-name="P67" draw:z-index="123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draw:control="control123" draw:style-name="gr1" draw:text-style-name="P67" draw:z-index="122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22">Rapport du Collège,</text:p>
          </table:table-cell>
          <table:table-cell office:value-type="string" table:number-columns-spanned="6" table:style-name="Tableau11.B19">
            <text:p text:style-name="P12"><text:bookmark text:name="Unknown54"/><draw:control draw:control="control86" draw:style-name="gr1" draw:text-style-name="P67" draw:z-index="85" svg:height="0.399cm" svg:width="0.447cm" text:anchor-type="as-char"/>favorable <text:s text:c="3"/><text:bookmark text:name="Unknown55"/><draw:control draw:control="control85" draw:style-name="gr1" draw:text-style-name="P67" draw:z-index="84" svg:height="0.399cm" svg:width="0.447cm" text:anchor-type="as-char"/>favorable conditionnel <text:s text:c="4"/><text:bookmark text:name="Unknown56"/><draw:control draw:control="control84" draw:style-name="gr1" draw:text-style-name="P67" draw:z-index="83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10"/>
          </table:table-cell>
          <table:table-cell office:value-type="string" table:number-columns-spanned="6" table:style-name="Tableau11.B20">
            <text:p text:style-name="P13"><text:bookmark text:name="Unknown57"/><draw:control draw:control="control87" draw:style-name="gr1" draw:text-style-name="P67" draw:z-index="86" svg:height="0.399cm" svg:width="0.447cm" text:anchor-type="as-char"/>du <text:s/>…………………… <text:s text:c="5"/><text:bookmark text:name="Unknown58"/><draw:control draw:control="control89" draw:style-name="gr1" draw:text-style-name="P67" draw:z-index="88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10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88" draw:style-name="gr1" draw:text-style-name="P67" draw:z-index="87" svg:height="0.399cm" svg:width="0.447cm" text:anchor-type="as-char"/> 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office:value-type="string" table:style-name="Tableau17.A1">
            <text:p text:style-name="P63"/>
          </table:table-cell>
          <table:table-cell office:value-type="string" table:style-name="Tableau17.B1">
            <text:p text:style-name="P63"/>
          </table:table-cell>
        </table:table-row>
      </table:table>
      <text:p text:style-name="P8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 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6"/>
          </table:table-cell>
          <table:covered-table-cell/>
        </table:table-row>
        <table:table-row>
          <table:table-cell office:value-type="string" table:style-name="Tableau1.A2">
            <text:p text:style-name="P35"/>
          </table:table-cell>
          <table:table-cell office:value-type="string" table:style-name="Tableau1.B2">
            <text:p text:style-name="P35"/>
          </table:table-cell>
        </table:table-row>
        <table:table-row>
          <table:table-cell office:value-type="string" table:number-columns-spanned="2" table:style-name="Tableau1.A3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8"><office:annotation><dc:creator>Ngaha </dc:creator><dc:date>2015-06-08T13:37:51</dc:date><text:p text:style-name="P66"><text:span text:style-name="T70">do text if not self.getValueForTemplate('folderCategory').count('UCO')</text:span></text:p></office:annotation><draw:control draw:control="control2" draw:style-name="gr1" draw:text-style-name="P67" draw:z-index="1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3:43:27</dc:date><text:p text:style-name="P66"><text:span text:style-name="T67">do text if not self.getValueForTemplate('folderCategory').count('UCO')</text:span></text:p></office:annotation><draw:control draw:control="control17" draw:style-name="gr1" draw:text-style-name="P67" draw:z-index="16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4:03:02</dc:date><text:p text:style-name="P66"><text:span text:style-name="T67">do text if not self.getValueForTemplate('folderCategory').startswith('CU1')</text:span></text:p></office:annotation><draw:control draw:control="control3" draw:style-name="gr1" draw:text-style-name="P67" draw:z-index="2" svg:height="0.399cm" svg:width="0.447cm" text:anchor-type="as-char"/><text:span text:style-name="T6">CU1 :</text:span> certificat d'urbanisme n°1</text:p>
            <text:p text:style-name="P38"><office:annotation><dc:creator>Ngaha </dc:creator><dc:date>2015-06-08T14:03:42</dc:date><text:p text:style-name="P66"><text:span text:style-name="T67">do text if self.getValueForTemplate('folderCategory').startswith('CU1')</text:span></text:p></office:annotation><draw:control draw:control="control20" draw:style-name="gr1" draw:text-style-name="P67" draw:z-index="19" svg:height="0.399cm" svg:width="0.447cm" text:anchor-type="as-char"/><text:span text:style-name="T6">CU1 :</text:span> certificat d'urbanisme n°1</text:p>
            <text:p text:style-name="P38"><office:annotation><dc:creator>Ngaha </dc:creator><dc:date>2015-06-08T14:04:17</dc:date><text:p text:style-name="P66"><text:span text:style-name="T67">do text if not self.getValueForTemplate('folderCategory').startswith('CU2')</text:span></text:p></office:annotation><draw:control draw:control="control4" draw:style-name="gr1" draw:text-style-name="P67" draw:z-index="3" svg:height="0.399cm" svg:width="0.447cm" text:anchor-type="as-char"/><text:span text:style-name="T6">CU2 :</text:span> certificat d'urbanisme n°2</text:p>
            <text:p text:style-name="P38"><office:annotation><dc:creator>Ngaha </dc:creator><dc:date>2015-06-08T14:04:46</dc:date><text:p text:style-name="P66"><text:span text:style-name="T67">do text if self.getValueForTemplate('folderCategory').startswith('CU2')</text:span></text:p></office:annotation><draw:control draw:control="control21" draw:style-name="gr1" draw:text-style-name="P67" draw:z-index="20" svg:height="0.399cm" svg:width="0.447cm" text:anchor-type="as-char"/><text:span text:style-name="T6">CU2 :</text:span> certificat d'urbanisme n°2</text:p>
            <text:p text:style-name="P38"><office:annotation><dc:creator>Ngaha </dc:creator><dc:date>2015-06-08T14:05:06</dc:date><text:p text:style-name="P66"><text:span text:style-name="T67">do text if not self.getValueForTemplate('folderCategory').startswith('PU')</text:span></text:p></office:annotation><draw:control draw:control="control5" draw:style-name="gr1" draw:text-style-name="P67" draw:z-index="4" svg:height="0.399cm" svg:width="0.447cm" text:anchor-type="as-char"/><text:span text:style-name="T6">PU :</text:span> demande de permis unique</text:p>
            <text:p text:style-name="P35"><text:span text:style-name="T10"><office:annotation><dc:creator>Ngaha </dc:creator><dc:date>2015-06-08T14:05:32</dc:date><text:p text:style-name="P66"><text:span text:style-name="T67">do text if self.getValueForTemplate('folderCategory').startswith('PU')</text:span></text:p></office:annotation></text:span><text:span text:style-name="T10"><draw:control draw:control="control22" draw:style-name="gr1" draw:text-style-name="P67" draw:z-index="21" svg:height="0.399cm" svg:width="0.447cm" text:anchor-type="as-char"/></text:span>PU :<text:span text:style-name="T10"> demande de permis unique</text:span></text:p>
            <text:p text:style-name="P35"><office:annotation><dc:creator>Ngaha </dc:creator><dc:date>2015-06-08T14:05:50</dc:date><text:p text:style-name="P66"><text:span text:style-name="T67">do text if not self.getValueForTemplate('folderCategory').startswith('DIV')</text:span></text:p></office:annotation><draw:control draw:control="control6" draw:style-name="gr1" draw:text-style-name="P67" draw:z-index="5" svg:height="0.399cm" svg:width="0.447cm" text:anchor-type="as-char"/>DIV : <text:span text:style-name="T10">autre demande</text:span></text:p>
            <text:p text:style-name="P35"><text:span text:style-name="T10"><office:annotation><dc:creator>Ngaha </dc:creator><dc:date>2015-06-08T14:06:20</dc:date><text:p text:style-name="P66"><text:span text:style-name="T67">do text if self.getValueForTemplate('folderCategory').startswith('DIV')</text:span></text:p></office:annotation></text:span><text:span text:style-name="T10"><draw:control draw:control="control23" draw:style-name="gr1" draw:text-style-name="P67" draw:z-index="22" svg:height="0.399cm" svg:width="0.447cm" text:anchor-type="as-char"/></text:span>DIV <text:span text:style-name="T10">: autre demande</text:span></text:p>
            <text:p text:style-name="P35"><office:annotation><dc:creator>Ngaha </dc:creator><dc:date>2015-06-08T14:06:37</dc:date><text:p text:style-name="P66"><text:span text:style-name="T67">do text if not self.getValueForTemplate('folderCategory').startswith('UCP')</text:span></text:p></office:annotation><draw:control draw:control="control7" draw:style-name="gr1" draw:text-style-name="P67" draw:z-index="6" svg:height="0.399cm" svg:width="0.447cm" text:anchor-type="as-char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6"><text:span text:style-name="T67">do text if self.getValueForTemplate('folderCategory').startswith('UCP')</text:span></text:p></office:annotation></text:span><text:span text:style-name="T10"><draw:control draw:control="control24" draw:style-name="gr1" draw:text-style-name="P67" draw:z-index="23" svg:height="0.399cm" svg:width="0.447cm" text:anchor-type="as-char"/></text:span>UCP <text:span text:style-name="T10">: permis d'urbanisme à caractère public</text:span></text:p>
            <text:p text:style-name="P35"><office:annotation><dc:creator>Ngaha </dc:creator><dc:date>2015-06-08T14:08:42</dc:date><text:p text:style-name="P66"><text:span text:style-name="T67">do text if not self.getValueForTemplate('folderCategory').startswith('LCP')</text:span></text:p></office:annotation><draw:control draw:control="control8" draw:style-name="gr1" draw:text-style-name="P67" draw:z-index="7" svg:height="0.399cm" svg:width="0.447cm" text:anchor-type="as-char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6"><text:span text:style-name="T67">do text if self.getValueForTemplate('folderCategory').startswith('LCP')</text:span></text:p></office:annotation></text:span><text:span text:style-name="T10"><draw:control draw:control="control25" draw:style-name="gr1" draw:text-style-name="P67" draw:z-index="24" svg:height="0.399cm" svg:width="0.447cm" text:anchor-type="as-char"/></text:span>LCP <text:span text:style-name="T10">: permis d'urbanisation caractère public</text:span></text:p>
            <text:p text:style-name="P40"><text:span text:style-name="T33">PERMIS INTEGRE COMMERCIAL :</text:span> <text:s/><draw:control draw:control="control58" draw:style-name="gr1" draw:text-style-name="P67" draw:z-index="57" svg:height="0.399cm" svg:width="0.447cm" text:anchor-type="as-char"/> PIUR : </text:p>
          </table:table-cell>
          <table:table-cell office:value-type="string" table:style-name="Tableau2.B1">
            <text:p text:style-name="P35"><text:span text:style-name="T10"><office:annotation><dc:creator>Ngaha </dc:creator><dc:date>2015-06-08T13:56:55</dc:date><text:p text:style-name="P66"><text:span text:style-name="T67">do text if not self.getValueForTemplate('folderCategory').startswith('UAP')</text:span></text:p></office:annotation></text:span><text:span text:style-name="T10"><draw:control draw:control="control18" draw:style-name="gr1" draw:text-style-name="P67" draw:z-index="17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6"><text:span text:style-name="T67">do text if self.getValueForTemplate('folderCategory').startswith('UAP')</text:span></text:p></office:annotation></text:span><text:span text:style-name="T10"><draw:control draw:control="control19" draw:style-name="gr1" draw:text-style-name="P67" draw:z-index="18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6"><text:span text:style-name="T67">do text if not self.getValueForTemplate('folderCategory').startswith('UDC ')</text:span></text:p></office:annotation><draw:control draw:control="control9" draw:style-name="gr1" draw:text-style-name="P67" draw:z-index="8" svg:height="0.399cm" svg:width="0.447cm" text:anchor-type="as-char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6"><text:span text:style-name="T67">do text if self.getValueForTemplate('folderCategory').startswith('UDC ')</text:span></text:p></office:annotation></text:span><text:span text:style-name="T10"><draw:control draw:control="control26" draw:style-name="gr1" draw:text-style-name="P67" draw:z-index="25" svg:height="0.399cm" svg:width="0.447cm" text:anchor-type="as-char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6"><text:span text:style-name="T67">do text if not self.getValueForTemplate('folderCategory').startswith('UDC/D')</text:span></text:p></office:annotation><draw:control draw:control="control10" draw:style-name="gr1" draw:text-style-name="P67" draw:z-index="9" svg:height="0.399cm" svg:width="0.447cm" text:anchor-type="as-char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6"><text:span text:style-name="T67">do text if self.getValueForTemplate('folderCategory').startswith('UDC/D')</text:span></text:p></office:annotation></text:span><text:span text:style-name="T14"><draw:control draw:control="control27" draw:style-name="gr1" draw:text-style-name="P67" draw:z-index="26" svg:height="0.399cm" svg:width="0.447cm" text:anchor-type="as-char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6"><text:span text:style-name="T67">do text if not self.getValueForTemplate('folderCategory').startswith('LAP')</text:span></text:p></office:annotation><draw:control draw:control="control11" draw:style-name="gr1" draw:text-style-name="P67" draw:z-index="10" svg:height="0.399cm" svg:width="0.447cm" text:anchor-type="as-char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6"><text:span text:style-name="T67">do text if self.getValueForTemplate('folderCategory').startswith('LAP')</text:span></text:p></office:annotation></text:span><text:span text:style-name="T10"><draw:control draw:control="control28" draw:style-name="gr1" draw:text-style-name="P67" draw:z-index="27" svg:height="0.399cm" svg:width="0.447cm" text:anchor-type="as-char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6"><text:span text:style-name="T67">do text if not self.getValueForTemplate('folderCategory').startswith('LAP/M')</text:span></text:p></office:annotation><draw:control draw:control="control12" draw:style-name="gr1" draw:text-style-name="P67" draw:z-index="11" svg:height="0.399cm" svg:width="0.447cm" text:anchor-type="as-char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6"><text:span text:style-name="T67">do text if self.getValueForTemplate('folderCategory').startswith('LAP/M')</text:span></text:p></office:annotation></text:span><text:span text:style-name="T10"><draw:control draw:control="control29" draw:style-name="gr1" draw:text-style-name="P67" draw:z-index="28" svg:height="0.399cm" svg:width="0.447cm" text:anchor-type="as-char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6"><text:span text:style-name="T67">do text if not self.getValueForTemplate('folderCategory').startswith('LLDC')</text:span></text:p></office:annotation><draw:control draw:control="control13" draw:style-name="gr1" draw:text-style-name="P67" draw:z-index="12" svg:height="0.399cm" svg:width="0.447cm" text:anchor-type="as-char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getValueForTemplate('folderCategory').startswith('LLDC')</text:span></text:p></office:annotation></text:span><text:span text:style-name="T10"><draw:control draw:control="control30" draw:style-name="gr1" draw:text-style-name="P67" draw:z-index="29" svg:height="0.399cm" svg:width="0.447cm" text:anchor-type="as-char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6"><text:span text:style-name="T67">do text if not self.getValueForTemplate('folderCategory').startswith('LLDC/M')</text:span></text:p></office:annotation><draw:control draw:control="control14" draw:style-name="gr1" draw:text-style-name="P67" draw:z-index="13" svg:height="0.399cm" svg:width="0.447cm" text:anchor-type="as-char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6"><text:span text:style-name="T67">do text if self.getValueForTemplate('folderCategory').startswith('LLDC/M')</text:span></text:p></office:annotation></text:span><text:span text:style-name="T10"><draw:control draw:control="control31" draw:style-name="gr1" draw:text-style-name="P67" draw:z-index="30" svg:height="0.399cm" svg:width="0.447cm" text:anchor-type="as-char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draw:control="control59" draw:style-name="gr1" draw:text-style-name="P67" draw:z-index="58" svg:height="0.399cm" svg:width="0.447cm" text:anchor-type="as-char"/></text:span>PIEN :<text:span text:style-name="T10"> d'environnement </text:span><text:span text:style-name="T10"><draw:control draw:control="control60" draw:style-name="gr1" draw:text-style-name="P67" draw:z-index="59" svg:height="0.399cm" svg:width="0.447cm" text:anchor-type="as-char"/></text:span><text:span text:style-name="T10"> 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office:value-type="string" table:number-columns-spanned="3" table:style-name="Tableau3.B1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41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8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4">Date de dépôt dossier <text:span text:style-name="T13">complet</text:span></text:p>
          </table:table-cell>
          <table:table-cell office:value-type="string" table:style-name="Tableau3.A2">
            <text:p text:style-name="P2"><office:annotation><dc:creator>sde </dc:creator><dc:date>2011-08-08T13:35:49</dc:date><text:p text:style-name="P66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office:value-type="string" table:style-name="Tableau3.C5">
            <text:p text:style-name="P41"><text:span text:style-name="T6">Délai de réponse annoncé :</text:span> <text:s text:c="3"/></text:p>
          </table:table-cell>
          <table:table-cell office:value-type="string" table:style-name="Tableau3.D5">
            <text:p text:style-name="P41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38">Autres dossiers connus sur le bien</text:p>
          </table:table-cell>
          <table:table-cell office:value-type="string" table:number-columns-spanned="3" table:style-name="Tableau3.B8">
            <text:p text:style-name="P41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42"><office:annotation><dc:creator>Ngaha </dc:creator><dc:date>2015-06-09T15:11:52</dc:date><text:p text:style-name="P66"><text:span text:style-name="T67">do text if not self.isInPCA</text:span></text:p></office:annotation><draw:control draw:control="control41" draw:style-name="gr1" draw:text-style-name="P67" draw:z-index="40" svg:height="0.399cm" svg:width="0.447cm" text:anchor-type="as-char"/>Un PCA de réf. : </text:p>
                  <text:p text:style-name="P42"><office:annotation><dc:creator>Ngaha </dc:creator><dc:date>2015-06-09T15:13:02</dc:date><text:p text:style-name="P66"><text:span text:style-name="T67">do text if self.isInPCA</text:span></text:p></office:annotation><draw:control draw:control="control42" draw:style-name="gr1" draw:text-style-name="P67" draw:z-index="41" svg:height="0.399cm" svg:width="0.447cm" text:anchor-type="as-char"/>Un PCA de réf. : </text:p>
                </table:table-cell>
                <table:table-cell office:value-type="string" table:style-name="Tableau6.A1">
                  <text:p text:style-name="P57"><office:annotation><dc:creator>Ngaha </dc:creator><dc:date>2015-06-09T16:08:21</dc:date><text:p text:style-name="P66"><text:span text:style-name="T67">do text</text:span></text:p><text:p text:style-name="P66"><text:span text:style-name="T67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42"><office:annotation><dc:creator>Ngaha </dc:creator><dc:date>2015-06-09T15:14:32</dc:date><text:p text:style-name="P66"><text:span text:style-name="T67">do text if not self.isInSubdivision</text:span></text:p></office:annotation> <draw:control draw:control="control43" draw:style-name="gr1" draw:text-style-name="P67" draw:z-index="42" svg:height="0.399cm" svg:width="0.447cm" text:anchor-type="as-char"/>un lotissement de réf. :</text:p>
                  <text:p text:style-name="P42"><office:annotation><dc:creator>Ngaha </dc:creator><dc:date>2015-06-09T15:15:29</dc:date><text:p text:style-name="P66"><text:span text:style-name="T67">do text if self.isInSubdivision</text:span></text:p></office:annotation> <draw:control draw:control="control44" draw:style-name="gr1" draw:text-style-name="P67" draw:z-index="43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7"><office:annotation><dc:creator>Ngaha </dc:creator><dc:date>2015-06-09T16:12:51</dc:date><text:p text:style-name="P66"><text:span text:style-name="T67">do text</text:span></text:p><text:p text:style-name="P66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42"><office:annotation><dc:creator>Ngaha </dc:creator><dc:date>2015-06-16T10:23:07</dc:date><text:p text:style-name="P66"><text:span text:style-name="T67">do text if not self.getValueForTemplate('derogation').count(u'au Plan de secteur')</text:span></text:p></office:annotation><draw:control draw:control="control49" draw:style-name="gr1" draw:text-style-name="P67" draw:z-index="48" svg:height="0.399cm" svg:width="0.447cm" text:anchor-type="as-char"/>au plan de secteur</text:p>
                  <text:p text:style-name="P42"><office:annotation><dc:creator>Ngaha </dc:creator><dc:date>2015-06-16T10:25:27</dc:date><text:p text:style-name="P66"><text:span text:style-name="T67">do text if self.getValueForTemplate('derogation').count(u'au Plan de secteur')</text:span></text:p></office:annotation><draw:control draw:control="control50" draw:style-name="gr1" draw:text-style-name="P67" draw:z-index="49" svg:height="0.399cm" svg:width="0.447cm" text:anchor-type="as-char"/>au plan de secteur</text:p>
                </table:table-cell>
                <table:table-cell office:value-type="string" table:style-name="Tableau5.A1">
                  <text:p text:style-name="P42"><office:annotation><dc:creator>Ngaha </dc:creator><dc:date>2015-06-16T10:26:21</dc:date><text:p text:style-name="P66"><text:span text:style-name="T67">do text if not self.getValueForTemplate('derogation').count(u"au Plan Communal d'Am\xe9nagement")</text:span></text:p></office:annotation><draw:control draw:control="control48" draw:style-name="gr1" draw:text-style-name="P67" draw:z-index="47" svg:height="0.399cm" svg:width="0.447cm" text:anchor-type="as-char"/>au PCA.</text:p>
                  <text:p text:style-name="P42"><office:annotation><dc:creator>Ngaha </dc:creator><dc:date>2015-06-16T10:30:51</dc:date><text:p text:style-name="P66"><text:span text:style-name="T67">do text if self.getValueForTemplate('derogation').count(u"au Plan Communal d'Am\xe9nagement")</text:span></text:p></office:annotation><draw:control draw:control="control51" draw:style-name="gr1" draw:text-style-name="P67" draw:z-index="50" svg:height="0.399cm" svg:width="0.447cm" text:anchor-type="as-char"/>au PCA.</text:p>
                </table:table-cell>
                <table:table-cell office:value-type="string" table:style-name="Tableau5.A1">
                  <text:p text:style-name="P42"><office:annotation><dc:creator>Ngaha </dc:creator><dc:date>2015-06-16T10:34:32</dc:date><text:p text:style-name="P66"><text:span text:style-name="T67">do text if not self.getValueForTemplate('derogation').count(u"au Lotissement")</text:span></text:p></office:annotation><draw:control draw:control="control47" draw:style-name="gr1" draw:text-style-name="P67" draw:z-index="46" svg:height="0.399cm" svg:width="0.447cm" text:anchor-type="as-char"/>au lotissement</text:p>
                  <text:p text:style-name="P42"><office:annotation><dc:creator>Ngaha </dc:creator><dc:date>2015-06-16T10:35:59</dc:date><text:p text:style-name="P66"><text:span text:style-name="T67">do text if self.getValueForTemplate('derogation').count(u"au Lotissement")</text:span></text:p></office:annotation><draw:control draw:control="control52" draw:style-name="gr1" draw:text-style-name="P67" draw:z-index="51" svg:height="0.399cm" svg:width="0.447cm" text:anchor-type="as-char"/>au lotissement</text:p>
                </table:table-cell>
                <table:table-cell office:value-type="string" table:style-name="Tableau5.A1">
                  <text:p text:style-name="P42"><office:annotation><dc:creator>Ngaha </dc:creator><dc:date>2015-06-16T10:37:04</dc:date><text:p text:style-name="P66"><text:span text:style-name="T67">do text if not self.getValueForTemplate('derogation').count(u"au R\xe8glement Communal d'Urbanisme")</text:span></text:p></office:annotation><draw:control draw:control="control46" draw:style-name="gr1" draw:text-style-name="P67" draw:z-index="45" svg:height="0.399cm" svg:width="0.447cm" text:anchor-type="as-char"/>au RCU</text:p>
                  <text:p text:style-name="P42"><office:annotation><dc:creator>Ngaha </dc:creator><dc:date>2015-06-16T10:37:48</dc:date><text:p text:style-name="P66"><text:span text:style-name="T67">do text if self.getValueForTemplate('derogation').count(u"au R\xe8glement Communal d'Urbanisme")</text:span></text:p></office:annotation><draw:control draw:control="control53" draw:style-name="gr1" draw:text-style-name="P67" draw:z-index="52" svg:height="0.399cm" svg:width="0.447cm" text:anchor-type="as-char"/>au RCU </text:p>
                </table:table-cell>
                <table:table-cell office:value-type="string" table:style-name="Tableau5.A1">
                  <text:p text:style-name="P42"><office:annotation><dc:creator>Ngaha </dc:creator><dc:date>2015-06-16T10:33:04</dc:date><text:p text:style-name="P66"><text:span text:style-name="T67">do text if not self.getValueForTemplate('derogation').count(u"au R\xe8glement R\xe9gional d'Urbanisme")</text:span></text:p></office:annotation> <draw:control draw:control="control45" draw:style-name="gr1" draw:text-style-name="P67" draw:z-index="44" svg:height="0.399cm" svg:width="0.447cm" text:anchor-type="as-char"/>au règl. rég. d'urb.</text:p>
                  <text:p text:style-name="P42"><office:annotation><dc:creator>Ngaha </dc:creator><dc:date>2015-06-16T10:33:44</dc:date><text:p text:style-name="P66"><text:span text:style-name="T67">do text if self.getValueForTemplate('derogation').count(u"au R\xe8glement R\xe9gional d'Urbanisme")</text:span></text:p></office:annotation> <draw:control draw:control="control54" draw:style-name="gr1" draw:text-style-name="P67" draw:z-index="53" svg:height="0.399cm" svg:width="0.447cm" text:anchor-type="as-char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Publicité - enquête</text:p>
          </table:table-cell>
          <table:table-cell office:value-type="string" table:number-columns-spanned="3" table:style-name="Tableau3.B2">
            <text:p text:style-name="P41"><office:annotation><dc:creator>Ngaha </dc:creator><dc:date>2015-06-08T15:34:10</dc:date><text:p text:style-name="P66"><text:span text:style-name="T67">do text if not self.investigationStart</text:span></text:p></office:annotation> <draw:control draw:control="control32" draw:style-name="gr1" draw:text-style-name="P67" draw:z-index="31" svg:height="0.399cm" svg:width="0.447cm" text:anchor-type="as-char"/>oui <text:s/><draw:control draw:control="control33" draw:style-name="gr1" draw:text-style-name="P67" draw:z-index="32" svg:height="0.399cm" svg:width="0.447cm" text:anchor-type="as-char"/>du <text:s text:c="14"/>au <text:s text:c="14"/>Réclamation ? <text:s/><draw:control draw:control="control34" draw:style-name="gr1" draw:text-style-name="P67" draw:z-index="33" svg:height="0.399cm" svg:width="0.447cm" text:anchor-type="as-char"/></text:p>
            <text:p text:style-name="P41"><office:annotation><dc:creator>Ngaha </dc:creator><dc:date>2015-06-08T15:32:55</dc:date><text:p text:style-name="P66"><text:span text:style-name="T67">do text if self.investigationStart and ((self.investigationOralReclamationNumber &lt;= 0) and (self.investigationWriteReclamationNumber &lt;= 0))</text:span></text:p></office:annotation> <draw:control draw:control="control35" draw:style-name="gr1" draw:text-style-name="P67" draw:z-index="34" svg:height="0.399cm" svg:width="0.447cm" text:anchor-type="as-char"/>oui <text:s/><draw:control draw:control="control36" draw:style-name="gr1" draw:text-style-name="P67" draw:z-index="35" svg:height="0.399cm" svg:width="0.447cm" text:anchor-type="as-char"/>du <text:text-input text:description="">tool.formatDate(self.investigationStart)</text:text-input> au <text:soft-page-break/><text:text-input text:description="">tool.formatDate(self.investigationEnd)</text:text-input> Réclamation ? <text:s/><draw:control draw:control="control37" draw:style-name="gr1" draw:text-style-name="P67" draw:z-index="36" svg:height="0.399cm" svg:width="0.447cm" text:anchor-type="as-char"/></text:p>
            <text:p text:style-name="P41"><office:annotation><dc:creator>Ngaha </dc:creator><dc:date>2015-06-08T15:17:29</dc:date><text:p text:style-name="P66"><text:span text:style-name="T70">do text if self.investigationStart and ((self.investigationOralReclamationNumber &gt; 0) or (self.investigationWriteReclamationNumber &gt; 0))</text:span></text:p></office:annotation> <draw:control draw:control="control38" draw:style-name="gr1" draw:text-style-name="P67" draw:z-index="37" svg:height="0.399cm" svg:width="0.447cm" text:anchor-type="as-char"/>oui <text:s/><draw:control draw:control="control39" draw:style-name="gr1" draw:text-style-name="P67" draw:z-index="38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0" draw:style-name="gr1" draw:text-style-name="P67" draw:z-index="39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42"><office:annotation><dc:creator>Ngaha </dc:creator><dc:date>2015-06-16T11:25:37</dc:date><text:p text:style-name="P66"><text:span text:style-name="T67">do text if self.getValueForTemplate('roadAdaptation').count(u"Non")</text:span></text:p></office:annotation><draw:control draw:control="control55" draw:style-name="gr1" draw:text-style-name="P67" draw:z-index="54" svg:height="0.399cm" svg:width="0.447cm" text:anchor-type="as-char"/>oui</text:p>
                  <text:p text:style-name="P42"><office:annotation><dc:creator>Ngaha </dc:creator><dc:date>2015-06-16T11:28:48</dc:date><text:p text:style-name="P66"><text:span text:style-name="T67">do text if self.getValueForTemplate('roadAdaptation').count(u"Oui")</text:span></text:p></office:annotation><draw:control draw:control="control56" draw:style-name="gr1" draw:text-style-name="P67" draw:z-index="55" svg:height="0.399cm" svg:width="0.447cm" text:anchor-type="as-char"/>oui</text:p>
                  <text:p text:style-name="P42"><text:span text:style-name="T6">Type de voirie </text:span>: <text:text-input text:description="">self.getValueForTemplate('roadType')</text:text-input><office:annotation><dc:creator>Ngaha </dc:creator><dc:date>2015-06-16T11:43:17</dc:date><text:p text:style-name="P66"><text:span text:style-name="T67">do text if not self.getValueForTemplate('roadType')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4">Équipement de la voirie</text:p>
            <text:p text:style-name="P44"><text:s text:c="39"/><text:span text:style-name="T29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2" table:style-name="Tableau8.A1">
                  <text:p text:style-name="P42"/>
                </table:table-cell>
                <table:covered-table-cell/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3" table:style-name="Tableau8.A1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8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getValueForTemplate('solicitOpinionsTo')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4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41"><office:annotation><dc:creator>sde </dc:creator><dc:date>2011-08-04T13:57:24</dc:date><text:p text:style-name="P66"><text:span text:style-name="T71">do row for folderZoneValue in self.getValuesForTemplate('folderZone')</text:span></text:p></office:annotation><draw:control draw:control="control1" draw:style-name="gr1" draw:text-style-name="P67" draw:z-index="0" svg:height="0.399cm" svg:width="0.447cm" text:anchor-type="as-char"/></text:p>
                </table:table-cell>
                <table:table-cell office:value-type="string" table:style-name="Tableau12.A1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8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42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38">Etude d'incidence ?</text:p>
          </table:table-cell>
          <table:table-cell office:value-type="string" table:number-columns-spanned="3" table:style-name="Tableau3.B2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draw:control="control15" draw:style-name="gr1" draw:text-style-name="P67" draw:z-index="14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draw:control="control57" draw:style-name="gr1" draw:text-style-name="P67" draw:z-index="5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41"/>
            <text:p text:style-name="P41"/>
            <text:p text:style-name="P41"/>
            <text:p text:style-name="P43">(suite au verso : <draw:control draw:control="control61" draw:style-name="gr1" draw:text-style-name="P67" draw:z-index="60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8">Annexes jointes</text:p>
          </table:table-cell>
          <table:table-cell office:value-type="string" table:number-columns-spanned="3" table:style-name="Tableau3.B17">
            <text:p text:style-name="P42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5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7" draw:z-index="15" svg:height="0.399cm" svg:width="0.447cm" text:anchor-type="as-char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6"><text:span text:style-name="T67">do text if not self.getValueForTemplate('roadType').count(u'Régionale')</text:span></text:p></office:annotation> <text:bookmark text:name="Unknown34"/><draw:control draw:control="control144" draw:style-name="gr1" draw:text-style-name="P67" draw:z-index="143" svg:height="0.399cm" svg:width="0.447cm" text:anchor-type="as-char"/>Régionale <text:s text:c="3"/></text:p>
      <text:p text:style-name="Standard"><office:annotation><dc:creator>Auteur inconnu</dc:creator><dc:date>2017-05-16T14:38:12</dc:date><text:p text:style-name="P66"><text:span text:style-name="T67">do text if self.getValueForTemplate('roadType').count(u'Régionale')</text:span></text:p></office:annotation> <text:bookmark text:name="Unknown341"/><draw:control draw:control="control146" draw:style-name="gr1" draw:text-style-name="P67" draw:z-index="145" svg:height="0.399cm" svg:width="0.447cm" text:anchor-type="as-char"/>Régionale </text:p>
      <text:p text:style-name="Standard"><text:s/><text:bookmark text:name="Unknown35"/><text:bookmark text:name="__Fieldmark__8122_2094603822"/><draw:control draw:control="control145" draw:style-name="gr1" draw:text-style-name="P67" draw:z-index="144" svg:height="0.399cm" svg:width="0.447cm" text:anchor-type="as-char"/>Communale</text:p>
      <text:p text:style-name="P3"><text:s/><draw:control draw:control="control143" draw:style-name="gr1" draw:text-style-name="P67" draw:z-index="142" svg:height="0.399cm" svg:width="0.447cm" text:anchor-type="as-char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1"><draw:control draw:control="control117" draw:style-name="gr1" draw:text-style-name="P67" draw:z-index="116" svg:height="0.399cm" svg:width="0.447cm" text:anchor-type="as-char"/></text:span><text:span text:style-name="T10"> ENQUETE</text:span></text:p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11"><draw:control draw:control="control116" draw:style-name="gr1" draw:text-style-name="P67" draw:z-index="115" svg:height="0.399cm" svg:width="0.447cm" text:anchor-type="as-char"/></text:span><text:span text:style-name="T10"> 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/text:span><text:span text:style-name="T45"><draw:control draw:control="control107" draw:style-name="gr1" draw:text-style-name="P67" draw:z-index="106" svg:height="0.399cm" svg:width="0.447cm" text:anchor-type="as-char"/></text:span><text:span text:style-name="T46"> 60 jours</text:span></text:p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/text:span><text:span text:style-name="T45"><draw:control draw:control="control108" draw:style-name="gr1" draw:text-style-name="P67" draw:z-index="107" svg:height="0.399cm" svg:width="0.447cm" text:anchor-type="as-char"/></text:span><text:span text:style-name="T46"> 105 jours</text:span></text:p>
      <text:p text:style-name="P4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text:span text:style-name="T65"><draw:control draw:control="control106" draw:style-name="gr1" draw:text-style-name="P67" draw:z-index="105" svg:height="0.399cm" svg:width="0.447cm" text:anchor-type="as-char"/></text:span> 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49"><draw:control draw:control="control100" draw:style-name="gr2" draw:text-style-name="P67" draw:z-index="99" svg:height="0.32cm" svg:width="0.331cm" svg:y="-0.302cm" text:anchor-type="as-char"/></text:span><text:span text:style-name="T49"> 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/text:span><text:span text:style-name="T45"><draw:control draw:control="control99" draw:style-name="gr1" draw:text-style-name="P67" draw:z-index="98" svg:height="0.399cm" svg:width="0.447cm" text:anchor-type="as-char"/></text:span><text:span text:style-name="T46"> 30 jours</text:span></text:p>
      <text:p text:style-name="P3"/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1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7">
      <style:table-properties fo:margin-left="-0.141cm" style:width="14.314cm" table:align="left"/>
    </style:style>
    <style:style style:family="table-column" style:name="Tableau17.A">
      <style:table-column-properties style:column-width="2.263cm"/>
    </style:style>
    <style:style style:family="table-column" style:name="Tableau17.B">
      <style:table-column-properties style:column-width="12.051cm"/>
    </style:style>
    <style:style style:family="table-cell" style:name="Tableau17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7.B1">
      <style:table-cell-properties fo:border="0.05pt solid #000000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style="normal" fo:font-weight="bold" style:font-name="Calibri1" style:font-size-asian="10pt" style:font-size-complex="12pt" style:font-style-asian="normal" style:font-style-complex="normal" style:font-weight-asian="bold" style:font-weight-complex="bold"/>
    </style:style>
    <style:style style:family="paragraph" style:name="P5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style:font-name="Calibri1"/>
    </style:style>
    <style:style style:family="paragraph" style:name="P7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8" style:parent-style-name="Standard">
      <style:text-properties fo:font-size="12pt" style:font-name="Calibri1" style:font-size-asian="12pt" style:font-size-complex="12pt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10" style:parent-style-name="Standard"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6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7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9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20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1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2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4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5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text-properties fo:color="#0070c0" fo:font-size="9pt" style:font-name="Calibri1" style:font-size-asian="9pt" style:font-size-complex="9pt"/>
    </style:style>
    <style:style style:family="paragraph" style:name="P28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9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30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31" style:parent-style-name="UrbanTitle">
      <style:paragraph-properties fo:text-align="start" style:justify-single-word="false"/>
      <style:text-properties fo:font-size="12pt" style:font-name="Calibri1" style:font-size-asian="12pt" style:font-size-complex="12pt" style:text-underline-style="none"/>
    </style:style>
    <style:style style:family="paragraph" style:name="P32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3" style:parent-style-name="UrbanTitle">
      <style:text-properties fo:font-size="12pt" fo:font-weight="normal" officeooo:paragraph-rsid="0019bfff" style:font-name="Calibri1" style:font-size-asian="12pt" style:font-size-complex="12pt" style:font-weight-asian="normal" style:font-weight-complex="normal" style:text-underline-style="none"/>
    </style:style>
    <style:style style:family="paragraph" style:name="P34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6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7" style:parent-style-name="UrbanBody_20_">
      <style:paragraph-properties fo:line-height="150%" fo:text-align="start" style:justify-single-word="false"/>
      <style:text-properties fo:font-size="10pt" fo:font-weight="bold" style:font-name="Calibri1" style:font-size-asian="10pt" style:font-size-complex="10pt" style:font-weight-asian="bold"/>
    </style:style>
    <style:style style:family="paragraph" style:name="P38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9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UrbanBody_20_">
      <style:text-properties fo:font-size="10pt" style:font-name="Calibri1" style:font-size-asian="10pt" style:font-size-complex="10pt"/>
    </style:style>
    <style:style style:family="paragraph" style:name="P42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43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44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5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center" style:justify-single-word="false"/>
      <style:text-properties fo:font-size="10pt" fo:font-style="normal" fo:font-weight="normal" officeooo:paragraph-rsid="001966b1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7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Calibri1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Calibri1" style:font-size-asian="9.5pt" style:font-size-complex="9.5pt"/>
    </style:style>
    <style:style style:family="paragraph" style:name="P52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53" style:parent-style-name="UrbanBody_20_">
      <style:text-properties fo:font-size="9pt" style:font-name="Calibri1" style:font-size-asian="9pt" style:font-size-complex="9pt"/>
    </style:style>
    <style:style style:family="paragraph" style:name="P54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5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7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8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9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60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61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62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3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4" style:parent-style-name="UrbanBody_20_">
      <style:paragraph-properties fo:margin-left="0.002cm" fo:margin-right="-0.335cm" fo:text-indent="0cm" style:auto-text-indent="false"/>
      <style:text-properties fo:font-size="9pt" style:font-name="Calibri1" style:font-size-asian="9pt" style:font-size-complex="9pt"/>
    </style:style>
    <style:style style:family="paragraph" style:name="P65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7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normal" style:font-size-complex="10pt" style:font-weight-asian="normal" style:font-weight-complex="normal"/>
    </style:style>
    <style:style style:family="text" style:name="T12">
      <style:text-properties fo:background-color="transparent" fo:font-weight="normal" loext:char-shading-value="0" style:font-weight-asian="normal" style:font-weight-complex="norm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5">
      <style:text-properties fo:font-weight="bold" style:font-weight-asian="bold" style:text-underline-color="font-color" style:text-underline-style="solid" style:text-underline-width="auto"/>
    </style:style>
    <style:style style:family="text" style:name="T16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20">
      <style:text-properties fo:background-color="transparent" loext:char-shading-value="0" style:text-underline-color="font-color" style:text-underline-style="solid" style:text-underline-width="auto"/>
    </style:style>
    <style:style style:family="text" style:name="T21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3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4">
      <style:text-properties fo:font-weight="bold" style:font-weight-asian="bold" style:use-window-font-color="true"/>
    </style:style>
    <style:style style:family="text" style:name="T25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7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8">
      <style:text-properties fo:font-style="italic" style:font-style-asian="italic" style:text-underline-color="font-color" style:text-underline-style="solid" style:text-underline-width="auto"/>
    </style:style>
    <style:style style:family="text" style:name="T29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0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1">
      <style:text-properties fo:background-color="transparent" fo:font-style="italic" fo:font-weight="bold" loext:char-shading-value="0" style:font-style-asian="italic" style:font-weight-asian="bold"/>
    </style:style>
    <style:style style:family="text" style:name="T32">
      <style:text-properties fo:font-style="italic" style:font-style-asian="italic"/>
    </style:style>
    <style:style style:family="text" style:name="T33">
      <style:text-properties fo:font-size="9pt" style:font-size-asian="9pt" style:font-size-complex="9pt"/>
    </style:style>
    <style:style style:family="text" style:name="T34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5">
      <style:text-properties fo:font-size="10.5pt" style:font-size-asian="10.5pt" style:font-size-complex="10.5pt"/>
    </style:style>
    <style:style style:family="text" style:name="T36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37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9">
      <style:text-properties fo:text-transform="uppercase"/>
    </style:style>
    <style:style style:family="text" style:name="T40">
      <style:text-properties fo:font-weight="bold" fo:text-transform="uppercase" style:font-weight-asian="bold"/>
    </style:style>
    <style:style style:family="text" style:name="T41">
      <style:text-properties fo:font-size="12pt" fo:font-weight="bold" fo:text-transform="uppercase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text" style:name="T42">
      <style:text-properties fo:text-transform="uppercase" style:text-underline-style="none"/>
    </style:style>
    <style:style style:family="text" style:name="T43">
      <style:text-properties fo:font-weight="bold" fo:text-transform="uppercase" style:font-weight-asian="bold" style:font-weight-complex="bold" style:text-underline-color="font-color" style:text-underline-style="solid" style:text-underline-width="auto"/>
    </style:style>
    <style:style style:family="text" style:name="T44">
      <style:text-properties fo:font-variant="small-caps"/>
    </style:style>
    <style:style style:family="text" style:name="T45">
      <style:text-properties fo:font-size="10pt" fo:font-weight="bold" style:font-size-asian="10pt" style:font-size-complex="10pt" style:font-weight-asian="bold" style:font-weight-complex="bold"/>
    </style:style>
    <style:style style:family="text" style:name="T46">
      <style:text-properties fo:font-size="10pt" style:font-size-asian="10pt"/>
    </style:style>
    <style:style style:family="text" style:name="T47">
      <style:text-properties fo:font-size="10pt" fo:font-weight="normal" style:font-size-asian="10pt" style:font-size-complex="10pt" style:font-weight-asian="normal" style:font-weight-complex="normal"/>
    </style:style>
    <style:style style:family="text" style:name="T48">
      <style:text-properties fo:color="#00b050"/>
    </style:style>
    <style:style style:family="text" style:name="T49">
      <style:text-properties fo:color="#00b050" fo:font-weight="bold" style:font-weight-asian="bold"/>
    </style:style>
    <style:style style:family="text" style:name="T50">
      <style:text-properties fo:color="#00b050" style:text-underline-color="font-color" style:text-underline-style="solid" style:text-underline-width="auto"/>
    </style:style>
    <style:style style:family="text" style:name="T51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2">
      <style:text-properties fo:color="#00b050" fo:font-style="normal" fo:font-weight="bold" style:font-style-asian="normal" style:font-style-complex="normal" style:font-weight-asian="bold"/>
    </style:style>
    <style:style style:family="text" style:name="T53">
      <style:text-properties fo:color="#00b050" style:text-underline-style="none"/>
    </style:style>
    <style:style style:family="text" style:name="T54">
      <style:text-properties fo:color="#00b050" fo:font-weight="bold" style:font-weight-asian="bold" style:text-underline-style="none"/>
    </style:style>
    <style:style style:family="text" style:name="T55">
      <style:text-properties fo:color="#00b050" fo:font-style="italic" style:font-style-asian="italic"/>
    </style:style>
    <style:style style:family="text" style:name="T56">
      <style:text-properties fo:color="#0070c0"/>
    </style:style>
    <style:style style:family="text" style:name="T57">
      <style:text-properties fo:color="#0070c0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9">
      <style:text-properties fo:color="#0070c0" fo:font-weight="bold" style:font-weight-asian="bold"/>
    </style:style>
    <style:style style:family="text" style:name="T60">
      <style:text-properties fo:color="#0070c0" fo:font-style="italic" style:font-style-asian="italic"/>
    </style:style>
    <style:style style:family="text" style:name="T61">
      <style:text-properties fo:color="#0070c0" fo:font-weight="normal" style:font-weight-asian="normal" style:font-weight-complex="normal"/>
    </style:style>
    <style:style style:family="text" style:name="T62">
      <style:text-properties fo:color="#e36c0a"/>
    </style:style>
    <style:style style:family="text" style:name="T63">
      <style:text-properties fo:color="#e36c0a" fo:font-weight="bold" style:font-weight-asian="bold"/>
    </style:style>
    <style:style style:family="text" style:name="T64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5">
      <style:text-properties style:font-size-complex="10pt"/>
    </style:style>
    <style:style style:family="text" style:name="T66">
      <style:text-properties fo:background-color="transparent" loext:char-shading-value="0"/>
    </style:style>
    <style:style style:family="text" style:name="T6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8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current-state="checked" form:id="control1" form:image-position="center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name="Case à cocher 3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name="Case à cocher 9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name="Case à cocher 9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8" form:image-position="center" form:name="Case à cocher 9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3" form:image-position="center" form:name="Case à cocher 9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name="Case à cocher 9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5" form:image-position="center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name="Case à cocher 8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name="Case à cocher 7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name="Case à cocher 9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name="Case à cocher 9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name="Case à cocher 9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name="Case à cocher 9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name="Case à cocher 7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name="Case à cocher 8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4" form:image-position="center" form:name="Case à cocher 10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name="Case à cocher 11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6" form:image-position="center" form:name="Case à cocher 11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name="Case à cocher 22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name="Case à cocher 2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name="Case à cocher 2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name="Case à cocher 2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name="Case à cocher 24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2" form:image-position="center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label="Case à cocher" form:name="Case à cocher 17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label="Case à cocher" form:name="Case à cocher 17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label="Case à cocher" form:name="Case à cocher 17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label="Case à cocher" form:name="Case à cocher 17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label="Case à cocher" form:name="Case à cocher 17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label="Case à cocher" form:name="Case à cocher 17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label="Case à cocher" form:name="Case à cocher 17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2" form:image-position="center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name="Case à cocher 6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name="Case à cocher 25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name="Case à cocher 25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6" form:image-position="center" form:name="Case à cocher 25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name="Case à cocher 25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8" form:image-position="center" form:name="Case à cocher 25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name="Case à cocher 25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3" form:image-position="center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label="Case à cocher" form:name="Case à cocher 17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8" form:image-position="center" form:name="Case à cocher 16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label="Case à cocher" form:name="Case à cocher 17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label="Case à cocher" form:name="Case à cocher 17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2" form:image-position="center" form:label="Case à cocher" form:name="Case à cocher 17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3" form:image-position="center" form:label="Case à cocher" form:name="Case à cocher 17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4" form:image-position="center" form:label="Case à cocher" form:name="Case à cocher 17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5" form:image-position="center" form:label="Case à cocher" form:name="Case à cocher 17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name="Case à cocher 16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name="Case à cocher 16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name="Case à cocher 16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name="Case à cocher 16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0" form:image-position="center" form:name="Case à cocher 16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1" form:image-position="center" form:name="Case à cocher 1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2" form:image-position="center" form:label="Case à cocher" form:name="Case à cocher 1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3" form:image-position="center" form:name="Case à cocher 16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name="Case à cocher 16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name="Case à cocher 16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6" form:image-position="center" form:name="Case à cocher 16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name="Case à cocher 1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name="Case à cocher 16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9" form:image-position="center" form:name="Case à cocher 16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0" form:image-position="center" form:name="Case à cocher 16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1" form:image-position="center" form:name="Case à cocher 16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2" form:image-position="center" form:name="Case à cocher 31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3" form:image-position="center" form:name="Case à cocher 22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4" form:image-position="center" form:name="Case à cocher 21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5" form:image-position="center" form:name="Case à cocher 39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6" form:image-position="center" form:name="Case à cocher 38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name="Case à cocher 3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name="Case à cocher 37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name="Case à cocher 34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name="Case à cocher 35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1" form:image-position="center" form:name="Case à cocher 33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name="Case à cocher 32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name="Case à cocher 26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name="Case à cocher 30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name="Case à cocher 20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name="Case à cocher 1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7" form:image-position="center" form:name="Case à cocher 2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8" form:image-position="center" form:name="Case à cocher 28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name="Case à cocher 1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name="Case à cocher 27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name="Case à cocher 14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name="Case à cocher 15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name="Case à cocher 13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4" form:image-position="center" form:name="Case à cocher 4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5" form:image-position="center" form:name="Case à cocher 12" xml:id="control1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6" form:image-position="center" form:name="Case à cocher 4" xml:id="control1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7" form:image-position="center" form:name="Case à cocher 6" xml:id="control1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8" form:image-position="center" form:name="Case à cocher 6" xml:id="control1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9" form:image-position="center" form:name="Case à cocher 6" xml:id="control1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0" form:image-position="center" form:name="Case à cocher 6" xml:id="control1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 / </text:span><text:span text:style-name="T36"><text:text-input text:description="">tool.getCurrentFolderManagerInitials()</text:text-input></text:span> <text:s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5"><draw:control draw:control="control81" draw:style-name="gr2" draw:text-style-name="P67" draw:z-index="80" svg:height="0.32cm" svg:width="0.331cm" svg:y="-0.302cm" text:anchor-type="as-char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5"><draw:control draw:control="control80" draw:style-name="gr2" draw:text-style-name="P67" draw:z-index="79" svg:height="0.32cm" svg:width="0.331cm" svg:y="-0.302cm" text:anchor-type="as-char"/>envoi avec le <text:span text:style-name="T13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5"><draw:control draw:control="control82" draw:style-name="gr2" draw:text-style-name="P67" draw:z-index="81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draw:control="control104" draw:style-name="gr2" draw:text-style-name="P67" draw:z-index="103" svg:height="0.32cm" svg:width="0.331cm" svg:y="-0.302cm" text:anchor-type="as-char"/></text:span><text:span text:style-name="T24"> 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draw:control="control103" draw:style-name="gr2" draw:text-style-name="P67" draw:z-index="102" svg:height="0.32cm" svg:width="0.331cm" svg:y="-0.302cm" text:anchor-type="as-char"/></text:span><text:span text:style-name="T26"> </text:span><text:span text:style-name="T27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6">N.B. : un « primo dossier » avait déjà été envoyé : <draw:control draw:control="control101" draw:style-name="gr2" draw:text-style-name="P67" draw:z-index="100" svg:height="0.32cm" svg:width="0.331cm" svg:y="-0.302cm" text:anchor-type="as-char"/><text:span text:style-name="T10">oui <text:s text:c="3"/></text:span><text:span text:style-name="T10"><draw:control draw:control="control102" draw:style-name="gr2" draw:text-style-name="P67" draw:z-index="101" svg:height="0.32cm" svg:width="0.331cm" svg:y="-0.302cm" text:anchor-type="as-char"/></text:span><text:span text:style-name="T10"> 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10"><text:span text:style-name="T49"><office:annotation><dc:creator>Auteur inconnu</dc:creator><dc:date>2017-05-16T10:02:36</dc:date><text:p text:style-name="P66"><text:span text:style-name="T67">do text if not licence_helper.folderCategory.count('UCP')</text:span></text:p></office:annotation></text:span><text:span text:style-name="T49"><draw:control draw:control="control63" draw:style-name="gr2" draw:text-style-name="P67" draw:z-index="62" svg:height="0.32cm" svg:width="0.331cm" svg:y="-0.302cm" text:anchor-type="as-char"/></text:span><text:span text:style-name="T49"> 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6"><text:span text:style-name="T67">do text if licence_helper.folderCategory.count('UCP')</text:span></text:p></office:annotation></text:span><text:span text:style-name="T51"><draw:control draw:control="control95" draw:style-name="gr2" draw:text-style-name="P67" draw:z-index="94" svg:height="0.32cm" svg:width="0.331cm" svg:y="-0.302cm" text:anchor-type="as-char"/></text:span><text:span text:style-name="T54"> UFD</text:span><text:span text:style-name="T53">: permis d'urbanisme </text:span><text:span text:style-name="T50">délivré par le FD</text:span></text:p>
            <text:p text:style-name="P10"><text:span text:style-name="T49"><draw:control draw:control="control62" draw:style-name="gr2" draw:text-style-name="P67" draw:z-index="61" svg:height="0.32cm" svg:width="0.331cm" svg:y="-0.302cm" text:anchor-type="as-char"/></text:span><text:span text:style-name="T49"> 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draw:control="control64" draw:style-name="gr2" draw:text-style-name="P67" draw:z-index="63" svg:height="0.32cm" svg:width="0.331cm" svg:y="-0.302cm" text:anchor-type="as-char"/></text:span><text:span text:style-name="T49"> 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draw:control="control65" draw:style-name="gr2" draw:text-style-name="P67" draw:z-index="64" svg:height="0.32cm" svg:width="0.331cm" svg:y="-0.302cm" text:anchor-type="as-char"/></text:span><text:span text:style-name="T5"> 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draw:control="control66" draw:style-name="gr2" draw:text-style-name="P67" draw:z-index="65" svg:height="0.32cm" svg:width="0.331cm" svg:y="-0.302cm" text:anchor-type="as-char"/></text:span><text:span text:style-name="T5"> DIV</text:span> : autre demande <text:s text:c="19"/></text:p>
            <text:p text:style-name="P10"><text:bookmark text:name="Unknown6"/><text:span text:style-name="T5"><draw:control draw:control="control67" draw:style-name="gr2" draw:text-style-name="P67" draw:z-index="66" svg:height="0.32cm" svg:width="0.331cm" svg:y="-0.302cm" text:anchor-type="as-char"/></text:span><text:span text:style-name="T5"> BCX :</text:span> dossiers contentieux</text:p>
            <text:p text:style-name="P11"><text:span text:style-name="T5"><draw:control draw:control="control68" draw:style-name="gr2" draw:text-style-name="P67" draw:z-index="67" svg:height="0.32cm" svg:width="0.331cm" svg:y="-0.302cm" text:anchor-type="as-char"/></text:span><text:span text:style-name="T5"> 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draw:control="control69" draw:style-name="gr2" draw:text-style-name="P67" draw:z-index="68" svg:height="0.32cm" svg:width="0.331cm" svg:y="-0.302cm" text:anchor-type="as-char"/></text:span><text:span text:style-name="T63"> PIC/PIUR</text:span><text:span text:style-name="T62"> : avec Urbanisme se</text:span></text:p>
            <text:p text:style-name="P11"><text:span text:style-name="T63"><draw:control draw:control="control70" draw:style-name="gr2" draw:text-style-name="P67" draw:z-index="69" svg:height="0.32cm" svg:width="0.331cm" svg:y="-0.302cm" text:anchor-type="as-char"/></text:span><text:span text:style-name="T63"> PIC/PIEN</text:span><text:span text:style-name="T62"> : avec Environnement seul </text:span></text:p>
            <text:p text:style-name="P11"><text:span text:style-name="T62"><draw:control draw:control="control71" draw:style-name="gr2" draw:text-style-name="P67" draw:z-index="70" svg:height="0.32cm" svg:width="0.331cm" svg:y="-0.302cm" text:anchor-type="as-char"/></text:span><text:span text:style-name="T62"> </text:span><text:span text:style-name="T63">PIC/PIUN </text:span><text:span text:style-name="T62">: Unique (= Urba.+ Envir.)</text:span></text:p>
          </table:table-cell>
          <table:table-cell office:value-type="string" table:style-name="Tableau10.B1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6"><text:span text:style-name="T67">do text if not licence_helper.folderCategory.count('UCO:')</text:span></text:p></office:annotation><draw:control draw:control="control72" draw:style-name="gr2" draw:text-style-name="P67" draw:z-index="71" svg:height="0.32cm" svg:width="0.331cm" svg:y="-0.302cm" text:anchor-type="as-char"/> 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6"><text:span text:style-name="T67">do text if licence_helper.folderCategory.count('UCO:')</text:span></text:p></office:annotation></text:span><text:span text:style-name="T56"><draw:control draw:control="control90" draw:style-name="gr2" draw:text-style-name="P67" draw:z-index="89" svg:height="0.32cm" svg:width="0.331cm" svg:y="-0.302cm" text:anchor-type="as-char"/></text:span><text:span text:style-name="T56"> 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6"><text:span text:style-name="T67">do text if not licence_helper.folderCategory.count('UCO/D')</text:span></text:p></office:annotation><draw:control draw:control="control73" draw:style-name="gr2" draw:text-style-name="P67" draw:z-index="72" svg:height="0.32cm" svg:width="0.331cm" svg:y="-0.302cm" text:anchor-type="as-char"/> 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6"><text:span text:style-name="T67">do text if licence_helper.folderCategory.count('UCO/D')</text:span></text:p></office:annotation></text:span><text:span text:style-name="T56"><draw:control draw:control="control91" draw:style-name="gr2" draw:text-style-name="P67" draw:z-index="90" svg:height="0.32cm" svg:width="0.331cm" svg:y="-0.302cm" text:anchor-type="as-char"/></text:span><text:span text:style-name="T56"> 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draw:control="control74" draw:style-name="gr2" draw:text-style-name="P67" draw:z-index="73" svg:height="0.32cm" svg:width="0.331cm" svg:y="-0.302cm" text:anchor-type="as-char"/> 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6"><text:span text:style-name="T67">do text if not licence_helper.folderCategory.count('UCO/A')</text:span></text:p></office:annotation></text:span><text:span text:style-name="T8"><draw:control draw:control="control75" draw:style-name="gr2" draw:text-style-name="P67" draw:z-index="74" svg:height="0.32cm" svg:width="0.331cm" svg:y="-0.302cm" text:anchor-type="as-char"/></text:span><text:span text:style-name="T8"> 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6"><text:span text:style-name="T67">do text if licence_helper.folderCategory.count('UCO/A')</text:span></text:p></office:annotation></text:span><text:span text:style-name="T8"><draw:control draw:control="control92" draw:style-name="gr2" draw:text-style-name="P67" draw:z-index="91" svg:height="0.32cm" svg:width="0.331cm" svg:y="-0.302cm" text:anchor-type="as-char"/></text:span><text:span text:style-name="T8"> 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6"><text:span text:style-name="T67">do text if not licence_helper.folderCategory.count('UCO/PD')</text:span></text:p></office:annotation></text:span><text:span text:style-name="T8"><draw:control draw:control="control76" draw:style-name="gr2" draw:text-style-name="P67" draw:z-index="75" svg:height="0.32cm" svg:width="0.331cm" svg:y="-0.302cm" text:anchor-type="as-char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6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draw:control="control93" draw:style-name="gr2" draw:text-style-name="P67" draw:z-index="92" svg:height="0.32cm" svg:width="0.331cm" svg:y="-0.302cm" text:anchor-type="as-char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draw:control="control77" draw:style-name="gr2" draw:text-style-name="P67" draw:z-index="76" svg:height="0.32cm" svg:width="0.331cm" svg:y="-0.302cm" text:anchor-type="as-char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draw:control="control94" draw:style-name="gr2" draw:text-style-name="P67" draw:z-index="93" svg:height="0.32cm" svg:width="0.331cm" svg:y="-0.302cm" text:anchor-type="as-char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draw:control="control78" draw:style-name="gr2" draw:text-style-name="P67" draw:z-index="77" svg:height="0.32cm" svg:width="0.331cm" svg:y="-0.302cm" text:anchor-type="as-char"/></text:span><text:span text:style-name="T8"> LCO/PD: permis </text:span><text:span text:style-name="T31">d'urbanisation </text:span><text:span text:style-name="T17">direct</text:span></text:p>
            <text:p text:style-name="P12"><text:span text:style-name="T19"><draw:control draw:control="control79" draw:style-name="gr2" draw:text-style-name="P67" draw:z-index="78" svg:height="0.32cm" svg:width="0.331cm" svg:y="-0.302cm" text:anchor-type="as-char"/></text:span><text:span text:style-name="T4"> 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12"><text:span text:style-name="T40">Demandeur </text:span>: nom, prénom</text:p>
          </table:table-cell>
          <table:table-cell office:value-type="string" table:number-columns-spanned="6" table:style-name="Tableau11.B1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4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office:value-type="string" table:number-columns-spanned="6" table:style-name="Tableau11.B2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40">OBJET</text:span> de la demande : </text:p>
          </table:table-cell>
          <table:table-cell office:value-type="string" table:number-columns-spanned="6" table:style-name="Tableau11.B2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39">Auteur de projet</text:span> : nom</text:p>
          </table:table-cell>
          <table:table-cell office:value-type="string" table:number-columns-spanned="6" table:style-name="Tableau11.B2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20"/>
            <text:p text:style-name="P20"/>
            <text:p text:style-name="P10"/>
          </table:table-cell>
          <table:covered-table-cell/>
          <table:table-cell office:value-type="string" table:number-columns-spanned="2" table:style-name="Tableau11.B5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30 jours' in licence_helper.annoncedDelay</text:span></text:p></office:annotation><text:span text:style-name="T6"><draw:control draw:control="control96" draw:style-name="gr1" draw:text-style-name="P67" draw:z-index="95" svg:height="0.399cm" svg:width="0.447cm" text:anchor-type="as-char"/></text:span> 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75 jours' in licence_helper.annoncedDelay</text:span></text:p></office:annotation><text:span text:style-name="T6"><draw:control draw:control="control97" draw:style-name="gr1" draw:text-style-name="P67" draw:z-index="96" svg:height="0.399cm" svg:width="0.447cm" text:anchor-type="as-char"/></text:span> 7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text:span text:style-name="T6"><draw:control draw:control="control98" draw:style-name="gr1" draw:text-style-name="P67" draw:z-index="97" svg:height="0.399cm" svg:width="0.447cm" text:anchor-type="as-char"/></text:span> 11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4" draw:style-name="gr1" draw:text-style-name="P67" draw:z-index="113" svg:height="0.399cm" svg:width="0.447cm" text:anchor-type="as-char"/></text:span> 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5" draw:style-name="gr1" draw:text-style-name="P67" draw:z-index="114" svg:height="0.399cm" svg:width="0.447cm" text:anchor-type="as-char"/></text:span> 7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13" draw:style-name="gr1" draw:text-style-name="P67" draw:z-index="112" svg:height="0.399cm" svg:width="0.447cm" text:anchor-type="as-char"/></text:span><text:span text:style-name="T10"> 115 jours</text:span></text:p>
          </table:table-cell>
          <table:covered-table-cell/>
          <table:table-cell office:value-type="string" table:number-columns-spanned="2" table:style-name="Tableau11.F5">
            <text:p text:style-name="P28"/>
            <text:p text:style-name="P19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draw:control="control112" draw:style-name="gr2" draw:text-style-name="P67" draw:z-index="111" svg:height="0.32cm" svg:width="0.331cm" svg:y="-0.302cm" text:anchor-type="as-char"/></text:span><text:span text:style-name="T24"> 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draw:control="control105" draw:style-name="gr2" draw:text-style-name="P67" draw:z-index="104" svg:height="0.32cm" svg:width="0.331cm" svg:y="-0.302cm" text:anchor-type="as-char"/></text:span><text:span text:style-name="T26"> 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draw:control="control110" draw:style-name="gr1" draw:text-style-name="P67" draw:z-index="109" svg:height="0.399cm" svg:width="0.447cm" text:anchor-type="as-char"/></text:span> 6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draw:control="control111" draw:style-name="gr1" draw:text-style-name="P67" draw:z-index="110" svg:height="0.399cm" svg:width="0.447cm" text:anchor-type="as-char"/></text:span> 10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draw:control="control109" draw:style-name="gr1" draw:text-style-name="P67" draw:z-index="108" svg:height="0.399cm" svg:width="0.447cm" text:anchor-type="as-char"/></text:span><text:span text:style-name="T10"> 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12">Autres dossiers connus sur le bien</text:p>
          </table:table-cell>
          <table:table-cell office:value-type="string" table:number-columns-spanned="6" table:style-name="Tableau11.B7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5">Zonage au plan de secteur</text:p>
          </table:table-cell>
          <table:table-cell office:value-type="string" table:number-columns-spanned="6" table:style-name="Tableau11.B2">
            <text:p text:style-name="P53"><office:annotation><dc:creator>sde </dc:creator><dc:date>2011-08-04T13:57:24</dc:date><text:p text:style-name="P66"><text:span text:style-name="T71">do row for folderZoneValue in self.getValuesForTemplate('folderZone')</text:span></text:p></office:annotation><draw:control draw:control="control122" draw:style-name="gr1" draw:text-style-name="P67" draw:z-index="121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L’objet de la demande est dans  : </text:p>
          </table:table-cell>
          <table:table-cell office:value-type="string" table:number-columns-spanned="6" table:style-name="Tableau11.B2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7">Avec <text:span text:style-name="T39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3"><office:annotation><dc:creator>Auteur inconnu</dc:creator><dc:date>2017-05-16T15:03:23</dc:date><text:p text:style-name="P66"><text:span text:style-name="T67">do text if not licence_helper.divergence</text:span></text:p></office:annotation><draw:control draw:control="control147" draw:style-name="gr1" draw:text-style-name="P67" draw:z-index="146" svg:height="0.399cm" svg:width="0.447cm" text:anchor-type="as-char"/><text:bookmark text:name="Unknown1012"/><text:bookmark text:name="__Fieldmark__7369_209460382212"/>EC<text:bookmark text:name="Unknown141112"/>ART <text:s/></text:p>
                  <text:p text:style-name="P65"><office:annotation><dc:creator>Auteur inconnu</dc:creator><dc:date>2017-05-16T15:02:40</dc:date><text:p text:style-name="P66"><text:span text:style-name="T67">do text if licence_helper.divergence</text:span></text:p></office:annotation><draw:control draw:control="control148" draw:style-name="gr1" draw:text-style-name="P67" draw:z-index="147" svg:height="0.399cm" svg:width="0.447cm" text:anchor-type="as-char"/><text:bookmark text:name="Unknown10111"/><text:bookmark text:name="__Fieldmark__7369_2094603822111"/>EC<text:bookmark text:name="Unknown1411111"/>ART <text:s/></text:p>
                </table:table-cell>
                <table:table-cell office:value-type="string" table:style-name="Tableau16.B1">
                  <text:p text:style-name="P63"><office:annotation><dc:creator>Auteur inconnu</dc:creator><dc:date>2017-05-16T15:03:23</dc:date><text:p text:style-name="P66"><text:span text:style-name="T67">do text if not licence_helper.derogation</text:span></text:p></office:annotation><draw:control draw:control="control149" draw:style-name="gr1" draw:text-style-name="P67" draw:z-index="148" svg:height="0.399cm" svg:width="0.447cm" text:anchor-type="as-char"/>DEROGATION</text:p>
                  <text:p text:style-name="P63"><office:annotation><dc:creator>Auteur inconnu</dc:creator><dc:date>2017-05-16T15:03:23</dc:date><text:p text:style-name="P66"><text:span text:style-name="T67">do text if <text:s/>licence_helper.derogation</text:span></text:p></office:annotation><draw:control draw:control="control150" draw:style-name="gr1" draw:text-style-name="P67" draw:z-index="149" svg:height="0.399cm" svg:width="0.447cm" text:anchor-type="as-char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12">Publicité ?</text:p>
          </table:table-cell>
          <table:table-cell office:value-type="string" table:number-columns-spanned="3" table:style-name="Tableau11.B11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Ann' in licence_helper.inquiry_type</text:span></text:p></office:annotation></text:span><text:span text:style-name="T10"><draw:control draw:control="control121" draw:style-name="gr1" draw:text-style-name="P67" draw:z-index="120" svg:height="0.399cm" svg:width="0.447cm" text:anchor-type="as-char"/></text:span><text:span text:style-name="T10"> ANNONCE DE PROJET</text:span></text:p>
            <text:p text:style-name="P15"><text:soft-page-break/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Ann' in licence_helper.inquiry_type</text:span></text:p></office:annotation></text:span><text:span text:style-name="T38"><draw:control draw:control="control120" draw:style-name="gr1" draw:text-style-name="P67" draw:z-index="119" svg:height="0.399cm" svg:width="0.447cm" text:anchor-type="as-char"/></text:span><text:span text:style-name="T38"> 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0"><draw:control draw:control="control119" draw:style-name="gr1" draw:text-style-name="P67" draw:z-index="118" svg:height="0.399cm" svg:width="0.447cm" text:anchor-type="as-char"/></text:span><text:span text:style-name="T10"> ENQUETE PUBLIQUE</text:span></text:p>
            <text:p text:style-name="P15"><text:soft-page-break/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38"><draw:control draw:control="control118" draw:style-name="gr1" draw:text-style-name="P67" draw:z-index="117" svg:height="0.399cm" svg:width="0.447cm" text:anchor-type="as-char"/></text:span><text:span text:style-name="T38"> ENQUETE PUBLIQUE</text:span></text:p>
          </table:table-cell>
          <table:covered-table-cell/>
          <table:table-cell office:value-type="string" table:style-name="Tableau11.B7">
            <text:p text:style-name="P10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10">Réunion de projet préalable ?</text:p>
          </table:table-cell>
          <table:table-cell office:value-type="string" table:number-columns-spanned="6" table:style-name="Tableau11.B2">
            <text:p text:style-name="P10"><draw:control draw:control="control83" draw:style-name="gr1" draw:text-style-name="P67" draw:z-index="82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office:value-type="string" table:style-name="Tableau11.A2">
            <text:p text:style-name="P25">Equipement de la voirie</text:p>
            <text:p text:style-name="P25">Type de voirie : <text:span text:style-name="T47"><text:text-input text:description="">self.getValueForTemplate('roadType')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5"><office:annotation><dc:creator>Ngaha </dc:creator><dc:date>2015-06-16T14:05:28</dc:date><text:p text:style-name="P66"><text:span text:style-name="T67">do text if not self.getRoadCoating()</text:span></text:p></office:annotation><draw:control draw:control="control126" draw:style-name="gr1" draw:text-style-name="P67" draw:z-index="125" svg:height="0.399cm" svg:width="0.447cm" text:anchor-type="as-char"/>revêtement en </text:p>
                  <text:p text:style-name="P55"><office:annotation><dc:creator>Ngaha </dc:creator><dc:date>2015-06-16T14:04:23</dc:date><text:p text:style-name="P66"><text:span text:style-name="T67">do text if self.getRoadCoating()</text:span></text:p></office:annotation><draw:control draw:control="control125" draw:style-name="gr1" draw:text-style-name="P67" draw:z-index="124" svg:height="0.399cm" svg:width="0.447cm" text:anchor-type="as-char"/>revêtement en <text:text-input text:description="">self.getValueForTemplate('roadCoating')</text:text-input></text:p>
                </table:table-cell>
                <table:table-cell office:value-type="string" table:style-name="Tableau14.A1">
                  <text:p text:style-name="P55"><office:annotation><dc:creator>Ngaha </dc:creator><dc:date>2015-06-16T13:40:43</dc:date><text:p text:style-name="P66"><text:span text:style-name="T70">do text if not self.roadEquipments.__str__().count(u"'eau'")</text:span></text:p></office:annotation><draw:control draw:control="control127" draw:style-name="gr1" draw:text-style-name="P67" draw:z-index="126" svg:height="0.399cm" svg:width="0.447cm" text:anchor-type="as-char"/>eau</text:p>
                  <text:p text:style-name="P55"><office:annotation><dc:creator>Ngaha </dc:creator><dc:date>2015-06-16T13:41:59</dc:date><text:p text:style-name="P66"><text:span text:style-name="T67">do text if self.roadEquipments.__str__().count(u"'eau'")</text:span></text:p></office:annotation><draw:control draw:control="control128" draw:style-name="gr1" draw:text-style-name="P67" draw:z-index="127" svg:height="0.399cm" svg:width="0.447cm" text:anchor-type="as-char"/>eau</text:p>
                </table:table-cell>
                <table:table-cell office:value-type="string" table:style-name="Tableau14.A1">
                  <text:p text:style-name="P55"><office:annotation><dc:creator>Ngaha </dc:creator><dc:date>2015-06-16T14:04:05</dc:date><text:p text:style-name="P66"><text:span text:style-name="T67">do text if not self.roadEquipments.__str__().count(u"'electricite'")</text:span></text:p></office:annotation><draw:control draw:control="control129" draw:style-name="gr1" draw:text-style-name="P67" draw:z-index="128" svg:height="0.399cm" svg:width="0.447cm" text:anchor-type="as-char"/>électricité</text:p>
                  <text:p text:style-name="P55"><office:annotation><dc:creator>Ngaha </dc:creator><dc:date>2015-06-16T13:42:53</dc:date><text:p text:style-name="P66"><text:span text:style-name="T67">do text if self.roadEquipments.__str__().count(u"'electricite'")</text:span></text:p></office:annotation><draw:control draw:control="control130" draw:style-name="gr1" draw:text-style-name="P67" draw:z-index="129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5"><office:annotation><dc:creator>Ngaha </dc:creator><dc:date>2015-06-16T14:07:58</dc:date><text:p text:style-name="P66"><text:span text:style-name="T67">do text if not self.roadEquipments.__str__().count(u"'epuration'")</text:span></text:p></office:annotation><draw:control draw:control="control132" draw:style-name="gr1" draw:text-style-name="P67" draw:z-index="131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6"><text:span text:style-name="T67">do text if self.roadEquipments.__str__().count(u"'epuration'")</text:span></text:p></office:annotation><draw:control draw:control="control131" draw:style-name="gr1" draw:text-style-name="P67" draw:z-index="130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5"><office:annotation><dc:creator>Ngaha </dc:creator><dc:date>2015-06-16T14:14:11</dc:date><text:p text:style-name="P66"><text:span text:style-name="T67">do text if not self.roadEquipments.__str__().count(u"'pascollecteeaux'")</text:span></text:p></office:annotation><draw:control draw:control="control133" draw:style-name="gr1" draw:text-style-name="P67" draw:z-index="132" svg:height="0.399cm" svg:width="0.447cm" text:anchor-type="as-char"/>pas d'égout</text:p>
                  <text:p text:style-name="P55"><office:annotation><dc:creator>Ngaha </dc:creator><dc:date>2015-06-16T14:13:36</dc:date><text:p text:style-name="P66"><text:span text:style-name="T67">do text if self.roadEquipments.__str__().count(u"'pascollecteeaux'")</text:span></text:p></office:annotation><draw:control draw:control="control134" draw:style-name="gr1" draw:text-style-name="P67" draw:z-index="133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5">Situation au PASH :</text:p>
                  <text:p text:style-name="P55"><office:annotation><dc:creator>Ngaha </dc:creator><dc:date>2016-04-14T13:45:55</dc:date><text:p text:style-name="P66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6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6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Application du décret « voirie » ?</text:p>
          </table:table-cell>
          <table:table-cell office:value-type="string" table:number-columns-spanned="6" table:style-name="Tableau11.B2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10">Avis</text:p>
            <text:p text:style-name="P10"/>
            <text:p text:style-name="P10"/>
          </table:table-cell>
          <table:table-cell office:value-type="string" table:style-name="Tableau11.B11">
            <text:p text:style-name="P10">OBLIGATOIRES :</text:p>
          </table:table-cell>
          <table:table-cell office:value-type="string" table:number-columns-spanned="5" table:style-name="Tableau11.F5">
            <text:p text:style-name="P52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10">FACULTATIFS :</text:p>
          </table:table-cell>
          <table:table-cell office:value-type="string" table:number-columns-spanned="5" table:style-name="Tableau11.F5">
            <text:p text:style-name="P52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5"><office:annotation><dc:creator>Ngaha </dc:creator><dc:date>2015-06-09T11:30:15</dc:date><text:p text:style-name="P66"><text:span text:style-name="T67">do text if not 'class' in licence_helper.protectedBuilding</text:span></text:p></office:annotation><draw:control draw:control="control136" draw:style-name="gr1" draw:text-style-name="P67" draw:z-index="135" svg:height="0.399cm" svg:width="0.447cm" text:anchor-type="as-char"/>classé ou assimilé</text:p>
                  <text:p text:style-name="P55"><office:annotation><dc:creator>Ngaha </dc:creator><dc:date>2015-06-09T11:30:31</dc:date><text:p text:style-name="P66"><text:span text:style-name="T67">do text if <text:s/>'class' in licence_helper.protectedBuilding</text:span></text:p></office:annotation><draw:control draw:control="control135" draw:style-name="gr1" draw:text-style-name="P67" draw:z-index="134" svg:height="0.399cm" svg:width="0.447cm" text:anchor-type="as-char"/>classé ou assimilé</text:p>
                </table:table-cell>
                <table:table-cell office:value-type="string" table:style-name="Tableau15.A1">
                  <text:p text:style-name="P58"><office:annotation><dc:creator>Ngaha </dc:creator><dc:date>2015-06-09T11:31:08</dc:date><text:p text:style-name="P66"><text:span text:style-name="T67">do text if not 'zone de protection' in licence_helper.protectedBuilding</text:span></text:p></office:annotation><draw:control draw:control="control138" draw:style-name="gr1" draw:text-style-name="P67" draw:z-index="137" svg:height="0.399cm" svg:width="0.447cm" text:anchor-type="as-char"/>zone de protection</text:p>
                  <text:p text:style-name="P58"><office:annotation><dc:creator>Ngaha </dc:creator><dc:date>2015-06-09T11:32:40</dc:date><text:p text:style-name="P66"><text:span text:style-name="T67">do text if 'zone de protection' in licence_helper.protectedBuilding</text:span></text:p></office:annotation><draw:control draw:control="control137" draw:style-name="gr1" draw:text-style-name="P67" draw:z-index="136" svg:height="0.399cm" svg:width="0.447cm" text:anchor-type="as-char"/>zone de protection</text:p>
                </table:table-cell>
                <table:table-cell office:value-type="string" table:style-name="Tableau15.A1">
                  <text:p text:style-name="P58"><office:annotation><dc:creator>Ngaha </dc:creator><dc:date>2015-06-09T11:33:01</dc:date><text:p text:style-name="P66"><text:span text:style-name="T67">do text if not <text:s/>u"repris \xe0 l'inventaire" in licence_helper.protectedBuilding</text:span></text:p></office:annotation><draw:control draw:control="control139" draw:style-name="gr1" draw:text-style-name="P67" draw:z-index="138" svg:height="0.399cm" svg:width="0.447cm" text:anchor-type="as-char"/>repris à l'inventaire</text:p>
                  <text:p text:style-name="P58"><office:annotation><dc:creator>Ngaha </dc:creator><dc:date>2015-06-09T11:34:20</dc:date><text:p text:style-name="P66"><text:span text:style-name="T67">do text if <text:s/>u"repris \xe0 l'inventaire" in licence_helper.protectedBuilding</text:span></text:p></office:annotation><draw:control draw:control="control140" draw:style-name="gr1" draw:text-style-name="P67" draw:z-index="139" svg:height="0.399cm" svg:width="0.447cm" text:anchor-type="as-char"/>repris à l'inventaire</text:p>
                </table:table-cell>
                <table:table-cell office:value-type="string" table:style-name="Tableau15.A1">
                  <text:p text:style-name="P58"><office:annotation><dc:creator>Ngaha </dc:creator><dc:date>2015-06-09T11:34:36</dc:date><text:p text:style-name="P66"><text:span text:style-name="T67">do text if not u"\xe0 l'Atlas arch\xe9ologique" in licence_helper.protectedBuilding</text:span></text:p></office:annotation><draw:control draw:control="control141" draw:style-name="gr1" draw:text-style-name="P67" draw:z-index="140" svg:height="0.399cm" svg:width="0.447cm" text:anchor-type="as-char"/>à l'atlas archéologique</text:p>
                  <text:p text:style-name="P58"><office:annotation><dc:creator>Ngaha </dc:creator><dc:date>2015-06-09T11:35:34</dc:date><text:p text:style-name="P66"><text:span text:style-name="T67">do text if u"\xe0 l'Atlas arch\xe9ologique" in licence_helper.protectedBuilding</text:span></text:p></office:annotation><draw:control draw:control="control142" draw:style-name="gr1" draw:text-style-name="P67" draw:z-index="141" svg:height="0.399cm" svg:width="0.447cm" text:anchor-type="as-char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Etude d’Incidence ?</text:p>
          </table:table-cell>
          <table:table-cell office:value-type="string" table:number-columns-spanned="6" table:style-name="Tableau11.B2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draw:control="control124" draw:style-name="gr1" draw:text-style-name="P67" draw:z-index="123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draw:control="control123" draw:style-name="gr1" draw:text-style-name="P67" draw:z-index="122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22">Rapport du Collège,</text:p>
          </table:table-cell>
          <table:table-cell office:value-type="string" table:number-columns-spanned="6" table:style-name="Tableau11.B19">
            <text:p text:style-name="P12"><text:bookmark text:name="Unknown54"/><draw:control draw:control="control86" draw:style-name="gr1" draw:text-style-name="P67" draw:z-index="85" svg:height="0.399cm" svg:width="0.447cm" text:anchor-type="as-char"/>favorable <text:s text:c="3"/><text:bookmark text:name="Unknown55"/><draw:control draw:control="control85" draw:style-name="gr1" draw:text-style-name="P67" draw:z-index="84" svg:height="0.399cm" svg:width="0.447cm" text:anchor-type="as-char"/>favorable conditionnel <text:s text:c="4"/><text:bookmark text:name="Unknown56"/><draw:control draw:control="control84" draw:style-name="gr1" draw:text-style-name="P67" draw:z-index="83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10"/>
          </table:table-cell>
          <table:table-cell office:value-type="string" table:number-columns-spanned="6" table:style-name="Tableau11.B20">
            <text:p text:style-name="P13"><text:bookmark text:name="Unknown57"/><draw:control draw:control="control87" draw:style-name="gr1" draw:text-style-name="P67" draw:z-index="86" svg:height="0.399cm" svg:width="0.447cm" text:anchor-type="as-char"/>du <text:s/>…………………… <text:s text:c="5"/><text:bookmark text:name="Unknown58"/><draw:control draw:control="control89" draw:style-name="gr1" draw:text-style-name="P67" draw:z-index="88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10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88" draw:style-name="gr1" draw:text-style-name="P67" draw:z-index="87" svg:height="0.399cm" svg:width="0.447cm" text:anchor-type="as-char"/> 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office:value-type="string" table:style-name="Tableau17.A1">
            <text:p text:style-name="P63"/>
          </table:table-cell>
          <table:table-cell office:value-type="string" table:style-name="Tableau17.B1">
            <text:p text:style-name="P63"/>
          </table:table-cell>
        </table:table-row>
      </table:table>
      <text:p text:style-name="P8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 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6"/>
          </table:table-cell>
          <table:covered-table-cell/>
        </table:table-row>
        <table:table-row>
          <table:table-cell office:value-type="string" table:style-name="Tableau1.A2">
            <text:p text:style-name="P35"/>
          </table:table-cell>
          <table:table-cell office:value-type="string" table:style-name="Tableau1.B2">
            <text:p text:style-name="P35"/>
          </table:table-cell>
        </table:table-row>
        <table:table-row>
          <table:table-cell office:value-type="string" table:number-columns-spanned="2" table:style-name="Tableau1.A3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8"><office:annotation><dc:creator>Ngaha </dc:creator><dc:date>2015-06-08T13:37:51</dc:date><text:p text:style-name="P66"><text:span text:style-name="T70">do text if not self.getValueForTemplate('folderCategory').count('UCO')</text:span></text:p></office:annotation><draw:control draw:control="control2" draw:style-name="gr1" draw:text-style-name="P67" draw:z-index="1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3:43:27</dc:date><text:p text:style-name="P66"><text:span text:style-name="T67">do text if not self.getValueForTemplate('folderCategory').count('UCO')</text:span></text:p></office:annotation><draw:control draw:control="control17" draw:style-name="gr1" draw:text-style-name="P67" draw:z-index="16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4:03:02</dc:date><text:p text:style-name="P66"><text:span text:style-name="T67">do text if not self.getValueForTemplate('folderCategory').startswith('CU1')</text:span></text:p></office:annotation><draw:control draw:control="control3" draw:style-name="gr1" draw:text-style-name="P67" draw:z-index="2" svg:height="0.399cm" svg:width="0.447cm" text:anchor-type="as-char"/><text:span text:style-name="T6">CU1 :</text:span> certificat d'urbanisme n°1</text:p>
            <text:p text:style-name="P38"><office:annotation><dc:creator>Ngaha </dc:creator><dc:date>2015-06-08T14:03:42</dc:date><text:p text:style-name="P66"><text:span text:style-name="T67">do text if self.getValueForTemplate('folderCategory').startswith('CU1')</text:span></text:p></office:annotation><draw:control draw:control="control20" draw:style-name="gr1" draw:text-style-name="P67" draw:z-index="19" svg:height="0.399cm" svg:width="0.447cm" text:anchor-type="as-char"/><text:span text:style-name="T6">CU1 :</text:span> certificat d'urbanisme n°1</text:p>
            <text:p text:style-name="P38"><office:annotation><dc:creator>Ngaha </dc:creator><dc:date>2015-06-08T14:04:17</dc:date><text:p text:style-name="P66"><text:span text:style-name="T67">do text if not self.getValueForTemplate('folderCategory').startswith('CU2')</text:span></text:p></office:annotation><draw:control draw:control="control4" draw:style-name="gr1" draw:text-style-name="P67" draw:z-index="3" svg:height="0.399cm" svg:width="0.447cm" text:anchor-type="as-char"/><text:span text:style-name="T6">CU2 :</text:span> certificat d'urbanisme n°2</text:p>
            <text:p text:style-name="P38"><office:annotation><dc:creator>Ngaha </dc:creator><dc:date>2015-06-08T14:04:46</dc:date><text:p text:style-name="P66"><text:span text:style-name="T67">do text if self.getValueForTemplate('folderCategory').startswith('CU2')</text:span></text:p></office:annotation><draw:control draw:control="control21" draw:style-name="gr1" draw:text-style-name="P67" draw:z-index="20" svg:height="0.399cm" svg:width="0.447cm" text:anchor-type="as-char"/><text:span text:style-name="T6">CU2 :</text:span> certificat d'urbanisme n°2</text:p>
            <text:p text:style-name="P38"><office:annotation><dc:creator>Ngaha </dc:creator><dc:date>2015-06-08T14:05:06</dc:date><text:p text:style-name="P66"><text:span text:style-name="T67">do text if not self.getValueForTemplate('folderCategory').startswith('PU')</text:span></text:p></office:annotation><draw:control draw:control="control5" draw:style-name="gr1" draw:text-style-name="P67" draw:z-index="4" svg:height="0.399cm" svg:width="0.447cm" text:anchor-type="as-char"/><text:span text:style-name="T6">PU :</text:span> demande de permis unique</text:p>
            <text:p text:style-name="P35"><text:span text:style-name="T10"><office:annotation><dc:creator>Ngaha </dc:creator><dc:date>2015-06-08T14:05:32</dc:date><text:p text:style-name="P66"><text:span text:style-name="T67">do text if self.getValueForTemplate('folderCategory').startswith('PU')</text:span></text:p></office:annotation></text:span><text:span text:style-name="T10"><draw:control draw:control="control22" draw:style-name="gr1" draw:text-style-name="P67" draw:z-index="21" svg:height="0.399cm" svg:width="0.447cm" text:anchor-type="as-char"/></text:span>PU :<text:span text:style-name="T10"> demande de permis unique</text:span></text:p>
            <text:p text:style-name="P35"><office:annotation><dc:creator>Ngaha </dc:creator><dc:date>2015-06-08T14:05:50</dc:date><text:p text:style-name="P66"><text:span text:style-name="T67">do text if not self.getValueForTemplate('folderCategory').startswith('DIV')</text:span></text:p></office:annotation><draw:control draw:control="control6" draw:style-name="gr1" draw:text-style-name="P67" draw:z-index="5" svg:height="0.399cm" svg:width="0.447cm" text:anchor-type="as-char"/>DIV : <text:span text:style-name="T10">autre demande</text:span></text:p>
            <text:p text:style-name="P35"><text:span text:style-name="T10"><office:annotation><dc:creator>Ngaha </dc:creator><dc:date>2015-06-08T14:06:20</dc:date><text:p text:style-name="P66"><text:span text:style-name="T67">do text if self.getValueForTemplate('folderCategory').startswith('DIV')</text:span></text:p></office:annotation></text:span><text:span text:style-name="T10"><draw:control draw:control="control23" draw:style-name="gr1" draw:text-style-name="P67" draw:z-index="22" svg:height="0.399cm" svg:width="0.447cm" text:anchor-type="as-char"/></text:span>DIV <text:span text:style-name="T10">: autre demande</text:span></text:p>
            <text:p text:style-name="P35"><office:annotation><dc:creator>Ngaha </dc:creator><dc:date>2015-06-08T14:06:37</dc:date><text:p text:style-name="P66"><text:span text:style-name="T67">do text if not self.getValueForTemplate('folderCategory').startswith('UCP')</text:span></text:p></office:annotation><draw:control draw:control="control7" draw:style-name="gr1" draw:text-style-name="P67" draw:z-index="6" svg:height="0.399cm" svg:width="0.447cm" text:anchor-type="as-char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6"><text:span text:style-name="T67">do text if self.getValueForTemplate('folderCategory').startswith('UCP')</text:span></text:p></office:annotation></text:span><text:span text:style-name="T10"><draw:control draw:control="control24" draw:style-name="gr1" draw:text-style-name="P67" draw:z-index="23" svg:height="0.399cm" svg:width="0.447cm" text:anchor-type="as-char"/></text:span>UCP <text:span text:style-name="T10">: permis d'urbanisme à caractère public</text:span></text:p>
            <text:p text:style-name="P35"><office:annotation><dc:creator>Ngaha </dc:creator><dc:date>2015-06-08T14:08:42</dc:date><text:p text:style-name="P66"><text:span text:style-name="T67">do text if not self.getValueForTemplate('folderCategory').startswith('LCP')</text:span></text:p></office:annotation><draw:control draw:control="control8" draw:style-name="gr1" draw:text-style-name="P67" draw:z-index="7" svg:height="0.399cm" svg:width="0.447cm" text:anchor-type="as-char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6"><text:span text:style-name="T67">do text if self.getValueForTemplate('folderCategory').startswith('LCP')</text:span></text:p></office:annotation></text:span><text:span text:style-name="T10"><draw:control draw:control="control25" draw:style-name="gr1" draw:text-style-name="P67" draw:z-index="24" svg:height="0.399cm" svg:width="0.447cm" text:anchor-type="as-char"/></text:span>LCP <text:span text:style-name="T10">: permis d'urbanisation caractère public</text:span></text:p>
            <text:p text:style-name="P40"><text:span text:style-name="T33">PERMIS INTEGRE COMMERCIAL :</text:span> <text:s/><draw:control draw:control="control58" draw:style-name="gr1" draw:text-style-name="P67" draw:z-index="57" svg:height="0.399cm" svg:width="0.447cm" text:anchor-type="as-char"/> PIUR : </text:p>
          </table:table-cell>
          <table:table-cell office:value-type="string" table:style-name="Tableau2.B1">
            <text:p text:style-name="P35"><text:span text:style-name="T10"><office:annotation><dc:creator>Ngaha </dc:creator><dc:date>2015-06-08T13:56:55</dc:date><text:p text:style-name="P66"><text:span text:style-name="T67">do text if not self.getValueForTemplate('folderCategory').startswith('UAP')</text:span></text:p></office:annotation></text:span><text:span text:style-name="T10"><draw:control draw:control="control18" draw:style-name="gr1" draw:text-style-name="P67" draw:z-index="17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6"><text:span text:style-name="T67">do text if self.getValueForTemplate('folderCategory').startswith('UAP')</text:span></text:p></office:annotation></text:span><text:span text:style-name="T10"><draw:control draw:control="control19" draw:style-name="gr1" draw:text-style-name="P67" draw:z-index="18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6"><text:span text:style-name="T67">do text if not self.getValueForTemplate('folderCategory').startswith('UDC ')</text:span></text:p></office:annotation><draw:control draw:control="control9" draw:style-name="gr1" draw:text-style-name="P67" draw:z-index="8" svg:height="0.399cm" svg:width="0.447cm" text:anchor-type="as-char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6"><text:span text:style-name="T67">do text if self.getValueForTemplate('folderCategory').startswith('UDC ')</text:span></text:p></office:annotation></text:span><text:span text:style-name="T10"><draw:control draw:control="control26" draw:style-name="gr1" draw:text-style-name="P67" draw:z-index="25" svg:height="0.399cm" svg:width="0.447cm" text:anchor-type="as-char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6"><text:span text:style-name="T67">do text if not self.getValueForTemplate('folderCategory').startswith('UDC/D')</text:span></text:p></office:annotation><draw:control draw:control="control10" draw:style-name="gr1" draw:text-style-name="P67" draw:z-index="9" svg:height="0.399cm" svg:width="0.447cm" text:anchor-type="as-char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6"><text:span text:style-name="T67">do text if self.getValueForTemplate('folderCategory').startswith('UDC/D')</text:span></text:p></office:annotation></text:span><text:span text:style-name="T14"><draw:control draw:control="control27" draw:style-name="gr1" draw:text-style-name="P67" draw:z-index="26" svg:height="0.399cm" svg:width="0.447cm" text:anchor-type="as-char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6"><text:span text:style-name="T67">do text if not self.getValueForTemplate('folderCategory').startswith('LAP')</text:span></text:p></office:annotation><draw:control draw:control="control11" draw:style-name="gr1" draw:text-style-name="P67" draw:z-index="10" svg:height="0.399cm" svg:width="0.447cm" text:anchor-type="as-char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6"><text:span text:style-name="T67">do text if self.getValueForTemplate('folderCategory').startswith('LAP')</text:span></text:p></office:annotation></text:span><text:span text:style-name="T10"><draw:control draw:control="control28" draw:style-name="gr1" draw:text-style-name="P67" draw:z-index="27" svg:height="0.399cm" svg:width="0.447cm" text:anchor-type="as-char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6"><text:span text:style-name="T67">do text if not self.getValueForTemplate('folderCategory').startswith('LAP/M')</text:span></text:p></office:annotation><draw:control draw:control="control12" draw:style-name="gr1" draw:text-style-name="P67" draw:z-index="11" svg:height="0.399cm" svg:width="0.447cm" text:anchor-type="as-char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6"><text:span text:style-name="T67">do text if self.getValueForTemplate('folderCategory').startswith('LAP/M')</text:span></text:p></office:annotation></text:span><text:span text:style-name="T10"><draw:control draw:control="control29" draw:style-name="gr1" draw:text-style-name="P67" draw:z-index="28" svg:height="0.399cm" svg:width="0.447cm" text:anchor-type="as-char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6"><text:span text:style-name="T67">do text if not self.getValueForTemplate('folderCategory').startswith('LLDC')</text:span></text:p></office:annotation><draw:control draw:control="control13" draw:style-name="gr1" draw:text-style-name="P67" draw:z-index="12" svg:height="0.399cm" svg:width="0.447cm" text:anchor-type="as-char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getValueForTemplate('folderCategory').startswith('LLDC')</text:span></text:p></office:annotation></text:span><text:span text:style-name="T10"><draw:control draw:control="control30" draw:style-name="gr1" draw:text-style-name="P67" draw:z-index="29" svg:height="0.399cm" svg:width="0.447cm" text:anchor-type="as-char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6"><text:span text:style-name="T67">do text if not self.getValueForTemplate('folderCategory').startswith('LLDC/M')</text:span></text:p></office:annotation><draw:control draw:control="control14" draw:style-name="gr1" draw:text-style-name="P67" draw:z-index="13" svg:height="0.399cm" svg:width="0.447cm" text:anchor-type="as-char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6"><text:span text:style-name="T67">do text if self.getValueForTemplate('folderCategory').startswith('LLDC/M')</text:span></text:p></office:annotation></text:span><text:span text:style-name="T10"><draw:control draw:control="control31" draw:style-name="gr1" draw:text-style-name="P67" draw:z-index="30" svg:height="0.399cm" svg:width="0.447cm" text:anchor-type="as-char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draw:control="control59" draw:style-name="gr1" draw:text-style-name="P67" draw:z-index="58" svg:height="0.399cm" svg:width="0.447cm" text:anchor-type="as-char"/></text:span>PIEN :<text:span text:style-name="T10"> d'environnement </text:span><text:span text:style-name="T10"><draw:control draw:control="control60" draw:style-name="gr1" draw:text-style-name="P67" draw:z-index="59" svg:height="0.399cm" svg:width="0.447cm" text:anchor-type="as-char"/></text:span><text:span text:style-name="T10"> 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office:value-type="string" table:number-columns-spanned="3" table:style-name="Tableau3.B1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41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8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4">Date de dépôt dossier <text:span text:style-name="T13">complet</text:span></text:p>
          </table:table-cell>
          <table:table-cell office:value-type="string" table:style-name="Tableau3.A2">
            <text:p text:style-name="P2"><office:annotation><dc:creator>sde </dc:creator><dc:date>2011-08-08T13:35:49</dc:date><text:p text:style-name="P66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office:value-type="string" table:style-name="Tableau3.C5">
            <text:p text:style-name="P41"><text:span text:style-name="T6">Délai de réponse annoncé :</text:span> <text:s text:c="3"/></text:p>
          </table:table-cell>
          <table:table-cell office:value-type="string" table:style-name="Tableau3.D5">
            <text:p text:style-name="P41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38">Autres dossiers connus sur le bien</text:p>
          </table:table-cell>
          <table:table-cell office:value-type="string" table:number-columns-spanned="3" table:style-name="Tableau3.B8">
            <text:p text:style-name="P41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42"><office:annotation><dc:creator>Ngaha </dc:creator><dc:date>2015-06-09T15:11:52</dc:date><text:p text:style-name="P66"><text:span text:style-name="T67">do text if not self.isInPCA</text:span></text:p></office:annotation><draw:control draw:control="control41" draw:style-name="gr1" draw:text-style-name="P67" draw:z-index="40" svg:height="0.399cm" svg:width="0.447cm" text:anchor-type="as-char"/>Un PCA de réf. : </text:p>
                  <text:p text:style-name="P42"><office:annotation><dc:creator>Ngaha </dc:creator><dc:date>2015-06-09T15:13:02</dc:date><text:p text:style-name="P66"><text:span text:style-name="T67">do text if self.isInPCA</text:span></text:p></office:annotation><draw:control draw:control="control42" draw:style-name="gr1" draw:text-style-name="P67" draw:z-index="41" svg:height="0.399cm" svg:width="0.447cm" text:anchor-type="as-char"/>Un PCA de réf. : </text:p>
                </table:table-cell>
                <table:table-cell office:value-type="string" table:style-name="Tableau6.A1">
                  <text:p text:style-name="P57"><office:annotation><dc:creator>Ngaha </dc:creator><dc:date>2015-06-09T16:08:21</dc:date><text:p text:style-name="P66"><text:span text:style-name="T67">do text</text:span></text:p><text:p text:style-name="P66"><text:span text:style-name="T67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42"><office:annotation><dc:creator>Ngaha </dc:creator><dc:date>2015-06-09T15:14:32</dc:date><text:p text:style-name="P66"><text:span text:style-name="T67">do text if not self.isInSubdivision</text:span></text:p></office:annotation> <draw:control draw:control="control43" draw:style-name="gr1" draw:text-style-name="P67" draw:z-index="42" svg:height="0.399cm" svg:width="0.447cm" text:anchor-type="as-char"/>un lotissement de réf. :</text:p>
                  <text:p text:style-name="P42"><office:annotation><dc:creator>Ngaha </dc:creator><dc:date>2015-06-09T15:15:29</dc:date><text:p text:style-name="P66"><text:span text:style-name="T67">do text if self.isInSubdivision</text:span></text:p></office:annotation> <draw:control draw:control="control44" draw:style-name="gr1" draw:text-style-name="P67" draw:z-index="43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7"><office:annotation><dc:creator>Ngaha </dc:creator><dc:date>2015-06-09T16:12:51</dc:date><text:p text:style-name="P66"><text:span text:style-name="T67">do text</text:span></text:p><text:p text:style-name="P66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42"><office:annotation><dc:creator>Ngaha </dc:creator><dc:date>2015-06-16T10:23:07</dc:date><text:p text:style-name="P66"><text:span text:style-name="T67">do text if not self.getValueForTemplate('derogation').count(u'au Plan de secteur')</text:span></text:p></office:annotation><draw:control draw:control="control49" draw:style-name="gr1" draw:text-style-name="P67" draw:z-index="48" svg:height="0.399cm" svg:width="0.447cm" text:anchor-type="as-char"/>au plan de secteur</text:p>
                  <text:p text:style-name="P42"><office:annotation><dc:creator>Ngaha </dc:creator><dc:date>2015-06-16T10:25:27</dc:date><text:p text:style-name="P66"><text:span text:style-name="T67">do text if self.getValueForTemplate('derogation').count(u'au Plan de secteur')</text:span></text:p></office:annotation><draw:control draw:control="control50" draw:style-name="gr1" draw:text-style-name="P67" draw:z-index="49" svg:height="0.399cm" svg:width="0.447cm" text:anchor-type="as-char"/>au plan de secteur</text:p>
                </table:table-cell>
                <table:table-cell office:value-type="string" table:style-name="Tableau5.A1">
                  <text:p text:style-name="P42"><office:annotation><dc:creator>Ngaha </dc:creator><dc:date>2015-06-16T10:26:21</dc:date><text:p text:style-name="P66"><text:span text:style-name="T67">do text if not self.getValueForTemplate('derogation').count(u"au Plan Communal d'Am\xe9nagement")</text:span></text:p></office:annotation><draw:control draw:control="control48" draw:style-name="gr1" draw:text-style-name="P67" draw:z-index="47" svg:height="0.399cm" svg:width="0.447cm" text:anchor-type="as-char"/>au PCA.</text:p>
                  <text:p text:style-name="P42"><office:annotation><dc:creator>Ngaha </dc:creator><dc:date>2015-06-16T10:30:51</dc:date><text:p text:style-name="P66"><text:span text:style-name="T67">do text if self.getValueForTemplate('derogation').count(u"au Plan Communal d'Am\xe9nagement")</text:span></text:p></office:annotation><draw:control draw:control="control51" draw:style-name="gr1" draw:text-style-name="P67" draw:z-index="50" svg:height="0.399cm" svg:width="0.447cm" text:anchor-type="as-char"/>au PCA.</text:p>
                </table:table-cell>
                <table:table-cell office:value-type="string" table:style-name="Tableau5.A1">
                  <text:p text:style-name="P42"><office:annotation><dc:creator>Ngaha </dc:creator><dc:date>2015-06-16T10:34:32</dc:date><text:p text:style-name="P66"><text:span text:style-name="T67">do text if not self.getValueForTemplate('derogation').count(u"au Lotissement")</text:span></text:p></office:annotation><draw:control draw:control="control47" draw:style-name="gr1" draw:text-style-name="P67" draw:z-index="46" svg:height="0.399cm" svg:width="0.447cm" text:anchor-type="as-char"/>au lotissement</text:p>
                  <text:p text:style-name="P42"><office:annotation><dc:creator>Ngaha </dc:creator><dc:date>2015-06-16T10:35:59</dc:date><text:p text:style-name="P66"><text:span text:style-name="T67">do text if self.getValueForTemplate('derogation').count(u"au Lotissement")</text:span></text:p></office:annotation><draw:control draw:control="control52" draw:style-name="gr1" draw:text-style-name="P67" draw:z-index="51" svg:height="0.399cm" svg:width="0.447cm" text:anchor-type="as-char"/>au lotissement</text:p>
                </table:table-cell>
                <table:table-cell office:value-type="string" table:style-name="Tableau5.A1">
                  <text:p text:style-name="P42"><office:annotation><dc:creator>Ngaha </dc:creator><dc:date>2015-06-16T10:37:04</dc:date><text:p text:style-name="P66"><text:span text:style-name="T67">do text if not self.getValueForTemplate('derogation').count(u"au R\xe8glement Communal d'Urbanisme")</text:span></text:p></office:annotation><draw:control draw:control="control46" draw:style-name="gr1" draw:text-style-name="P67" draw:z-index="45" svg:height="0.399cm" svg:width="0.447cm" text:anchor-type="as-char"/>au RCU</text:p>
                  <text:p text:style-name="P42"><office:annotation><dc:creator>Ngaha </dc:creator><dc:date>2015-06-16T10:37:48</dc:date><text:p text:style-name="P66"><text:span text:style-name="T67">do text if self.getValueForTemplate('derogation').count(u"au R\xe8glement Communal d'Urbanisme")</text:span></text:p></office:annotation><draw:control draw:control="control53" draw:style-name="gr1" draw:text-style-name="P67" draw:z-index="52" svg:height="0.399cm" svg:width="0.447cm" text:anchor-type="as-char"/>au RCU </text:p>
                </table:table-cell>
                <table:table-cell office:value-type="string" table:style-name="Tableau5.A1">
                  <text:p text:style-name="P42"><office:annotation><dc:creator>Ngaha </dc:creator><dc:date>2015-06-16T10:33:04</dc:date><text:p text:style-name="P66"><text:span text:style-name="T67">do text if not self.getValueForTemplate('derogation').count(u"au R\xe8glement R\xe9gional d'Urbanisme")</text:span></text:p></office:annotation> <draw:control draw:control="control45" draw:style-name="gr1" draw:text-style-name="P67" draw:z-index="44" svg:height="0.399cm" svg:width="0.447cm" text:anchor-type="as-char"/>au règl. rég. d'urb.</text:p>
                  <text:p text:style-name="P42"><office:annotation><dc:creator>Ngaha </dc:creator><dc:date>2015-06-16T10:33:44</dc:date><text:p text:style-name="P66"><text:span text:style-name="T67">do text if self.getValueForTemplate('derogation').count(u"au R\xe8glement R\xe9gional d'Urbanisme")</text:span></text:p></office:annotation> <draw:control draw:control="control54" draw:style-name="gr1" draw:text-style-name="P67" draw:z-index="53" svg:height="0.399cm" svg:width="0.447cm" text:anchor-type="as-char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Publicité - enquête</text:p>
          </table:table-cell>
          <table:table-cell office:value-type="string" table:number-columns-spanned="3" table:style-name="Tableau3.B2">
            <text:p text:style-name="P41"><office:annotation><dc:creator>Ngaha </dc:creator><dc:date>2015-06-08T15:34:10</dc:date><text:p text:style-name="P66"><text:span text:style-name="T67">do text if not self.investigationStart</text:span></text:p></office:annotation> <draw:control draw:control="control32" draw:style-name="gr1" draw:text-style-name="P67" draw:z-index="31" svg:height="0.399cm" svg:width="0.447cm" text:anchor-type="as-char"/>oui <text:s/><draw:control draw:control="control33" draw:style-name="gr1" draw:text-style-name="P67" draw:z-index="32" svg:height="0.399cm" svg:width="0.447cm" text:anchor-type="as-char"/>du <text:s text:c="14"/>au <text:s text:c="14"/>Réclamation ? <text:s/><draw:control draw:control="control34" draw:style-name="gr1" draw:text-style-name="P67" draw:z-index="33" svg:height="0.399cm" svg:width="0.447cm" text:anchor-type="as-char"/></text:p>
            <text:p text:style-name="P41"><office:annotation><dc:creator>Ngaha </dc:creator><dc:date>2015-06-08T15:32:55</dc:date><text:p text:style-name="P66"><text:span text:style-name="T67">do text if self.investigationStart and ((self.investigationOralReclamationNumber &lt;= 0) and (self.investigationWriteReclamationNumber &lt;= 0))</text:span></text:p></office:annotation> <draw:control draw:control="control35" draw:style-name="gr1" draw:text-style-name="P67" draw:z-index="34" svg:height="0.399cm" svg:width="0.447cm" text:anchor-type="as-char"/>oui <text:s/><draw:control draw:control="control36" draw:style-name="gr1" draw:text-style-name="P67" draw:z-index="35" svg:height="0.399cm" svg:width="0.447cm" text:anchor-type="as-char"/>du <text:text-input text:description="">tool.formatDate(self.investigationStart)</text:text-input> au <text:soft-page-break/><text:text-input text:description="">tool.formatDate(self.investigationEnd)</text:text-input> Réclamation ? <text:s/><draw:control draw:control="control37" draw:style-name="gr1" draw:text-style-name="P67" draw:z-index="36" svg:height="0.399cm" svg:width="0.447cm" text:anchor-type="as-char"/></text:p>
            <text:p text:style-name="P41"><office:annotation><dc:creator>Ngaha </dc:creator><dc:date>2015-06-08T15:17:29</dc:date><text:p text:style-name="P66"><text:span text:style-name="T70">do text if self.investigationStart and ((self.investigationOralReclamationNumber &gt; 0) or (self.investigationWriteReclamationNumber &gt; 0))</text:span></text:p></office:annotation> <draw:control draw:control="control38" draw:style-name="gr1" draw:text-style-name="P67" draw:z-index="37" svg:height="0.399cm" svg:width="0.447cm" text:anchor-type="as-char"/>oui <text:s/><draw:control draw:control="control39" draw:style-name="gr1" draw:text-style-name="P67" draw:z-index="38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0" draw:style-name="gr1" draw:text-style-name="P67" draw:z-index="39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42"><office:annotation><dc:creator>Ngaha </dc:creator><dc:date>2015-06-16T11:25:37</dc:date><text:p text:style-name="P66"><text:span text:style-name="T67">do text if self.getValueForTemplate('roadAdaptation').count(u"Non")</text:span></text:p></office:annotation><draw:control draw:control="control55" draw:style-name="gr1" draw:text-style-name="P67" draw:z-index="54" svg:height="0.399cm" svg:width="0.447cm" text:anchor-type="as-char"/>oui</text:p>
                  <text:p text:style-name="P42"><office:annotation><dc:creator>Ngaha </dc:creator><dc:date>2015-06-16T11:28:48</dc:date><text:p text:style-name="P66"><text:span text:style-name="T67">do text if self.getValueForTemplate('roadAdaptation').count(u"Oui")</text:span></text:p></office:annotation><draw:control draw:control="control56" draw:style-name="gr1" draw:text-style-name="P67" draw:z-index="55" svg:height="0.399cm" svg:width="0.447cm" text:anchor-type="as-char"/>oui</text:p>
                  <text:p text:style-name="P42"><text:span text:style-name="T6">Type de voirie </text:span>: <text:text-input text:description="">self.getValueForTemplate('roadType')</text:text-input><office:annotation><dc:creator>Ngaha </dc:creator><dc:date>2015-06-16T11:43:17</dc:date><text:p text:style-name="P66"><text:span text:style-name="T67">do text if not self.getValueForTemplate('roadType')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4">Équipement de la voirie</text:p>
            <text:p text:style-name="P44"><text:s text:c="39"/><text:span text:style-name="T29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2" table:style-name="Tableau8.A1">
                  <text:p text:style-name="P42"/>
                </table:table-cell>
                <table:covered-table-cell/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3" table:style-name="Tableau8.A1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8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getValueForTemplate('solicitOpinionsTo')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4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41"><office:annotation><dc:creator>sde </dc:creator><dc:date>2011-08-04T13:57:24</dc:date><text:p text:style-name="P66"><text:span text:style-name="T71">do row for folderZoneValue in self.getValuesForTemplate('folderZone')</text:span></text:p></office:annotation><draw:control draw:control="control1" draw:style-name="gr1" draw:text-style-name="P67" draw:z-index="0" svg:height="0.399cm" svg:width="0.447cm" text:anchor-type="as-char"/></text:p>
                </table:table-cell>
                <table:table-cell office:value-type="string" table:style-name="Tableau12.A1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8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42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38">Etude d'incidence ?</text:p>
          </table:table-cell>
          <table:table-cell office:value-type="string" table:number-columns-spanned="3" table:style-name="Tableau3.B2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draw:control="control15" draw:style-name="gr1" draw:text-style-name="P67" draw:z-index="14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draw:control="control57" draw:style-name="gr1" draw:text-style-name="P67" draw:z-index="5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41"/>
            <text:p text:style-name="P41"/>
            <text:p text:style-name="P41"/>
            <text:p text:style-name="P43">(suite au verso : <draw:control draw:control="control61" draw:style-name="gr1" draw:text-style-name="P67" draw:z-index="60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8">Annexes jointes</text:p>
          </table:table-cell>
          <table:table-cell office:value-type="string" table:number-columns-spanned="3" table:style-name="Tableau3.B17">
            <text:p text:style-name="P42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5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7" draw:z-index="15" svg:height="0.399cm" svg:width="0.447cm" text:anchor-type="as-char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6"><text:span text:style-name="T67">do text if not self.getValueForTemplate('roadType').count(u'Régionale')</text:span></text:p></office:annotation> <text:bookmark text:name="Unknown34"/><draw:control draw:control="control144" draw:style-name="gr1" draw:text-style-name="P67" draw:z-index="143" svg:height="0.399cm" svg:width="0.447cm" text:anchor-type="as-char"/>Régionale <text:s text:c="3"/></text:p>
      <text:p text:style-name="Standard"><office:annotation><dc:creator>Auteur inconnu</dc:creator><dc:date>2017-05-16T14:38:12</dc:date><text:p text:style-name="P66"><text:span text:style-name="T67">do text if self.getValueForTemplate('roadType').count(u'Régionale')</text:span></text:p></office:annotation> <text:bookmark text:name="Unknown341"/><draw:control draw:control="control146" draw:style-name="gr1" draw:text-style-name="P67" draw:z-index="145" svg:height="0.399cm" svg:width="0.447cm" text:anchor-type="as-char"/>Régionale </text:p>
      <text:p text:style-name="Standard"><text:s/><text:bookmark text:name="Unknown35"/><text:bookmark text:name="__Fieldmark__8122_2094603822"/><draw:control draw:control="control145" draw:style-name="gr1" draw:text-style-name="P67" draw:z-index="144" svg:height="0.399cm" svg:width="0.447cm" text:anchor-type="as-char"/>Communale</text:p>
      <text:p text:style-name="P3"><text:s/><draw:control draw:control="control143" draw:style-name="gr1" draw:text-style-name="P67" draw:z-index="142" svg:height="0.399cm" svg:width="0.447cm" text:anchor-type="as-char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1"><draw:control draw:control="control117" draw:style-name="gr1" draw:text-style-name="P67" draw:z-index="116" svg:height="0.399cm" svg:width="0.447cm" text:anchor-type="as-char"/></text:span><text:span text:style-name="T10"> ENQUETE</text:span></text:p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11"><draw:control draw:control="control116" draw:style-name="gr1" draw:text-style-name="P67" draw:z-index="115" svg:height="0.399cm" svg:width="0.447cm" text:anchor-type="as-char"/></text:span><text:span text:style-name="T10"> 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/text:span><text:span text:style-name="T45"><draw:control draw:control="control107" draw:style-name="gr1" draw:text-style-name="P67" draw:z-index="106" svg:height="0.399cm" svg:width="0.447cm" text:anchor-type="as-char"/></text:span><text:span text:style-name="T46"> 60 jours</text:span></text:p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/text:span><text:span text:style-name="T45"><draw:control draw:control="control108" draw:style-name="gr1" draw:text-style-name="P67" draw:z-index="107" svg:height="0.399cm" svg:width="0.447cm" text:anchor-type="as-char"/></text:span><text:span text:style-name="T46"> 105 jours</text:span></text:p>
      <text:p text:style-name="P4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text:span text:style-name="T65"><draw:control draw:control="control106" draw:style-name="gr1" draw:text-style-name="P67" draw:z-index="105" svg:height="0.399cm" svg:width="0.447cm" text:anchor-type="as-char"/></text:span> 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49"><draw:control draw:control="control100" draw:style-name="gr2" draw:text-style-name="P67" draw:z-index="99" svg:height="0.32cm" svg:width="0.331cm" svg:y="-0.302cm" text:anchor-type="as-char"/></text:span><text:span text:style-name="T49"> 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/text:span><text:span text:style-name="T45"><draw:control draw:control="control99" draw:style-name="gr1" draw:text-style-name="P67" draw:z-index="98" svg:height="0.399cm" svg:width="0.447cm" text:anchor-type="as-char"/></text:span><text:span text:style-name="T46"> 30 jours</text:span></text:p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1" fo:font-family="Calibri" style:font-family-generic="swiss" style:font-pitch="variable" fo:font-size="11pt" fo:language="zxx" fo:country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5-08T16:46:03.265755019</dc:date>
    <meta:editing-duration>P3DT13H8M41S</meta:editing-duration>
    <meta:editing-cycles>610</meta:editing-cycles>
    <meta:generator>LibreOffice/5.1.6.2$Linux_X86_64 LibreOffice_project/10m0$Build-2</meta:generator>
    <meta:document-statistic meta:table-count="17" meta:image-count="0" meta:object-count="0" meta:page-count="5" meta:paragraph-count="240" meta:word-count="1250" meta:character-count="8868" meta:non-whitespace-character-count="7480"/>
  </office:meta>
</office:document-meta>
</file>